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Таблица1" style:family="table">
      <style:table-properties style:width="13.996cm" table:align="left"/>
    </style:style>
    <style:style style:name="Таблица1.A" style:family="table-column">
      <style:table-column-properties style:column-width="5.609cm"/>
    </style:style>
    <style:style style:name="Таблица1.B" style:family="table-column">
      <style:table-column-properties style:column-width="4.101cm"/>
    </style:style>
    <style:style style:name="Таблица1.C" style:family="table-column">
      <style:table-column-properties style:column-width="4.286cm"/>
    </style:style>
    <style:style style:name="Таблица1.A1" style:family="table-cell">
      <style:table-cell-properties style:vertical-align="middle" fo:padding-left="0cm" fo:padding-right="0cm" fo:padding-top="0cm" fo:padding-bottom="0.265cm" fo:border-left="none" fo:border-right="none" fo:border-top="none" fo:border-bottom="0.05pt solid #ffffff"/>
    </style:style>
    <style:style style:name="Таблица2" style:family="table">
      <style:table-properties style:width="16.589cm" table:align="left"/>
    </style:style>
    <style:style style:name="Таблица2.A" style:family="table-column">
      <style:table-column-properties style:column-width="3.598cm"/>
    </style:style>
    <style:style style:name="Таблица2.B" style:family="table-column">
      <style:table-column-properties style:column-width="2.593cm"/>
    </style:style>
    <style:style style:name="Таблица2.C" style:family="table-column">
      <style:table-column-properties style:column-width="3.016cm"/>
    </style:style>
    <style:style style:name="Таблица2.D" style:family="table-column">
      <style:table-column-properties style:column-width="1.984cm"/>
    </style:style>
    <style:style style:name="Таблица2.E" style:family="table-column">
      <style:table-column-properties style:column-width="5.398cm"/>
    </style:style>
    <style:style style:name="Таблица2.A1" style:family="table-cell">
      <style:table-cell-properties style:vertical-align="middle" fo:padding-left="0cm" fo:padding-right="0cm" fo:padding-top="0cm" fo:padding-bottom="0.265cm" fo:border-left="none" fo:border-right="none" fo:border-top="none" fo:border-bottom="0.05pt solid #ffffff"/>
    </style:style>
    <style:style style:name="Таблица3" style:family="table">
      <style:table-properties style:width="17.092cm" fo:margin-left="0cm" table:align="left"/>
    </style:style>
    <style:style style:name="Таблица3.A" style:family="table-column">
      <style:table-column-properties style:column-width="1.799cm"/>
    </style:style>
    <style:style style:name="Таблица3.B" style:family="table-column">
      <style:table-column-properties style:column-width="5.609cm"/>
    </style:style>
    <style:style style:name="Таблица3.C" style:family="table-column">
      <style:table-column-properties style:column-width="4.18cm"/>
    </style:style>
    <style:style style:name="Таблица3.D" style:family="table-column">
      <style:table-column-properties style:column-width="5.503cm"/>
    </style:style>
    <style:style style:name="Таблица3.A1" style:family="table-cell">
      <style:table-cell-properties style:vertical-align="middle" fo:padding-left="0cm" fo:padding-right="0cm" fo:padding-top="0cm" fo:padding-bottom="0.265cm" fo:border-left="none" fo:border-right="none" fo:border-top="none" fo:border-bottom="0.05pt solid #ffffff"/>
    </style:style>
    <style:style style:name="P1" style:family="paragraph" style:parent-style-name="Standard">
      <style:paragraph-properties fo:text-align="center" style:justify-single-word="false"/>
      <style:text-properties fo:color="#000000" loext:opacity="100%" style:font-name="Times New Roman" fo:font-size="14pt" officeooo:paragraph-rsid="00520189" fo:background-color="transparent" style:font-size-asian="14pt" style:font-size-complex="14pt"/>
    </style:style>
    <style:style style:name="P2" style:family="paragraph" style:parent-style-name="Standard">
      <style:paragraph-properties fo:text-align="center" style:justify-single-word="false"/>
      <style:text-properties fo:color="#000000" loext:opacity="100%" style:font-name="Times New Roman" fo:font-size="14pt" officeooo:paragraph-rsid="00520189" fo:background-color="transparent" style:font-size-asian="14pt" style:font-name-complex="Times New Roman1" style:font-size-complex="14pt"/>
    </style:style>
    <style:style style:name="P3" style:family="paragraph" style:parent-style-name="Standard">
      <style:paragraph-properties fo:text-align="center" style:justify-single-word="false"/>
      <style:text-properties fo:color="#000000" loext:opacity="100%" style:font-name="Times New Roman" fo:font-size="14pt" fo:font-weight="bold" officeooo:paragraph-rsid="00520189" fo:background-color="transparent" style:font-size-asian="14pt" style:font-weight-asian="bold" style:font-name-complex="Times New Roman1" style:font-size-complex="14pt" style:font-weight-complex="bold"/>
    </style:style>
    <style:style style:name="P4" style:family="paragraph" style:parent-style-name="Standard">
      <style:paragraph-properties fo:text-align="center" style:justify-single-word="false"/>
      <style:text-properties officeooo:paragraph-rsid="00561e45"/>
    </style:style>
    <style:style style:name="P5" style:family="paragraph" style:parent-style-name="Standard">
      <style:paragraph-properties fo:text-align="end" style:justify-single-word="false"/>
      <style:text-properties fo:color="#000000" loext:opacity="100%" style:font-name="Times New Roman" fo:font-size="14pt" fo:font-style="italic" officeooo:paragraph-rsid="00520189" fo:background-color="transparent" style:font-size-asian="14pt" style:font-style-asian="italic" style:font-name-complex="Times New Roman1" style:font-size-complex="14pt" style:font-style-complex="italic"/>
    </style:style>
    <style:style style:name="P6" style:family="paragraph" style:parent-style-name="Standard">
      <style:text-properties fo:color="#000000" loext:opacity="100%" style:font-name="Times New Roman" fo:font-size="14pt" officeooo:paragraph-rsid="00520189" fo:background-color="transparent" style:font-size-asian="14pt" style:font-name-complex="Times New Roman1" style:font-size-complex="14pt"/>
    </style:style>
    <style:style style:name="P7" style:family="paragraph" style:parent-style-name="Standard">
      <style:paragraph-properties fo:margin-left="11.252cm"/>
      <style:text-properties fo:color="#000000" loext:opacity="100%" style:font-name="Times New Roman" fo:font-size="14pt" officeooo:paragraph-rsid="00520189" fo:background-color="transparent" style:font-size-asian="14pt" style:font-name-complex="Times New Roman1" style:font-size-complex="14pt"/>
    </style:style>
    <style:style style:name="P8" style:family="paragraph" style:parent-style-name="Standard">
      <style:paragraph-properties fo:margin-left="11.252cm"/>
      <style:text-properties fo:color="#000000" loext:opacity="100%" style:font-name="Times New Roman" fo:font-size="14pt" officeooo:rsid="00520189" officeooo:paragraph-rsid="00520189" fo:background-color="transparent" style:font-size-asian="14pt" style:font-size-complex="14pt"/>
    </style:style>
    <style:style style:name="P9" style:family="paragraph" style:parent-style-name="Standard">
      <style:paragraph-properties fo:margin-left="11.252cm"/>
      <style:text-properties fo:color="#000000" loext:opacity="100%" style:font-name="Times New Roman" fo:font-size="14pt" officeooo:paragraph-rsid="00520189" fo:background-color="transparent" style:font-size-asian="14pt" style:font-size-complex="14pt"/>
    </style:style>
    <style:style style:name="P10" style:family="paragraph" style:parent-style-name="Heading_20_2">
      <style:paragraph-properties fo:break-before="page"/>
      <style:text-properties fo:font-variant="normal" fo:text-transform="none" fo:color="#000000" loext:opacity="100%" style:font-name="Times New Roman" fo:font-size="14pt" fo:letter-spacing="normal" fo:font-style="normal" fo:font-weight="bold" fo:background-color="transparent" style:font-name-asian="Times New Roman" style:font-size-asian="14pt" style:font-weight-asian="bold" style:font-size-complex="14pt" style:font-weight-complex="bold"/>
    </style:style>
    <style:style style:name="P11" style:family="paragraph" style:parent-style-name="Text_20_body">
      <style:text-properties fo:font-variant="normal" fo:text-transform="none" fo:color="#000000" loext:opacity="100%" style:font-name="Times New Roman" fo:font-size="14pt" fo:letter-spacing="normal" fo:font-style="normal" fo:font-weight="bold" fo:background-color="transparent" style:font-name-asian="Times New Roman" style:font-size-asian="14pt" style:font-weight-asian="bold" style:font-size-complex="14pt" style:font-weight-complex="bold"/>
    </style:style>
    <style:style style:name="P12" style:family="paragraph" style:parent-style-name="Text_20_body">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normal" style:font-size-complex="14pt" style:font-weight-complex="normal"/>
    </style:style>
    <style:style style:name="P13" style:family="paragraph" style:parent-style-name="Heading_20_2">
      <style:paragraph-properties fo:break-before="page"/>
      <style:text-properties fo:font-variant="normal" fo:text-transform="none" fo:color="#000000" loext:opacity="100%" style:font-name="Times New Roman" fo:font-size="14pt" fo:letter-spacing="normal" fo:font-style="normal" fo:font-weight="bold" fo:background-color="transparent" style:font-name-asian="Times New Roman" style:font-size-asian="14pt" style:font-weight-asian="bold" style:font-size-complex="14pt" style:font-weight-complex="bold"/>
    </style:style>
    <style:style style:name="P14" style:family="paragraph" style:parent-style-name="Heading_20_3">
      <style:paragraph-properties fo:margin-left="0cm" fo:margin-right="0cm" fo:margin-top="0.847cm" fo:margin-bottom="0.423cm" style:contextual-spacing="false" style:line-height-at-least="0.794cm" fo:orphans="2" fo:widows="2" fo:text-indent="0cm" style:auto-text-indent="false"/>
      <style:text-properties fo:color="#000000" loext:opacity="100%" style:font-name="Times New Roman" style:font-name-asian="Times New Roman"/>
    </style:style>
    <style:style style:name="P15" style:family="paragraph" style:parent-style-name="Text_20_body">
      <style:paragraph-properties fo:margin-left="0cm" fo:margin-right="0cm" fo:margin-top="0.423cm" fo:margin-bottom="0.423cm" style:contextual-spacing="false" fo:orphans="2" fo:widows="2" fo:text-indent="0cm" style:auto-text-indent="fals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16" style:family="paragraph" style:parent-style-name="Text_20_body">
      <style:paragraph-properties fo:margin-left="0cm" fo:margin-right="0cm" fo:margin-top="0.423cm" fo:margin-bottom="0.423cm" style:contextual-spacing="false" fo:orphans="2" fo:widows="2" fo:text-indent="0cm" style:auto-text-indent="false"/>
      <style:text-properties fo:color="#000000" loext:opacity="100%" style:font-name="Times New Roman" fo:font-size="14pt" fo:font-weight="bold" style:font-name-asian="Times New Roman" style:font-size-asian="14pt" style:font-weight-asian="bold" style:font-size-complex="14pt" style:font-weight-complex="bold"/>
    </style:style>
    <style:style style:name="P17" style:family="paragraph" style:parent-style-name="Text_20_body" style:list-style-name="L1">
      <style:paragraph-properties fo:margin-left="0cm" fo:margin-right="0cm" fo:margin-top="0cm" fo:margin-bottom="0cm" style:contextual-spacing="false" fo:orphans="2" fo:widows="2" fo:text-indent="0cm" style:auto-text-indent="false" fo:padding="0cm" fo:border="none"/>
      <style:text-properties fo:color="#000000" loext:opacity="100%" style:font-name="Times New Roman" fo:font-size="14pt" fo:font-weight="bold" style:font-name-asian="Times New Roman" style:font-size-asian="14pt" style:font-weight-asian="bold" style:font-size-complex="14pt" style:font-weight-complex="bold"/>
    </style:style>
    <style:style style:name="P18" style:family="paragraph" style:parent-style-name="Text_20_body" style:list-style-name="L2">
      <style:paragraph-properties fo:margin-left="0cm" fo:margin-right="0cm" fo:margin-top="0cm" fo:margin-bottom="0cm" style:contextual-spacing="false" fo:orphans="2" fo:widows="2" fo:text-indent="0cm" style:auto-text-indent="false" fo:padding="0cm" fo:border="none"/>
      <style:text-properties fo:color="#000000" loext:opacity="100%" style:font-name="Times New Roman" fo:font-size="14pt" fo:font-weight="bold" style:font-name-asian="Times New Roman" style:font-size-asian="14pt" style:font-weight-asian="bold" style:font-size-complex="14pt" style:font-weight-complex="bold"/>
    </style:style>
    <style:style style:name="P19" style:family="paragraph" style:parent-style-name="Text_20_body" style:list-style-name="L3">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20" style:family="paragraph" style:parent-style-name="Heading_20_2">
      <style:paragraph-properties fo:margin-left="0cm" fo:margin-right="0cm" fo:margin-top="0.423cm" fo:margin-bottom="0.423cm" style:contextual-spacing="false" fo:orphans="2" fo:widows="2" fo:text-indent="0cm" style:auto-text-indent="false" fo:break-before="page"/>
      <style:text-properties fo:font-variant="normal" fo:text-transform="none" fo:color="#000000" loext:opacity="100%" style:font-name="Times New Roman" fo:font-size="14pt" fo:letter-spacing="normal" fo:font-style="normal" fo:font-weight="normal" style:font-name-asian="Times New Roman" style:font-size-asian="14pt" style:font-weight-asian="bold" style:font-size-complex="14pt" style:font-weight-complex="bold"/>
    </style:style>
    <style:style style:name="P21" style:family="paragraph" style:parent-style-name="Heading_20_3">
      <style:paragraph-properties fo:margin-left="0cm" fo:margin-right="0cm" fo:margin-top="0.847cm" fo:margin-bottom="0.423cm" style:contextual-spacing="false" style:line-height-at-least="0.794cm" fo:orphans="2" fo:widows="2" fo:text-indent="0cm" style:auto-text-indent="false"/>
      <style:text-properties fo:color="#000000" loext:opacity="100%" style:font-name="Times New Roman" fo:font-weight="normal" style:font-name-asian="Times New Roman"/>
    </style:style>
    <style:style style:name="P22" style:family="paragraph" style:parent-style-name="Text_20_body">
      <style:paragraph-properties fo:margin-left="0cm" fo:margin-right="0cm" fo:margin-top="0.423cm" fo:margin-bottom="0.423cm" style:contextual-spacing="false" fo:orphans="2" fo:widows="2" fo:text-indent="0cm" style:auto-text-indent="false"/>
      <style:text-properties fo:font-variant="normal" fo:text-transform="none" fo:color="#000000" loext:opacity="100%" style:font-name="Times New Roman" fo:font-size="14pt" fo:letter-spacing="normal" fo:font-style="normal" fo:font-weight="normal" style:font-name-asian="Times New Roman" style:font-size-asian="14pt" style:font-weight-asian="bold" style:font-size-complex="14pt" style:font-weight-complex="bold"/>
    </style:style>
    <style:style style:name="P23" style:family="paragraph" style:parent-style-name="Text_20_body">
      <style:paragraph-properties fo:margin-left="0cm" fo:margin-right="0cm" fo:margin-top="0.423cm" fo:margin-bottom="0.423cm" style:contextual-spacing="false" fo:orphans="2" fo:widows="2" fo:text-indent="0cm" style:auto-text-indent="false"/>
      <style:text-properties fo:color="#000000" loext:opacity="100%" style:font-name="Times New Roman" fo:font-size="14pt" style:font-name-asian="Times New Roman" style:font-size-asian="14pt" style:font-weight-asian="bold" style:font-size-complex="14pt" style:font-weight-complex="bold"/>
    </style:style>
    <style:style style:name="P24" style:family="paragraph" style:parent-style-name="Text_20_body" style:list-style-name="L4">
      <style:paragraph-properties fo:margin-left="0cm" fo:margin-right="0cm" fo:margin-top="0cm" fo:margin-bottom="0cm" style:contextual-spacing="false"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25" style:family="paragraph" style:parent-style-name="Text_20_body" style:list-style-name="L5">
      <style:paragraph-properties fo:margin-left="0cm" fo:margin-right="0cm" fo:margin-top="0cm" fo:margin-bottom="0.212cm" style:contextual-spacing="false"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26" style:family="paragraph" style:parent-style-name="Text_20_body" style:list-style-name="L5">
      <style:paragraph-properties fo:margin-left="0cm" fo:margin-right="0cm" fo:margin-top="0cm" fo:margin-bottom="0cm" style:contextual-spacing="false"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27" style:family="paragraph" style:parent-style-name="Text_20_body" style:list-style-name="L6">
      <style:paragraph-properties fo:margin-left="0cm" fo:margin-right="0cm" fo:margin-top="0cm" fo:margin-bottom="0cm" style:contextual-spacing="false"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28" style:family="paragraph" style:parent-style-name="Text_20_body" style:list-style-name="L7">
      <style:paragraph-properties fo:margin-left="0cm" fo:margin-right="0cm" fo:margin-top="0cm" fo:margin-bottom="0cm" style:contextual-spacing="false"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29" style:family="paragraph" style:parent-style-name="Text_20_body" style:list-style-name="L8">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30" style:family="paragraph" style:parent-style-name="Text_20_body" style:list-style-name="L9">
      <style:paragraph-properties fo:margin-left="0cm" fo:margin-right="0cm" fo:margin-top="0cm" fo:margin-bottom="0cm" style:contextual-spacing="false"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31" style:family="paragraph" style:parent-style-name="Text_20_body" style:list-style-name="L10">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32" style:family="paragraph" style:parent-style-name="Text_20_body" style:list-style-name="L11">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33" style:family="paragraph" style:parent-style-name="Text_20_body" style:list-style-name="L12">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34" style:family="paragraph" style:parent-style-name="Text_20_body" style:list-style-name="L13">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35" style:family="paragraph" style:parent-style-name="Text_20_body" style:list-style-name="L14">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36" style:family="paragraph" style:parent-style-name="Text_20_body" style:list-style-name="L15">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37" style:family="paragraph" style:parent-style-name="Text_20_body" style:list-style-name="L16">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38" style:family="paragraph" style:parent-style-name="Text_20_body" style:list-style-name="L17">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39" style:family="paragraph" style:parent-style-name="Text_20_body" style:list-style-name="L18">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40" style:family="paragraph" style:parent-style-name="Heading_20_4">
      <style:paragraph-properties fo:margin-left="0cm" fo:margin-right="0cm" fo:margin-top="0.423cm" fo:margin-bottom="0.423cm" style:contextual-spacing="false" style:line-height-at-least="0.741cm" fo:orphans="2" fo:widows="2" fo:text-indent="0cm" style:auto-text-indent="false"/>
      <style:text-properties fo:color="#000000" loext:opacity="100%" style:font-name="Times New Roman" fo:font-size="14pt" fo:font-weight="normal" style:font-name-asian="Times New Roman" style:font-size-asian="14pt" style:font-size-complex="14pt"/>
    </style:style>
    <style:style style:name="P41" style:family="paragraph" style:parent-style-name="Text_20_body" style:list-style-name="L19">
      <style:paragraph-properties fo:margin-left="0cm" fo:margin-right="0cm" fo:margin-top="0cm" fo:margin-bottom="0cm" style:contextual-spacing="false"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42" style:family="paragraph" style:parent-style-name="Text_20_body" style:list-style-name="L20">
      <style:paragraph-properties fo:margin-left="0cm" fo:margin-right="0cm" fo:margin-top="0cm" fo:margin-bottom="0cm" style:contextual-spacing="false" style:line-height-at-least="0.582cm"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43" style:family="paragraph" style:parent-style-name="Table_20_Heading">
      <style:paragraph-properties fo:margin-left="0cm" fo:margin-right="0cm" style:line-height-at-least="0.661cm" fo:text-align="start" style:justify-single-word="false" fo:text-indent="0cm" style:auto-text-indent="false"/>
      <style:text-properties fo:font-variant="normal" fo:text-transform="none" fo:color="#000000" loext:opacity="100%" style:font-name="Times New Roman" fo:font-size="14pt" fo:font-style="normal" fo:font-weight="bold" fo:background-color="transparent" style:font-size-asian="14pt" style:font-size-complex="14pt"/>
    </style:style>
    <style:style style:name="P44" style:family="paragraph" style:parent-style-name="Table_20_Contents">
      <style:paragraph-properties fo:margin-left="0cm" fo:margin-right="0cm" style:line-height-at-least="0.661cm" fo:text-indent="0cm" style:auto-text-indent="false"/>
      <style:text-properties fo:font-variant="normal" fo:text-transform="none" fo:color="#000000" loext:opacity="100%" style:font-name="Times New Roman" fo:font-size="14pt" fo:font-style="normal" fo:font-weight="normal" fo:background-color="transparent" style:font-size-asian="14pt" style:font-size-complex="14pt"/>
    </style:style>
    <style:style style:name="P45" style:family="paragraph" style:parent-style-name="Table_20_Contents">
      <style:paragraph-properties style:line-height-at-least="0.661cm"/>
      <style:text-properties fo:font-variant="normal" fo:text-transform="none" fo:color="#000000" loext:opacity="100%" style:font-name="Times New Roman" fo:font-size="14pt" fo:font-style="normal" fo:font-weight="normal" fo:background-color="transparent" style:font-size-asian="14pt" style:font-size-complex="14pt"/>
    </style:style>
    <style:style style:name="P46" style:family="paragraph" style:parent-style-name="Text_20_body" style:list-style-name="L21">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47" style:family="paragraph" style:parent-style-name="Text_20_body" style:list-style-name="L22">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48" style:family="paragraph" style:parent-style-name="Text_20_body" style:list-style-name="L23">
      <style:paragraph-properties fo:margin-left="0cm" fo:margin-right="0cm" fo:margin-top="0cm" fo:margin-bottom="0cm" style:contextual-spacing="false"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49" style:family="paragraph" style:parent-style-name="Text_20_body" style:list-style-name="L24">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50" style:family="paragraph" style:parent-style-name="Heading_20_2">
      <style:paragraph-properties fo:margin-left="0cm" fo:margin-right="0cm" fo:margin-top="0.423cm" fo:margin-bottom="0.423cm" style:contextual-spacing="false" fo:orphans="2" fo:widows="2" fo:text-indent="0cm" style:auto-text-indent="fals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51" style:family="paragraph" style:parent-style-name="Text_20_body" style:list-style-name="L25">
      <style:paragraph-properties fo:margin-left="0cm" fo:margin-right="0cm" fo:margin-top="0cm" fo:margin-bottom="0cm" style:contextual-spacing="false" style:line-height-at-least="0.582cm"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52" style:family="paragraph" style:parent-style-name="Text_20_body" style:list-style-name="L26">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53" style:family="paragraph" style:parent-style-name="Text_20_body" style:list-style-name="L27">
      <style:paragraph-properties fo:margin-left="0cm" fo:margin-right="0cm" fo:margin-top="0cm" fo:margin-bottom="0cm" style:contextual-spacing="false" style:line-height-at-least="0.582cm"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54" style:family="paragraph" style:parent-style-name="Text_20_body" style:list-style-name="L28">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55" style:family="paragraph" style:parent-style-name="Text_20_body" style:list-style-name="L29">
      <style:paragraph-properties fo:margin-left="0cm" fo:margin-right="0cm" fo:margin-top="0cm" fo:margin-bottom="0cm" style:contextual-spacing="false" style:line-height-at-least="0.582cm"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56" style:family="paragraph" style:parent-style-name="Text_20_body" style:list-style-name="L30">
      <style:paragraph-properties fo:margin-left="0cm" fo:margin-right="0cm" fo:margin-top="0cm" fo:margin-bottom="0cm" style:contextual-spacing="false" style:line-height-at-least="0.582cm"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57" style:family="paragraph" style:parent-style-name="Heading_20_3">
      <style:paragraph-properties fo:margin-left="0cm" fo:margin-right="0cm" fo:margin-top="0.847cm" fo:margin-bottom="0.423cm" style:contextual-spacing="false" style:line-height-at-least="0.794cm" fo:orphans="2" fo:widows="2" fo:text-indent="0cm" style:auto-text-indent="false"/>
      <style:text-properties fo:color="#000000" loext:opacity="100%" style:font-name="Times New Roman" fo:font-size="14pt" style:font-name-asian="Times New Roman" style:font-size-asian="14pt" style:font-weight-asian="bold" style:font-size-complex="14pt" style:font-weight-complex="bold"/>
    </style:style>
    <style:style style:name="P58" style:family="paragraph" style:parent-style-name="Text_20_body">
      <style:paragraph-properties fo:margin-left="0cm" fo:margin-right="0cm" fo:margin-top="0.423cm" fo:margin-bottom="0.423cm" style:contextual-spacing="false" style:line-height-at-least="0.794cm" fo:orphans="2" fo:widows="2" fo:text-indent="0cm" style:auto-text-indent="fals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59" style:family="paragraph" style:parent-style-name="Text_20_body">
      <style:paragraph-properties fo:margin-left="0cm" fo:margin-right="0cm" fo:margin-top="0.423cm" fo:margin-bottom="0.423cm" style:contextual-spacing="false" style:line-height-at-least="0.794cm" fo:orphans="2" fo:widows="2" fo:text-indent="0cm" style:auto-text-indent="false"/>
      <style:text-properties fo:color="#000000" loext:opacity="100%" style:font-name="Times New Roman" fo:font-size="14pt" style:font-name-asian="Times New Roman" style:font-size-asian="14pt" style:font-weight-asian="bold" style:font-size-complex="14pt" style:font-weight-complex="bold"/>
    </style:style>
    <style:style style:name="P60" style:family="paragraph" style:parent-style-name="Text_20_body" style:list-style-name="L31">
      <style:paragraph-properties fo:margin-left="0cm" fo:margin-right="0cm" fo:margin-top="0cm" fo:margin-bottom="0cm" style:contextual-spacing="false" style:line-height-at-least="0.582cm"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61" style:family="paragraph" style:parent-style-name="Text_20_body" style:list-style-name="L32">
      <style:paragraph-properties fo:margin-left="0cm" fo:margin-right="0cm" fo:margin-top="0cm" fo:margin-bottom="0cm" style:contextual-spacing="false" style:line-height-at-least="0.582cm"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62" style:family="paragraph" style:parent-style-name="Text_20_body" style:list-style-name="L33">
      <style:paragraph-properties fo:margin-left="0cm" fo:margin-right="0cm" fo:margin-top="0cm" fo:margin-bottom="0cm" style:contextual-spacing="false" style:line-height-at-least="0.582cm"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63" style:family="paragraph" style:parent-style-name="Text_20_body" style:list-style-name="L34">
      <style:paragraph-properties fo:margin-left="0cm" fo:margin-right="0cm" fo:margin-top="0cm" fo:margin-bottom="0cm" style:contextual-spacing="false" style:line-height-at-least="0.582cm"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64" style:family="paragraph" style:parent-style-name="Text_20_body" style:list-style-name="L35">
      <style:paragraph-properties fo:margin-left="0cm" fo:margin-right="0cm" fo:margin-top="0cm" fo:margin-bottom="0cm" style:contextual-spacing="false" style:line-height-at-least="0.582cm"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65" style:family="paragraph" style:parent-style-name="Text_20_body" style:list-style-name="L36">
      <style:paragraph-properties fo:margin-left="0cm" fo:margin-right="0cm" fo:margin-top="0cm" fo:margin-bottom="0cm" style:contextual-spacing="false" style:line-height-at-least="0.582cm"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66" style:family="paragraph" style:parent-style-name="Text_20_body" style:list-style-name="L37">
      <style:paragraph-properties fo:margin-left="0cm" fo:margin-right="0cm" fo:margin-top="0cm" fo:margin-bottom="0cm" style:contextual-spacing="false"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67" style:family="paragraph" style:parent-style-name="Text_20_body" style:list-style-name="L38">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68" style:family="paragraph" style:parent-style-name="Text_20_body" style:list-style-name="L39">
      <style:paragraph-properties fo:margin-left="0cm" fo:margin-right="0cm" fo:margin-top="0cm" fo:margin-bottom="0cm" style:contextual-spacing="false"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69" style:family="paragraph" style:parent-style-name="Text_20_body" style:list-style-name="L40">
      <style:paragraph-properties fo:margin-left="0cm" fo:margin-right="0cm" fo:margin-top="0cm" fo:margin-bottom="0cm" style:contextual-spacing="false"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70" style:family="paragraph" style:parent-style-name="Text_20_body" style:list-style-name="L41">
      <style:paragraph-properties fo:margin-left="0cm" fo:margin-right="0cm" fo:margin-top="0cm" fo:margin-bottom="0cm" style:contextual-spacing="false"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71" style:family="paragraph" style:parent-style-name="Text_20_body" style:list-style-name="L42">
      <style:paragraph-properties fo:margin-left="0cm" fo:margin-right="0cm" fo:margin-top="0cm" fo:margin-bottom="0cm" style:contextual-spacing="false"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72" style:family="paragraph" style:parent-style-name="Text_20_body" style:list-style-name="L43">
      <style:paragraph-properties fo:margin-left="0cm" fo:margin-right="0cm" fo:margin-top="0cm" fo:margin-bottom="0cm" style:contextual-spacing="false"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73" style:family="paragraph" style:parent-style-name="Text_20_body" style:list-style-name="L44">
      <style:paragraph-properties fo:margin-left="0cm" fo:margin-right="0cm" fo:margin-top="0cm" fo:margin-bottom="0cm" style:contextual-spacing="false"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74" style:family="paragraph" style:parent-style-name="Text_20_body" style:list-style-name="L45">
      <style:paragraph-properties fo:margin-left="0cm" fo:margin-right="0cm" fo:margin-top="0cm" fo:margin-bottom="0cm" style:contextual-spacing="false"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75" style:family="paragraph" style:parent-style-name="Text_20_body" style:list-style-name="L46">
      <style:paragraph-properties fo:margin-left="0cm" fo:margin-right="0cm" fo:margin-top="0cm" fo:margin-bottom="0cm" style:contextual-spacing="false"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76" style:family="paragraph" style:parent-style-name="Text_20_body" style:list-style-name="L47">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77" style:family="paragraph" style:parent-style-name="Text_20_body" style:list-style-name="L48">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78" style:family="paragraph" style:parent-style-name="Heading_20_2">
      <style:paragraph-properties fo:margin-left="0cm" fo:margin-right="0cm" fo:margin-top="0.423cm" fo:margin-bottom="0.423cm" style:contextual-spacing="false" fo:orphans="2" fo:widows="2" fo:text-indent="0cm" style:auto-text-indent="false"/>
      <style:text-properties fo:font-variant="normal" fo:text-transform="none" fo:color="#000000" loext:opacity="100%" style:font-name="Times New Roman" fo:font-size="14pt" fo:letter-spacing="normal" fo:font-style="normal" fo:font-weight="bold" fo:background-color="transparent" style:font-name-asian="Times New Roman" style:font-size-asian="14pt" style:font-weight-asian="bold" style:font-size-complex="14pt" style:font-weight-complex="bold"/>
    </style:style>
    <style:style style:name="P79" style:family="paragraph" style:parent-style-name="Heading_20_3">
      <style:paragraph-properties fo:margin-left="0cm" fo:margin-right="0cm" fo:margin-top="0.847cm" fo:margin-bottom="0.423cm" style:contextual-spacing="false" style:line-height-at-least="0.794cm" fo:orphans="2" fo:widows="2" fo:text-indent="0cm" style:auto-text-indent="false"/>
      <style:text-properties fo:font-variant="normal" fo:text-transform="none" fo:color="#000000" loext:opacity="100%" style:font-name="Times New Roman" fo:font-size="14pt" fo:letter-spacing="normal" fo:font-style="normal" fo:font-weight="bold" fo:background-color="transparent" style:font-name-asian="Times New Roman" style:font-size-asian="14pt" style:font-size-complex="14pt"/>
    </style:style>
    <style:style style:name="P80" style:family="paragraph" style:parent-style-name="Text_20_body" style:list-style-name="L49">
      <style:paragraph-properties fo:margin-left="0cm" fo:margin-right="0cm" fo:margin-top="0cm" fo:margin-bottom="0cm" style:contextual-spacing="false"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81" style:family="paragraph" style:parent-style-name="Text_20_body" style:list-style-name="L50">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82" style:family="paragraph" style:parent-style-name="Text_20_body" style:list-style-name="L51">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83" style:family="paragraph" style:parent-style-name="Text_20_body" style:list-style-name="L52">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84" style:family="paragraph" style:parent-style-name="Text_20_body" style:list-style-name="L53">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85" style:family="paragraph" style:parent-style-name="Text_20_body" style:list-style-name="L54">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86" style:family="paragraph" style:parent-style-name="Table_20_Contents">
      <style:paragraph-properties fo:margin-left="0cm" fo:margin-right="0cm" style:line-height-at-least="0.661cm" fo:text-indent="0cm" style:auto-text-indent="false"/>
    </style:style>
    <style:style style:name="P87" style:family="paragraph" style:parent-style-name="Text_20_body" style:list-style-name="L55">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88" style:family="paragraph" style:parent-style-name="Text_20_body" style:list-style-name="L56">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89" style:family="paragraph" style:parent-style-name="Text_20_body" style:list-style-name="L57">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90" style:family="paragraph" style:parent-style-name="Text_20_body" style:list-style-name="L58">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91" style:family="paragraph" style:parent-style-name="Text_20_body" style:list-style-name="L59">
      <style:paragraph-properties fo:margin-left="0cm" fo:margin-right="0cm" fo:margin-top="0cm" fo:margin-bottom="0cm" style:contextual-spacing="false"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92" style:family="paragraph" style:parent-style-name="Text_20_body" style:list-style-name="L60">
      <style:paragraph-properties fo:margin-left="0cm" fo:margin-right="0cm" fo:margin-top="0cm" fo:margin-bottom="0cm" style:contextual-spacing="false"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93" style:family="paragraph" style:parent-style-name="Text_20_body" style:list-style-name="L61">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94" style:family="paragraph" style:parent-style-name="Text_20_body" style:list-style-name="L62">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95" style:family="paragraph" style:parent-style-name="Text_20_body" style:list-style-name="L63">
      <style:paragraph-properties fo:margin-left="0cm" fo:margin-right="0cm" fo:margin-top="0cm" fo:margin-bottom="0cm" style:contextual-spacing="false"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96" style:family="paragraph" style:parent-style-name="Text_20_body" style:list-style-name="L64">
      <style:paragraph-properties fo:margin-left="0cm" fo:margin-right="0cm" fo:margin-top="0cm" fo:margin-bottom="0cm" style:contextual-spacing="false"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97" style:family="paragraph" style:parent-style-name="Text_20_body" style:list-style-name="L65">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98" style:family="paragraph" style:parent-style-name="Text_20_body" style:list-style-name="L66">
      <style:paragraph-properties fo:margin-left="0cm" fo:margin-right="0cm" fo:margin-top="0cm" fo:margin-bottom="0cm" style:contextual-spacing="false"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99" style:family="paragraph" style:parent-style-name="Text_20_body" style:list-style-name="L67">
      <style:paragraph-properties fo:margin-left="0cm" fo:margin-right="0cm" fo:margin-top="0cm" fo:margin-bottom="0cm" style:contextual-spacing="false"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100" style:family="paragraph" style:parent-style-name="Text_20_body" style:list-style-name="L68">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101" style:family="paragraph" style:parent-style-name="Text_20_body" style:list-style-name="L69">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102" style:family="paragraph" style:parent-style-name="Text_20_body" style:list-style-name="L70">
      <style:paragraph-properties fo:margin-left="0cm" fo:margin-right="0cm" fo:margin-top="0cm" fo:margin-bottom="0.212cm" style:contextual-spacing="false"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103" style:family="paragraph" style:parent-style-name="Text_20_body" style:list-style-name="L70">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104" style:family="paragraph" style:parent-style-name="Text_20_body" style:list-style-name="L71">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105" style:family="paragraph" style:parent-style-name="Text_20_body" style:list-style-name="L72">
      <style:paragraph-properties fo:margin-left="0cm" fo:margin-right="0cm" fo:margin-top="0cm" fo:margin-bottom="0.212cm" style:contextual-spacing="false"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106" style:family="paragraph" style:parent-style-name="Text_20_body" style:list-style-name="L72">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107" style:family="paragraph" style:parent-style-name="Text_20_body" style:list-style-name="L73">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108" style:family="paragraph" style:parent-style-name="Text_20_body" style:list-style-name="L74">
      <style:paragraph-properties fo:margin-left="0cm" fo:margin-right="0cm" fo:margin-top="0cm" fo:margin-bottom="0.212cm" style:contextual-spacing="false"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109" style:family="paragraph" style:parent-style-name="Text_20_body" style:list-style-name="L74">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110" style:family="paragraph" style:parent-style-name="Text_20_body" style:list-style-name="L75">
      <style:paragraph-properties fo:margin-left="0cm" fo:margin-right="0cm" fo:margin-top="0cm" fo:margin-bottom="0.212cm" style:contextual-spacing="false"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111" style:family="paragraph" style:parent-style-name="Text_20_body" style:list-style-name="L75">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112" style:family="paragraph" style:parent-style-name="Heading_20_2">
      <style:paragraph-properties fo:margin-left="0cm" fo:margin-right="0cm" fo:margin-top="0.423cm" fo:margin-bottom="0.423cm" style:contextual-spacing="false" fo:orphans="2" fo:widows="2" fo:text-indent="0cm" style:auto-text-indent="false" fo:break-before="page"/>
      <style:text-properties fo:font-variant="normal" fo:text-transform="none" fo:color="#000000" loext:opacity="100%" style:font-name="Times New Roman" fo:font-size="14pt" fo:letter-spacing="normal" fo:font-style="normal" fo:font-weight="bold" fo:background-color="transparent" style:font-name-asian="Times New Roman" style:font-size-asian="14pt" style:font-weight-asian="bold" style:font-size-complex="14pt" style:font-weight-complex="bold"/>
    </style:style>
    <style:style style:name="P113" style:family="paragraph" style:parent-style-name="Text_20_body" style:list-style-name="L76">
      <style:paragraph-properties fo:margin-left="0cm" fo:margin-right="0cm" fo:margin-top="0cm" fo:margin-bottom="0cm" style:contextual-spacing="false"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114" style:family="paragraph" style:parent-style-name="Text_20_body" style:list-style-name="L76">
      <style:paragraph-properties fo:margin-left="0cm" fo:margin-right="0cm" fo:margin-top="0cm" fo:margin-bottom="0.212cm" style:contextual-spacing="false"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115" style:family="paragraph" style:parent-style-name="Text_20_body" style:list-style-name="L76">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116" style:family="paragraph" style:parent-style-name="Text_20_body" style:list-style-name="L77">
      <style:paragraph-properties fo:margin-left="0cm" fo:margin-right="0cm" fo:margin-top="0cm" fo:margin-bottom="0cm" style:contextual-spacing="false"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117" style:family="paragraph" style:parent-style-name="Text_20_body" style:list-style-name="L78">
      <style:paragraph-properties fo:margin-left="0cm" fo:margin-right="0cm" fo:margin-top="0cm" fo:margin-bottom="0.212cm" style:contextual-spacing="false"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118" style:family="paragraph" style:parent-style-name="Text_20_body" style:list-style-name="L78">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119" style:family="paragraph" style:parent-style-name="Text_20_body" style:list-style-name="L79">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120" style:family="paragraph" style:parent-style-name="Text_20_body" style:list-style-name="L80">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121" style:family="paragraph" style:parent-style-name="Text_20_body" style:list-style-name="L81">
      <style:paragraph-properties fo:margin-left="0cm" fo:margin-right="0cm" fo:margin-top="0cm" fo:margin-bottom="0cm" style:contextual-spacing="false"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122" style:family="paragraph" style:parent-style-name="Text_20_body" style:list-style-name="L82">
      <style:paragraph-properties fo:margin-left="0cm" fo:margin-right="0cm" fo:margin-top="0cm" fo:margin-bottom="0cm" style:contextual-spacing="false"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123" style:family="paragraph" style:parent-style-name="Heading_20_2">
      <style:paragraph-properties fo:margin-left="0cm" fo:margin-right="0cm" fo:margin-top="0cm" fo:margin-bottom="0cm" style:contextual-spacing="false" fo:orphans="2" fo:widows="2" fo:text-indent="0cm" style:auto-text-indent="false" fo:break-before="pag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124"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T1" style:family="text">
      <style:text-properties style:font-name="Times New Roman" fo:font-size="14pt" style:font-size-asian="14pt" style:font-name-complex="Times New Roman1" style:font-size-complex="14pt"/>
    </style:style>
    <style:style style:name="T2" style:family="text">
      <style:text-properties style:font-name-complex="Times New Roman1"/>
    </style:style>
    <style:style style:name="T3" style:family="text">
      <style:text-properties style:font-name="Times New Roman" fo:font-size="14pt" fo:font-weight="bold" style:font-size-asian="14pt" style:font-weight-asian="bold" style:font-name-complex="Times New Roman1" style:font-size-complex="14pt" style:font-weight-complex="bold"/>
    </style:style>
    <style:style style:name="T4" style:family="text">
      <style:text-properties fo:color="#000000" loext:opacity="100%" style:font-name="Times New Roman" fo:font-size="14pt" fo:font-weight="bold" fo:background-color="transparent" loext:char-shading-value="0" style:font-size-asian="14pt" style:font-weight-asian="bold" style:font-name-complex="Times New Roman1" style:font-size-complex="14pt" style:font-weight-complex="bold"/>
    </style:style>
    <style:style style:name="T5" style:family="text">
      <style:text-properties fo:font-variant="normal" fo:text-transform="none" fo:color="#000000" loext:opacity="100%" style:text-line-through-style="none" style:text-line-through-type="none" style:font-name="Times New Roman" fo:font-size="14pt" fo:letter-spacing="normal" fo:font-style="normal" style:text-underline-style="none" fo:font-weight="bold" style:text-blinking="false" fo:background-color="transparent" loext:char-shading-value="0" style:font-size-asian="14pt" style:font-weight-asian="bold" style:font-size-complex="14pt" style:font-weight-complex="bold" loext:padding="0cm" loext:border="none"/>
    </style:style>
    <style:style style:name="T6" style:family="text">
      <style:text-properties fo:color="#000000" loext:opacity="100%" style:font-name="Times New Roman" fo:font-size="14pt" fo:font-weight="bold" fo:background-color="transparent" loext:char-shading-value="0" style:font-size-asian="14pt" style:font-weight-asian="bold" style:font-size-complex="14pt" style:font-weight-complex="bold"/>
    </style:style>
    <style:style style:name="T7" style:family="text">
      <style:text-properties style:font-name="Times New Roman" fo:font-size="14pt" style:font-size-asian="14pt" style:font-name-complex="Times New Roman1" style:font-size-complex="14pt" style:font-style-complex="italic"/>
    </style:style>
    <style:style style:name="T8" style:family="text">
      <style:text-properties fo:font-style="italic" style:font-style-asian="italic" style:font-name-complex="Times New Roman1" style:font-style-complex="italic"/>
    </style:style>
    <style:style style:name="T9" style:family="text">
      <style:text-properties style:font-name-complex="Times New Roman1" style:font-style-complex="italic"/>
    </style:style>
    <style:style style:name="T10" style:family="text">
      <style:text-properties style:font-name="Times New Roman" fo:font-size="14pt" fo:font-style="italic" style:font-size-asian="14pt" style:font-style-asian="italic" style:font-name-complex="Times New Roman1" style:font-size-complex="14pt" style:font-style-complex="italic"/>
    </style:style>
    <style:style style:name="T11" style:family="text">
      <style:text-properties fo:language="en" fo:country="US" officeooo:rsid="00520189" style:font-name-complex="Times New Roman1"/>
    </style:style>
    <style:style style:name="T12" style:family="text">
      <style:text-properties fo:language="ru" fo:country="RU" officeooo:rsid="00520189" style:font-name-complex="Times New Roman1"/>
    </style:style>
    <style:style style:name="T13" style:family="text">
      <style:text-properties officeooo:rsid="00520189" style:font-name-complex="Times New Roman1"/>
    </style:style>
    <style:style style:name="T14" style:family="text">
      <style:text-properties style:font-name="Times New Roman" fo:font-weight="bold"/>
    </style:style>
    <style:style style:name="T15" style:family="text">
      <style:text-properties fo:font-variant="normal" fo:text-transform="none" style:font-name="Times New Roman" fo:font-size="14pt" fo:letter-spacing="normal" fo:font-style="normal" fo:font-weight="bold" fo:background-color="transparent" loext:char-shading-value="0" style:font-size-asian="14pt" style:font-size-complex="14pt"/>
    </style:style>
    <style:style style:name="T16" style:family="text">
      <style:text-properties fo:font-variant="normal" fo:text-transform="none" style:font-name="Times New Roman" fo:letter-spacing="normal" fo:font-style="normal" fo:font-weight="bold" fo:background-color="transparent" loext:char-shading-value="0"/>
    </style:style>
    <style:style style:name="T17" style:family="text">
      <style:text-properties fo:font-variant="normal" fo:text-transform="none" style:font-name="Times New Roman" fo:letter-spacing="normal" fo:font-style="normal" fo:font-weight="normal" fo:background-color="transparent" loext:char-shading-value="0"/>
    </style:style>
    <style:style style:name="T18" style:family="text">
      <style:text-properties style:font-name="Times New Roman" fo:font-weight="bold" fo:background-color="transparent" loext:char-shading-value="0"/>
    </style:style>
    <style:style style:name="T19" style:family="text">
      <style:text-properties style:font-name="Times New Roman" fo:background-color="transparent" loext:char-shading-value="0"/>
    </style:style>
    <style:style style:name="T20" style:family="text">
      <style:text-properties fo:font-variant="normal" fo:text-transform="none" style:font-name="Times New Roman" fo:letter-spacing="normal" fo:font-style="normal" fo:font-weight="normal" fo:background-color="transparent" loext:char-shading-value="0" loext:padding="0cm" loext:border="none"/>
    </style:style>
    <style:style style:name="T21" style:family="text">
      <style:text-properties fo:font-variant="normal" fo:text-transform="none" style:font-name="Times New Roman" fo:letter-spacing="normal" fo:font-style="normal" fo:font-weight="normal" officeooo:rsid="00459c1d" fo:background-color="transparent" loext:char-shading-value="0"/>
    </style:style>
    <style:style style:name="T22" style:family="text">
      <style:text-properties fo:font-variant="normal" fo:text-transform="none" fo:color="#000000" loext:opacity="100%" style:font-name="Times New Roman" fo:font-size="14pt" fo:font-style="normal" fo:font-weight="bold" fo:background-color="transparent" loext:char-shading-value="0" style:font-size-asian="14pt" style:font-size-complex="14pt"/>
    </style:style>
    <style:style style:name="T23" style:family="text">
      <style:text-properties fo:font-variant="normal" fo:text-transform="none" style:font-name="Times New Roman" fo:letter-spacing="normal" fo:font-style="normal" fo:font-weight="normal" officeooo:rsid="0046eca8" fo:background-color="transparent" loext:char-shading-value="0"/>
    </style:style>
    <style:style style:name="T24" style:family="text">
      <style:text-properties fo:font-variant="normal" fo:text-transform="none" style:font-name="Times New Roman" fo:letter-spacing="normal" fo:font-style="normal" fo:font-weight="bold" fo:background-color="transparent" loext:char-shading-value="0" style:font-weight-asian="bold" style:font-weight-complex="bold"/>
    </style:style>
    <style:style style:name="T25" style:family="text">
      <style:text-properties fo:language="en" fo:country="US" officeooo:rsid="00492a75"/>
    </style:style>
    <style:style style:name="T26" style:family="text">
      <style:text-properties fo:font-variant="normal" fo:text-transform="none" fo:color="#000000" loext:opacity="100%" style:font-name="Times New Roman" fo:font-size="14pt" fo:letter-spacing="normal" fo:font-style="normal" fo:font-weight="bold" fo:background-color="transparent" loext:char-shading-value="0" style:font-size-asian="14pt" style:font-size-complex="14pt"/>
    </style:style>
    <style:style style:name="T27" style:family="text">
      <style:text-properties fo:font-variant="normal" fo:text-transform="none" fo:color="#000000" loext:opacity="100%" style:font-name="Times New Roman" fo:font-size="14pt" fo:letter-spacing="normal" fo:font-style="normal" fo:font-weight="normal" fo:background-color="transparent" loext:char-shading-value="0" style:font-size-asian="14pt" style:font-weight-asian="normal" style:font-size-complex="14pt" style:font-weight-complex="normal"/>
    </style:style>
    <text:list-style style:name="L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6">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4">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5">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6">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7">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8">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2">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2">ГОСУДАРСТВЕННОЕ БЮДЖЕТНОЕ ПРОФЕССИОНАЛЬНОЕ</text:span></text:p>
      <text:p text:style-name="P1" loext:marker-style-name="T1"><text:span text:style-name="T2">ОБРАЗОВАТЕЛЬНОЕ УЧРЕЖДЕНИЕ </text:span></text:p>
      <text:p text:style-name="P1" loext:marker-style-name="T1"><text:span text:style-name="T2">МОСКОВСКОЙ ОБЛАСТИ</text:span></text:p>
      <text:p text:style-name="P1" loext:marker-style-name="T1"><text:span text:style-name="T2"><text:s/>«ФИЗИКО-ТЕХНИЧЕСКИЙ КОЛЛЕДЖ»</text:span></text:p>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3" loext:marker-style-name="T3"/>
      <text:p text:style-name="P3" loext:marker-style-name="T3"/>
      <text:p text:style-name="P3" loext:marker-style-name="T3"/>
      <text:p text:style-name="P3" loext:marker-style-name="T3"/>
      <text:p text:style-name="P3" loext:marker-style-name="T3"/>
      <text:p text:style-name="P3" loext:marker-style-name="T3">КУРСОВАЯ РАБОТА ПО ПРЕДМЕТУ:</text:p>
      <text:p text:style-name="P3" loext:marker-style-name="T3"/>
      <text:p text:style-name="P4" loext:marker-style-name="T3"><text:span text:style-name="T4">«</text:span><text:a xlink:type="simple" xlink:href="https://schools.school.mosreg.ru/v2/subject?school=2000002775503&amp;class=2390346913078445148&amp;subject=2394909087469797876" text:style-name="Internet_20_link" text:visited-style-name="Visited_20_Internet_20_Link"><text:span text:style-name="Strong_20_Emphasis"><text:span text:style-name="T5">МДК Технологии машинного обучения и анализа данных</text:span></text:span></text:a><text:span text:style-name="T6"> </text:span><text:span text:style-name="T4">»</text:span></text:p>
      <text:p text:style-name="P3" loext:marker-style-name="T3"/>
      <text:p text:style-name="P1" loext:marker-style-name="T7"><text:span text:style-name="T8"><text:s/></text:span><text:span text:style-name="T9">«Прогнозирование суточной нагрузки в электросети на основе анализа временных рядов и сезонных факторов»</text:span></text:p>
      <text:p text:style-name="P5" loext:marker-style-name="T10"/>
      <text:p text:style-name="P5" loext:marker-style-name="T10"/>
      <text:p text:style-name="P5" loext:marker-style-name="T10"/>
      <text:p text:style-name="P5" loext:marker-style-name="T10"/>
      <text:p text:style-name="P6" loext:marker-style-name="T1"/>
      <text:p text:style-name="P7" loext:marker-style-name="T1"/>
      <text:p text:style-name="P7" loext:marker-style-name="T1"/>
      <text:p text:style-name="P7" loext:marker-style-name="T1"/>
      <text:p text:style-name="P7" loext:marker-style-name="T1"/>
      <text:p text:style-name="P7" loext:marker-style-name="T1"/>
      <text:p text:style-name="P7" loext:marker-style-name="T1"><text:span text:style-name="T2">Выполнил: Студент 4го курса, группы, ИСП-</text:span><text:span text:style-name="T11">23</text:span><text:span text:style-name="T12">В</text:span><text:span text:style-name="T2">,</text:span></text:p>
      <text:p text:style-name="P8" loext:marker-style-name="T1"><text:span text:style-name="T2">Фёдоров Андрей</text:span></text:p>
      <text:p text:style-name="P9" loext:marker-style-name="T1"><text:span text:style-name="T2"><text:s/></text:span></text:p>
      <text:p text:style-name="P9" loext:marker-style-name="T1"><text:span text:style-name="T2"><text:s/></text:span></text:p>
      <text:p text:style-name="P7" loext:marker-style-name="T1"/>
      <text:p text:style-name="P6"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1" loext:marker-style-name="T1"><text:span text:style-name="T2">Долгопрудный 202</text:span><text:span text:style-name="T13">5</text:span></text:p>
      <text:h text:style-name="P10" text:outline-level="2">СОДЕРЖАНИЕ</text:h>
      <text:p text:style-name="P11"/>
      <text:p text:style-name="P11">ВВЕДЕНИЕ</text:p>
      <text:p text:style-name="P11">1 ТЕОРЕТИЧЕСКАЯ ЧАСТЬ</text:p>
      <text:p text:style-name="P12">1.1 Методы прогнозирования временных рядов в энергетике</text:p>
      <text:p text:style-name="P12">1.2 Алгоритмы машинного обучения для задач регрессии</text:p>
      <text:p text:style-name="P12">1.3 Метрики оценки качества прогнозов</text:p>
      <text:p text:style-name="P11">2 ПРАКТИЧЕСКАЯ ЧАСТЬ</text:p>
      <text:p text:style-name="P12">2.1 Анализ и предобработка исходного датасета</text:p>
      <text:p text:style-name="P12"><text:s text:c="3"/>2.1.1 Описание датасета</text:p>
      <text:p text:style-name="P12"><text:s text:c="3"/>2.1.2 Обработка пропусков и аномалий</text:p>
      <text:p text:style-name="P12"><text:s text:c="3"/>2.1.3 Создание datetime индекса и проверка временной целостности</text:p>
      <text:p text:style-name="P12">2.2 Создание признаков (Feature Engineering)</text:p>
      <text:p text:style-name="P12"><text:s text:c="3"/>2.2.1 Временные признаки</text:p>
      <text:p text:style-name="P12"><text:s text:c="3"/>2.2.2 Циклические кодирования</text:p>
      <text:p text:style-name="P12"><text:s text:c="3"/>2.2.3 Пиковые периоды</text:p>
      <text:p text:style-name="P12"><text:s text:c="3"/>2.2.4 Лаговые переменные</text:p>
      <text:p text:style-name="P12"><text:s text:c="3"/>2.2.5 Скользящие статистики</text:p>
      <text:p text:style-name="P12"><text:s text:c="3"/>2.2.6 Признаки из суб-счетчиков</text:p>
      <text:p text:style-name="P12">2.3 Разведочный анализ данных (EDA)</text:p>
      <text:p text:style-name="P12"><text:s text:c="3"/>2.3.1 Анализ распределения целевой переменной</text:p>
      <text:p text:style-name="P12"><text:s text:c="3"/>2.3.2 Суточная сезонность</text:p>
      <text:p text:style-name="P12"><text:s text:c="3"/>2.3.3 Недельная сезонность</text:p>
      <text:p text:style-name="P12"><text:s text:c="3"/>2.3.4 Месячная сезонность</text:p>
      <text:p text:style-name="P12"><text:s text:c="3"/>2.3.5 Анализ автокорреляции</text:p>
      <text:p text:style-name="P12">2.4 Построение и обучение моделей машинного обучения</text:p>
      <text:p text:style-name="P12"><text:s text:c="3"/>2.4.1 Подготовка данных: разделение на train/test без утечек</text:p>
      <text:p text:style-name="P12"><text:s text:c="3"/>2.4.2 Обучение RandomForest, XGBoost, LightGBM</text:p>
      <text:p text:style-name="P12"><text:soft-page-break/><text:s text:c="3"/>2.4.3 Сравнение метрик: MAE, RMSE, R²</text:p>
      <text:p text:style-name="P12"><text:s text:c="3"/>2.4.4 Анализ важности признаков</text:p>
      <text:p text:style-name="P12">2.5 Разработка Telegram бота для тестирования модели</text:p>
      <text:p text:style-name="P12"><text:s text:c="3"/>2.5.1 Архитектура бота: конфигурация, генератор реалистичных данных</text:p>
      <text:p text:style-name="P12"><text:s text:c="3"/>2.5.2 Реализация интерактивных прогнозов</text:p>
      <text:p text:style-name="P12"><text:s text:c="3"/>2.5.3 Визуализация результатов и сравнение с реальными данными</text:p>
      <text:p text:style-name="P12">2.6 Анализ результатов и систематических ошибок</text:p>
      <text:p text:style-name="P12"><text:s text:c="3"/>2.6.1 Выявление проблем: ночное потребление завышено в 3 раза</text:p>
      <text:p text:style-name="P12"><text:s text:c="3"/>2.6.2 Анализ причин: доминирование lag_2h_ago и циклические ошибки</text:p>
      <text:p text:style-name="P12"><text:s text:c="3"/>2.6.3 Предложения по улучшению модели</text:p>
      <text:p text:style-name="P11">ЗАКЛЮЧЕНИЕ</text:p>
      <text:p text:style-name="P11">СПИСОК ИСПОЛЬЗОВАННЫХ ИСТОЧНИКОВ</text:p>
      <text:p text:style-name="P11">ПРИЛОЖЕНИЯ</text:p>
      <text:h text:style-name="P13" text:outline-level="2"><text:span text:style-name="Strong_20_Emphasis"><text:span text:style-name="T14">ВВЕДЕНИЕ</text:span></text:span></text:h>
      <text:h text:style-name="P14" text:outline-level="3"><text:span text:style-name="Strong_20_Emphasis"><text:span text:style-name="T15">Актуальность темы</text:span></text:span></text:h>
      <text:p text:style-name="P15">В современном мире электроэнергия стала таким же важным ресурсом, как вода или воздух. Каждый день мы используем электричество для всего: от зарядки телефона до отопления домов. Но проблема в том, что потребление электроэнергии постоянно меняется - днем мы используем больше, ночью меньше, зимой включаем обогреватели, летом - кондиционеры.</text:p>
      <text:p text:style-name="P15">Если энергетические компании не могут точно предсказать, сколько электричества понадобится завтра или через неделю, возникают проблемы. Либо производится слишком много энергии (и она пропадает зря), либо слишком мало (и возникают веерные отключения). Именно поэтому прогнозирование потребления электроэнергии стало такой важной задачей.</text:p>
      <text:p text:style-name="P15">С развитием технологий машинного обучения появилась возможность строить точные прогнозы на основе исторических данных. Это как предсказывать погоду, только для энергопотребления.</text:p>
      <text:h text:style-name="P14" text:outline-level="3"><text:span text:style-name="Strong_20_Emphasis"><text:span text:style-name="T15">Цель и задачи исследования</text:span></text:span></text:h>
      <text:p text:style-name="P16"><text:span text:style-name="Strong_20_Emphasis"><text:span text:style-name="T16">Цель работы</text:span></text:span><text:span text:style-name="T17"> - разработать систему прогнозирования суточного потребления электроэнергии в домашних хозяйствах с использованием методов машинного обучения.</text:span></text:p>
      <text:p text:style-name="P15">Чтобы достичь этой цели, мне нужно было решить несколько конкретных задач:</text:p>
      <text:list text:style-name="L1">
        <text:list-item>
          <text:p text:style-name="P17"><text:span text:style-name="Strong_20_Emphasis"><text:span text:style-name="T16"><text:s/>Изучить и подготовить данные</text:span></text:span><text:span text:style-name="T17"> - взять реальные данные о потреблении электроэнергии и привести их в порядок (убрать пропуски, исправить ошибки)</text:span></text:p>
        </text:list-item>
        <text:list-item>
          <text:p text:style-name="P17"><text:span text:style-name="Strong_20_Emphasis"><text:span text:style-name="T16"><text:s/>Провести анализ данных</text:span></text:span><text:span text:style-name="T17"> - понять, как меняется потребление в течение суток, недели, месяцев</text:span></text:p>
        </text:list-item>
        <text:list-item>
          <text:p text:style-name="P17"><text:span text:style-name="Strong_20_Emphasis"><text:span text:style-name="T16"><text:s/>Создать признаки для модели</text:span></text:span><text:span text:style-name="T17"> - преобразовать дату и время в понятные для компьютера параметры</text:span></text:p>
        </text:list-item>
        <text:list-item>
          <text:p text:style-name="P17"><text:soft-page-break/><text:span text:style-name="Strong_20_Emphasis"><text:span text:style-name="T16"><text:s/>Обучить несколько моделей машинного обучения</text:span></text:span><text:span text:style-name="T17"> - попробовать разные алгоритмы и выбрать лучший</text:span></text:p>
        </text:list-item>
        <text:list-item>
          <text:p text:style-name="P17"><text:span text:style-name="Strong_20_Emphasis"><text:span text:style-name="T16"><text:s/>Разработать Telegram-бота</text:span></text:span><text:span text:style-name="T17"> - сделать простой и понятный интерфейс для тестирования модели</text:span></text:p>
        </text:list-item>
        <text:list-item>
          <text:p text:style-name="P17"><text:span text:style-name="Strong_20_Emphasis"><text:span text:style-name="T16"><text:s/>Проанализировать результаты</text:span></text:span><text:span text:style-name="T17"> - понять, где модель ошибается и почему</text:span></text:p>
        </text:list-item>
      </text:list>
      <text:h text:style-name="P14" text:outline-level="3"><text:span text:style-name="Strong_20_Emphasis"><text:span text:style-name="T15">Объект и предмет исследования</text:span></text:span></text:h>
      <text:p text:style-name="P16"><text:span text:style-name="Strong_20_Emphasis"><text:span text:style-name="T16">Объект исследования</text:span></text:span><text:span text:style-name="T17"> - процесс потребления электроэнергии в домашних хозяйствах.</text:span></text:p>
      <text:p text:style-name="P16"><text:span text:style-name="Strong_20_Emphasis"><text:span text:style-name="T16">Предмет исследования</text:span></text:span><text:span text:style-name="T17"> - временные ряды потребления электроэнергии и их сезонные закономерности.</text:span></text:p>
      <text:h text:style-name="P14" text:outline-level="3"><text:span text:style-name="Strong_20_Emphasis"><text:span text:style-name="T15">Практическая значимость</text:span></text:span></text:h>
      <text:p text:style-name="P15">Результаты моей работы могут быть полезны:</text:p>
      <text:list text:style-name="L2">
        <text:list-item>
          <text:p text:style-name="P18"><text:span text:style-name="Strong_20_Emphasis"><text:span text:style-name="T16"><text:s/>Энергетическим компаниям</text:span></text:span><text:span text:style-name="T17"> - для более точного планирования генерации электроэнергии</text:span></text:p>
        </text:list-item>
        <text:list-item>
          <text:p text:style-name="P18"><text:span text:style-name="Strong_20_Emphasis"><text:span text:style-name="T16"><text:s/>Потребителям</text:span></text:span><text:span text:style-name="T17"> - для понимания своих паттернов потребления и экономии</text:span></text:p>
        </text:list-item>
        <text:list-item>
          <text:p text:style-name="P18"><text:span text:style-name="Strong_20_Emphasis"><text:span text:style-name="T16"><text:s/>Студентам</text:span></text:span><text:span text:style-name="T17"> - как пример реального применения машинного обучения</text:span></text:p>
        </text:list-item>
        <text:list-item>
          <text:p text:style-name="P18"><text:span text:style-name="Strong_20_Emphasis"><text:span text:style-name="T16"><text:s/>Разработчикам</text:span></text:span><text:span text:style-name="T17"> - готовое решение для создания подобных систем</text:span></text:p>
        </text:list-item>
      </text:list>
      <text:h text:style-name="P14" text:outline-level="3"><text:span text:style-name="Strong_20_Emphasis"><text:span text:style-name="T15">Структура работы</text:span></text:span></text:h>
      <text:p text:style-name="P15">Моя курсовая работа состоит из двух основных частей:</text:p>
      <text:p text:style-name="P16"><text:span text:style-name="Strong_20_Emphasis"><text:span text:style-name="T16">Теоретическая часть</text:span></text:span><text:span text:style-name="T17"> - где я изучил, какие вообще бывают методы прогнозирования и как оценивать их качество.</text:span></text:p>
      <text:p text:style-name="P16"><text:span text:style-name="Strong_20_Emphasis"><text:span text:style-name="T16">Практическая часть</text:span></text:span><text:span text:style-name="T17"> - где я:</text:span></text:p>
      <text:list text:style-name="L3">
        <text:list-item>
          <text:p text:style-name="P19"><text:s/>Взял реальные данные за 6 месяцев (более 260 тысяч записей)</text:p>
        </text:list-item>
        <text:list-item>
          <text:p text:style-name="P19"><text:s/>Преобразовал их в удобный формат</text:p>
        </text:list-item>
        <text:list-item>
          <text:p text:style-name="P19"><text:soft-page-break/><text:s/>Нашел интересные закономерности (оказывается, в выходные потребляют на 36% больше)</text:p>
        </text:list-item>
        <text:list-item>
          <text:p text:style-name="P19"><text:s/>Обучил несколько моделей машинного обучения</text:p>
        </text:list-item>
        <text:list-item>
          <text:p text:style-name="P19"><text:s/>Сделал Telegram-бота для демонстрации работы модели</text:p>
        </text:list-item>
        <text:list-item>
          <text:p text:style-name="P19"><text:s/>Обнаружил и проанализировал проблемы в работе модели</text:p>
        </text:list-item>
      </text:list>
      <text:p text:style-name="P15">В конце я подвожу итоги и делаю выводы о том, что получилось, а что можно улучшить.</text:p>
      <text:h text:style-name="P20" text:outline-level="2"><text:span text:style-name="Strong_20_Emphasis"><text:span text:style-name="T18">1 ТЕОРЕТИЧЕСКАЯ ЧАСТЬ</text:span></text:span></text:h>
      <text:h text:style-name="P21" text:outline-level="3"><text:span text:style-name="Strong_20_Emphasis"><text:span text:style-name="T15">1.1 Методы прогнозирования временных рядов в энергетике</text:span></text:span></text:h>
      <text:p text:style-name="P22"><text:span text:style-name="Strong_20_Emphasis"><text:span text:style-name="T18">Что такое временные ряды?</text:span></text:span><text:span text:style-name="T19"><text:line-break/>Временной ряд — это последовательность данных, собранных в последовательные моменты времени, где порядок наблюдений имеет важное значение. В отличие от обычных данных, где порядок не важен, во временных рядах каждая следующая точка зависит от предыдущих.</text:span></text:p>
      <text:p text:style-name="P23"><text:span text:style-name="Strong_20_Emphasis"><text:span text:style-name="T16">Ключевые особенности временных рядов:</text:span></text:span></text:p>
      <text:list text:style-name="L4">
        <text:list-item>
          <text:p text:style-name="P24"><text:span text:style-name="Strong_20_Emphasis"><text:span text:style-name="T16"><text:s/>Зависимость от времени</text:span></text:span><text:span text:style-name="T17"> - текущее значение зависит от предыдущих</text:span></text:p>
        </text:list-item>
        <text:list-item>
          <text:p text:style-name="P24"><text:span text:style-name="Strong_20_Emphasis"><text:span text:style-name="T16"><text:s/>Порядок важен</text:span></text:span><text:span text:style-name="T17"> - нельзя перемешивать данные</text:span></text:p>
        </text:list-item>
        <text:list-item>
          <text:p text:style-name="P24"><text:span text:style-name="Strong_20_Emphasis"><text:span text:style-name="T16"><text:s/>Наличие трендов и сезонности</text:span></text:span><text:span text:style-name="T17"> - данные имеют закономерности во времени</text:span></text:p>
        </text:list-item>
      </text:list>
      <text:p text:style-name="P23"><text:span text:style-name="Strong_20_Emphasis"><text:span text:style-name="T16">В моей работе</text:span></text:span><text:span text:style-name="T17"> я работаю с временным рядом потребления электроэнергии, где каждое измерение сделано с интервалом в 1 минуту, и потребление в текущую минуту зависит от потребления в предыдущие минуты.</text:span></text:p>
      <text:p text:style-name="P15"/>
      <text:p text:style-name="P23"><text:span text:style-name="Strong_20_Emphasis"><text:span text:style-name="T16">Особенности энергетических данных</text:span></text:span><text:span text:style-name="T17"><text:line-break/>Данные по энергопотреблению имеют несколько интересных особенностей, которые важно учитывать:</text:span></text:p>
      <text:list text:style-name="L5">
        <text:list-item>
          <text:p text:style-name="P25"><text:span text:style-name="Strong_20_Emphasis"><text:span text:style-name="T16">Сезонность</text:span></text:span><text:span text:style-name="T17"> - потребление повторяется по определенным циклам:</text:span></text:p>
          <text:list>
            <text:list-item>
              <text:p text:style-name="P26"><text:span text:style-name="Strong_20_Emphasis"><text:span text:style-name="T16"><text:s/>Суточная</text:span></text:span><text:span text:style-name="T17">: ночью мало, утром и вечером много</text:span></text:p>
            </text:list-item>
            <text:list-item>
              <text:p text:style-name="P26"><text:span text:style-name="Strong_20_Emphasis"><text:span text:style-name="T16"><text:s/>Недельная</text:span></text:span><text:span text:style-name="T17">: в выходные потребление отличается от рабочих дней</text:span></text:p>
            </text:list-item>
            <text:list-item>
              <text:p text:style-name="P26"><text:span text:style-name="Strong_20_Emphasis"><text:span text:style-name="T16"><text:s/>Годовая</text:span></text:span><text:span text:style-name="T17">: зимой и летом потребление разное</text:span></text:p>
            </text:list-item>
          </text:list>
        </text:list-item>
        <text:list-item>
          <text:p text:style-name="P26"><text:span text:style-name="Strong_20_Emphasis"><text:span text:style-name="T16">Тренд</text:span></text:span><text:span text:style-name="T17"> - общее направление изменения over времени. Например, потребление может постепенно расти из-за появления новых электроприборов.</text:span></text:p>
        </text:list-item>
        <text:list-item>
          <text:p text:style-name="P26"><text:span text:style-name="Strong_20_Emphasis"><text:span text:style-name="T16">Случайные колебания</text:span></text:span><text:span text:style-name="T17"> - непредсказуемые изменения из-за разных факторов (праздники, аварии, погода)</text:span></text:p>
        </text:list-item>
      </text:list>
      <text:p text:style-name="P23"><text:span text:style-name="Strong_20_Emphasis"><text:span text:style-name="T16">Основные методы прогнозирования</text:span></text:span></text:p>
      <text:p text:style-name="P23"><text:soft-page-break/><text:span text:style-name="Emphasis"><text:span text:style-name="T17">Классические методы:</text:span></text:span></text:p>
      <text:list text:style-name="L6">
        <text:list-item>
          <text:p text:style-name="P27"><text:span text:style-name="Strong_20_Emphasis"><text:span text:style-name="T16"><text:s/>ARIMA</text:span></text:span><text:span text:style-name="T17"> - сложный статистический метод, который хорошо работает с сезонностью</text:span></text:p>
        </text:list-item>
        <text:list-item>
          <text:p text:style-name="P27"><text:span text:style-name="Strong_20_Emphasis"><text:span text:style-name="T16"><text:s/>Экспоненциальное сглаживание</text:span></text:span><text:span text:style-name="T17"> - простой метод, где новые данные имеют больший вес</text:span></text:p>
        </text:list-item>
      </text:list>
      <text:p text:style-name="P23"><text:span text:style-name="Emphasis"><text:span text:style-name="T17">Современные методы:</text:span></text:span></text:p>
      <text:list text:style-name="L7">
        <text:list-item>
          <text:p text:style-name="P28"><text:span text:style-name="Strong_20_Emphasis"><text:span text:style-name="T16"><text:s/>Машинное обучение</text:span></text:span><text:span text:style-name="T17"> - алгоритмы, которые сами учатся на данных находить закономерности</text:span></text:p>
        </text:list-item>
        <text:list-item>
          <text:p text:style-name="P28"><text:span text:style-name="Strong_20_Emphasis"><text:span text:style-name="T16"><text:s/>Глубокое обучение</text:span></text:span><text:span text:style-name="T17"> - сложные нейронные сети для очень точных прогнозов</text:span></text:p>
        </text:list-item>
      </text:list>
      <text:p text:style-name="P15">В своей работе я выбрал машинное обучение, потому что эти методы хорошо справляются с сложными закономерностями в данных и их проще реализовать.</text:p>
      <text:p text:style-name="P23"><text:span text:style-name="Strong_20_Emphasis"><text:span text:style-name="T16">Почему это важно для энергетики?</text:span></text:span><text:span text:style-name="T17"><text:line-break/>Точные прогнозы помогают:</text:span></text:p>
      <text:list text:style-name="L8">
        <text:list-item>
          <text:p text:style-name="P29"><text:s/>Избежать перепроизводства или нехватки электроэнергии</text:p>
        </text:list-item>
        <text:list-item>
          <text:p text:style-name="P29"><text:s/>Снизить costs на обслуживание сетей</text:p>
        </text:list-item>
        <text:list-item>
          <text:p text:style-name="P29"><text:s/>Предотвратить аварии и веерные отключения</text:p>
        </text:list-item>
        <text:list-item>
          <text:p text:style-name="P29"><text:s/>Оптимизировать работу электростанций</text:p>
        </text:list-item>
      </text:list>
      <text:h text:style-name="P21" text:outline-level="3"><text:span text:style-name="Strong_20_Emphasis"><text:span text:style-name="T15">1.2 Алгоритмы машинного обучения для задач регрессии</text:span></text:span></text:h>
      <text:p text:style-name="P23"><text:span text:style-name="Strong_20_Emphasis"><text:span text:style-name="T16">Что такое задача регрессии?</text:span></text:span><text:span text:style-name="T17"><text:line-break/>В машинном обучении есть два основных типа задач:</text:span></text:p>
      <text:list text:style-name="L9">
        <text:list-item>
          <text:p text:style-name="P30"><text:span text:style-name="Strong_20_Emphasis"><text:span text:style-name="T16"><text:s/>Классификация</text:span></text:span><text:span text:style-name="T17"> - когда мы пытаемся определить категорию (например, "кошка" или "собака")</text:span></text:p>
        </text:list-item>
        <text:list-item>
          <text:p text:style-name="P30"><text:span text:style-name="Strong_20_Emphasis"><text:span text:style-name="T16"><text:s/>Регрессия</text:span></text:span><text:span text:style-name="T17"> - когда мы пытаемся предсказать число (например, "сколько электроэнергии будет потребляться завтра в 18:00")</text:span></text:p>
        </text:list-item>
      </text:list>
      <text:p text:style-name="P15">Моя задача - это регрессия, потому что я предсказываю конкретное число (киловатты).</text:p>
      <text:p text:style-name="P23"><text:span text:style-name="Strong_20_Emphasis"><text:span text:style-name="T16">Алгоритмы, которые я использовал:</text:span></text:span></text:p>
      <text:p text:style-name="P23"><text:soft-page-break/><text:span text:style-name="Strong_20_Emphasis"><text:span text:style-name="T16">1. Random Forest</text:span></text:span><text:span text:style-name="T17"><text:line-break/>Представьте, что вам нужно угадать вес человека. Вы можете спросить нескольких людей и взять среднее значение их предположений. Random Forest работает похожим образом - он создает много "деревьев решений" (простых моделей), и затем усредняет их прогнозы.</text:span></text:p>
      <text:p text:style-name="P23"><text:span text:style-name="Emphasis"><text:span text:style-name="T17">Плюсы:</text:span></text:span></text:p>
      <text:list text:style-name="L10">
        <text:list-item>
          <text:p text:style-name="P31"><text:s/>Работает хорошо "из коробки", не требует тонкой настройки</text:p>
        </text:list-item>
        <text:list-item>
          <text:p text:style-name="P31"><text:s/>Не переобучается так сильно, как отдельные деревья</text:p>
        </text:list-item>
        <text:list-item>
          <text:p text:style-name="P31"><text:s/>Может работать с разными типами данных</text:p>
        </text:list-item>
      </text:list>
      <text:p text:style-name="P23"><text:span text:style-name="Emphasis"><text:span text:style-name="T17">Минусы:</text:span></text:span></text:p>
      <text:list text:style-name="L11">
        <text:list-item>
          <text:p text:style-name="P32"><text:s/>Медленнее, чем некоторые другие алгоритмы</text:p>
        </text:list-item>
        <text:list-item>
          <text:p text:style-name="P32"><text:s/>Сложнее интерпретировать результаты</text:p>
        </text:list-item>
      </text:list>
      <text:p text:style-name="P23"><text:span text:style-name="Strong_20_Emphasis"><text:span text:style-name="T16">2. XGBoost</text:span></text:span><text:span text:style-name="T17"><text:line-break/>Это как очень умная версия Random Forest. Если Random Forest создает деревья независимо, то XGBoost каждое следующее дерево учится исправлять ошибки предыдущего.</text:span></text:p>
      <text:p text:style-name="P23"><text:span text:style-name="Emphasis"><text:span text:style-name="T17">Плюсы:</text:span></text:span></text:p>
      <text:list text:style-name="L12">
        <text:list-item>
          <text:p text:style-name="P33"><text:s/>Очень высокая точность</text:p>
        </text:list-item>
        <text:list-item>
          <text:p text:style-name="P33"><text:s/>Быстрая работа</text:p>
        </text:list-item>
        <text:list-item>
          <text:p text:style-name="P33"><text:s/>Хорошо справляется с разными типами данных</text:p>
        </text:list-item>
      </text:list>
      <text:p text:style-name="P23"><text:span text:style-name="Emphasis"><text:span text:style-name="T17">Минусы:</text:span></text:span></text:p>
      <text:list text:style-name="L13">
        <text:list-item>
          <text:p text:style-name="P34"><text:s/>Требует больше настроек</text:p>
        </text:list-item>
        <text:list-item>
          <text:p text:style-name="P34"><text:s/>Может переобучиться на маленьких наборах данных</text:p>
        </text:list-item>
      </text:list>
      <text:p text:style-name="P23"><text:span text:style-name="Strong_20_Emphasis"><text:span text:style-name="T16">3. LightGBM</text:span></text:span><text:span text:style-name="T17"><text:line-break/>Это еще более продвинутая версия, оптимизированная для скорости и эффективности. Она особенно хороша для больших наборов данных.</text:span></text:p>
      <text:p text:style-name="P23"><text:span text:style-name="Emphasis"><text:span text:style-name="T17">Плюсы:</text:span></text:span></text:p>
      <text:list text:style-name="L14">
        <text:list-item>
          <text:p text:style-name="P35"><text:s/>Очень быстрая</text:p>
        </text:list-item>
        <text:list-item>
          <text:p text:style-name="P35"><text:s/>Экономит память</text:p>
        </text:list-item>
        <text:list-item>
          <text:p text:style-name="P35"><text:soft-page-break/><text:s/>Хорошая точность</text:p>
        </text:list-item>
      </text:list>
      <text:p text:style-name="P23"><text:span text:style-name="Emphasis"><text:span text:style-name="T17">Минусы:</text:span></text:span></text:p>
      <text:list text:style-name="L15">
        <text:list-item>
          <text:p text:style-name="P36"><text:s/>Может быть слишком чувствительной к настройкам</text:p>
        </text:list-item>
      </text:list>
      <text:p text:style-name="P23"><text:span text:style-name="Strong_20_Emphasis"><text:span text:style-name="T16">Почему я выбрал именно эти алгоритмы?</text:span></text:span><text:span text:style-name="T17"><text:line-break/>Я решил попробовать все три, потому что:</text:span></text:p>
      <text:list text:style-name="L16">
        <text:list-item>
          <text:p text:style-name="P37"><text:s/>Они хорошо зарекомендовали себя в задачах прогнозирования</text:p>
        </text:list-item>
        <text:list-item>
          <text:p text:style-name="P37"><text:s/>Они по-разному работают с данными</text:p>
        </text:list-item>
        <text:list-item>
          <text:p text:style-name="P37"><text:s/>Я мог сравнить их и выбрать лучший</text:p>
        </text:list-item>
        <text:list-item>
          <text:p text:style-name="P37"><text:s/>Они не требуют суперкомпьютера для обучения</text:p>
        </text:list-item>
      </text:list>
      <text:h text:style-name="P21" text:outline-level="3"><text:span text:style-name="Strong_20_Emphasis"><text:span text:style-name="T15">1.3 Метрики оценки качества прогнозов</text:span></text:span></text:h>
      <text:p text:style-name="P23"><text:span text:style-name="Strong_20_Emphasis"><text:span text:style-name="T16">Зачем нужны метрики?</text:span></text:span><text:span text:style-name="T17"><text:line-break/>Когда мы создаем модель, нам нужно понять, насколько она хороша. Мы не можем просто посмотреть на прогнозы и сказать "вроде нормально". Нужны конкретные числа, которые покажут качество работы модели.</text:span></text:p>
      <text:p text:style-name="P23"><text:span text:style-name="Strong_20_Emphasis"><text:span text:style-name="T16">Основные метрики, которые я использовал:</text:span></text:span></text:p>
      <text:p text:style-name="P23"><text:span text:style-name="Strong_20_Emphasis"><text:span text:style-name="T16">1. MAE (Mean Absolute Error) - Средняя абсолютная ошибка</text:span></text:span><text:span text:style-name="T17"><text:line-break/>Это самая простая для понимания метрика. Она показывает, "в среднем на сколько киловатт ошибается наша модель".</text:span></text:p>
      <text:p text:style-name="P23"><text:span text:style-name="Emphasis"><text:span text:style-name="T17">Пример:</text:span></text:span><text:span text:style-name="T17"> Если реальное потребление 2.0 кВт, а модель предсказала 1.8 кВт, то ошибка = |2.0 - 1.8| = 0.2 кВт</text:span></text:p>
      <text:p text:style-name="P23"><text:span text:style-name="Emphasis"><text:span text:style-name="T17">Плюсы:</text:span></text:span><text:span text:style-name="T17"> Легко интерпретировать<text:line-break/></text:span><text:span text:style-name="Emphasis"><text:span text:style-name="T17">Минусы:</text:span></text:span><text:span text:style-name="T17"> Не учитывает большие ошибки</text:span></text:p>
      <text:p text:style-name="P23"><text:span text:style-name="Strong_20_Emphasis"><text:span text:style-name="T16">2. RMSE (Root Mean Square Error) - Среднеквадратичная ошибка</text:span></text:span><text:span text:style-name="T17"><text:line-break/>Эта метрика сильнее штрафует за большие ошибки. Если модель иногда сильно ошибается, RMSE будет высоким.</text:span></text:p>
      <text:p text:style-name="P23"><text:span text:style-name="Emphasis"><text:span text:style-name="T17">Пример:</text:span></text:span><text:span text:style-name="T17"> Ошибка 2 кВт "весит" в 4 раза больше, чем ошибка 1 кВт</text:span></text:p>
      <text:p text:style-name="P23"><text:soft-page-break/><text:span text:style-name="Emphasis"><text:span text:style-name="T17">Плюсы:</text:span></text:span><text:span text:style-name="T17"> Учитывает серьезность ошибок<text:line-break/></text:span><text:span text:style-name="Emphasis"><text:span text:style-name="T17">Минусы:</text:span></text:span><text:span text:style-name="T17"> Сложнее интерпретировать</text:span></text:p>
      <text:p text:style-name="P23"><text:span text:style-name="Strong_20_Emphasis"><text:span text:style-name="T16">3. R² (R-квадрат) - Коэффициент детерминации</text:span></text:span><text:span text:style-name="T17"><text:line-break/>Эта метрика показывает, насколько хорошо модель предсказывает данные по сравнению с простым средним значением.</text:span></text:p>
      <text:p text:style-name="P23"><text:span text:style-name="Emphasis"><text:span text:style-name="T17">Как интерпретировать:</text:span></text:span></text:p>
      <text:list text:style-name="L17">
        <text:list-item>
          <text:p text:style-name="P38"><text:s/>R² = 1.0 - идеальный прогноз</text:p>
        </text:list-item>
        <text:list-item>
          <text:p text:style-name="P38"><text:s/>R² = 0.0 - модель не лучше, чем просто предсказывать среднее значение</text:p>
        </text:list-item>
        <text:list-item>
          <text:p text:style-name="P38"><text:s/>R² &lt; 0 - модель хуже, чем предсказание среднего</text:p>
        </text:list-item>
      </text:list>
      <text:p text:style-name="P23"><text:span text:style-name="Emphasis"><text:span text:style-name="T17">Пример:</text:span></text:span><text:span text:style-name="T17"> Если R² = 0.9, это значит, что модель объясняет 90% изменчивости данных</text:span></text:p>
      <text:p text:style-name="P23"><text:span text:style-name="Emphasis"><text:span text:style-name="T17">Плюсы:</text:span></text:span><text:span text:style-name="T17"> Показывает общее качество модели<text:line-break/></text:span><text:span text:style-name="Emphasis"><text:span text:style-name="T17">Минусы:</text:span></text:span><text:span text:style-name="T17"> Не показывает величину ошибок в абсолютных значениях</text:span></text:p>
      <text:p text:style-name="P23"><text:span text:style-name="Strong_20_Emphasis"><text:span text:style-name="T16">Как я использовал эти метрики:</text:span></text:span><text:span text:style-name="T17"><text:line-break/>В моей работе я сравнивал все три метрики для каждой модели:</text:span></text:p>
      <text:list text:style-name="L18">
        <text:list-item>
          <text:p text:style-name="P39"><text:s/>MAE показывал, на сколько киловатт в среднем ошибается модель</text:p>
        </text:list-item>
        <text:list-item>
          <text:p text:style-name="P39"><text:s/>RMSE показывал, есть ли у модели серьезные выбросы ошибок</text:p>
        </text:list-item>
        <text:list-item>
          <text:p text:style-name="P39"><text:s/>R² показывал, насколько модель лучше простого среднего</text:p>
        </text:list-item>
      </text:list>
      <text:p text:style-name="P15">Это позволило мне комплексно оценить качество каждой модели и выбрать лучшую.</text:p>
      <text:h text:style-name="P20" text:outline-level="2"><text:span text:style-name="Strong_20_Emphasis"><text:span text:style-name="T18">2 ПРАКТИЧЕСКАЯ ЧАСТЬ</text:span></text:span></text:h>
      <text:h text:style-name="P21" text:outline-level="3"><text:span text:style-name="Strong_20_Emphasis"><text:span text:style-name="T15">2.1 Анализ и предобработка исходного датасета</text:span></text:span></text:h>
      <text:h text:style-name="P40" text:outline-level="4"><text:span text:style-name="Strong_20_Emphasis"><text:span text:style-name="T16">2.1.1 Описание датасета</text:span></text:span></text:h>
      <text:p text:style-name="P15">В качестве исходных данных для исследования был использован датасет "Потребление электроэнергии в домашних условиях" (Household Power Consumption), содержащий реальные измерения энергопотребления частного домохозяйства.</text:p>
      <text:p text:style-name="P23"><text:span text:style-name="Strong_20_Emphasis"><text:span text:style-name="T16">Основные характеристики датасета:</text:span></text:span></text:p>
      <text:list text:style-name="L19">
        <text:list-item>
          <text:p text:style-name="P41"><text:span text:style-name="Strong_20_Emphasis"><text:span text:style-name="T16"><text:s/>Период измерений</text:span></text:span><text:span text:style-name="T17">: 6 месяцев (январь - июнь 2007 года)</text:span></text:p>
        </text:list-item>
        <text:list-item>
          <text:p text:style-name="P41"><text:span text:style-name="Strong_20_Emphasis"><text:span text:style-name="T16"><text:s/>Количество записей</text:span></text:span><text:span text:style-name="T17">: 260 640 измерений</text:span></text:p>
        </text:list-item>
        <text:list-item>
          <text:p text:style-name="P41"><text:span text:style-name="Strong_20_Emphasis"><text:span text:style-name="T16"><text:s/>Интервал измерений</text:span></text:span><text:span text:style-name="T17">: 1 минута</text:span></text:p>
        </text:list-item>
        <text:list-item>
          <text:p text:style-name="P41"><text:span text:style-name="Strong_20_Emphasis"><text:span text:style-name="T16"><text:s/>Размер файла</text:span></text:span><text:span text:style-name="T17">: ~120 МБ</text:span></text:p>
        </text:list-item>
      </text:list>
      <text:p text:style-name="P23"><text:span text:style-name="Strong_20_Emphasis"><text:span text:style-name="T16">Структура данных:</text:span></text:span><text:span text:style-name="T17"><text:line-break/>Датасет содержит следующие столбцы:</text:span></text:p>
      <text:list text:style-name="L20">
        <text:list-item>
          <text:p text:style-name="P42"><text:span text:style-name="Source_20_Text"><text:span text:style-name="T20"><text:s/>Date</text:span></text:span><text:span text:style-name="T17"> - дата измерения (формат ДД/ММ/ГГ)</text:span></text:p>
        </text:list-item>
        <text:list-item>
          <text:p text:style-name="P42"><text:span text:style-name="Source_20_Text"><text:span text:style-name="T20"><text:s/>Time</text:span></text:span><text:span text:style-name="T17"> - время измерения (формат ЧЧ:ММ:СС)</text:span></text:p>
        </text:list-item>
        <text:list-item>
          <text:p text:style-name="P42"><text:span text:style-name="Source_20_Text"><text:span text:style-name="T20"><text:s/>Global_active_power</text:span></text:span><text:span text:style-name="T17"> - общая активная мощность (кВт) - </text:span><text:span text:style-name="Strong_20_Emphasis"><text:span text:style-name="T16">целевая переменная</text:span></text:span></text:p>
        </text:list-item>
        <text:list-item>
          <text:p text:style-name="P42"><text:span text:style-name="Source_20_Text"><text:span text:style-name="T20"><text:s/>Global_reactive_power</text:span></text:span><text:span text:style-name="T17"> - общая реактивная мощность (кВт)</text:span></text:p>
        </text:list-item>
        <text:list-item>
          <text:p text:style-name="P42"><text:span text:style-name="Source_20_Text"><text:span text:style-name="T20"><text:s/>Voltage</text:span></text:span><text:span text:style-name="T17"> - напряжение в сети (В)</text:span></text:p>
        </text:list-item>
        <text:list-item>
          <text:p text:style-name="P42"><text:span text:style-name="Source_20_Text"><text:span text:style-name="T20"><text:s/>Global_intensity</text:span></text:span><text:span text:style-name="T17"> - общая сила тока (А)</text:span></text:p>
        </text:list-item>
        <text:list-item>
          <text:p text:style-name="P42"><text:span text:style-name="Source_20_Text"><text:span text:style-name="T20"><text:s/>Sub_metering_1</text:span></text:span><text:span text:style-name="T17"> - потребление кухни (кВт)</text:span></text:p>
        </text:list-item>
        <text:list-item>
          <text:p text:style-name="P42"><text:span text:style-name="Source_20_Text"><text:span text:style-name="T20"><text:s/>Sub_metering_2</text:span></text:span><text:span text:style-name="T17"> - потребление прачечной (кВт)</text:span></text:p>
        </text:list-item>
        <text:list-item>
          <text:p text:style-name="P42"><text:span text:style-name="Source_20_Text"><text:span text:style-name="T20"><text:s/>Sub_metering_3</text:span></text:span><text:span text:style-name="T17"> - потребление систем отопления/охлаждения (кВт)</text:span></text:p>
        </text:list-item>
      </text:list>
      <text:p text:style-name="P23"><text:span text:style-name="Strong_20_Emphasis"><text:span text:style-name="T16">Особенности данных:</text:span></text:span><text:span text:style-name="T17"><text:line-break/>Данные собирались с помощью интеллектуальной системы учета, что обеспечило высокую точность и детализацию измерений. Наличие суб-счетчиков позволяет анализировать потребление по отдельным зонам дома.</text:span></text:p>
      <text:h text:style-name="P40" text:outline-level="4"><text:soft-page-break/><text:span text:style-name="Strong_20_Emphasis"><text:span text:style-name="T16">2.1.2 Обработка пропусков и аномалий</text:span></text:span></text:h>
      <text:p text:style-name="P23"><text:span text:style-name="Strong_20_Emphasis"><text:span text:style-name="T16">Анализ пропущенных значений:</text:span></text:span><text:span text:style-name="T17"><text:line-break/>При первичном анализе было выявлено 26 397 пропущенных значений (1.01% от общего объема данных). Распределение пропусков по столбцам:</text:span></text:p>
      <text:p text:style-name="P15">*Таблица 2.1 - Статистика пропусков по признакам*</text:p>
      <table:table table:name="Таблица1" table:style-name="Таблица1">
        <table:table-column table:style-name="Таблица1.A"/>
        <table:table-column table:style-name="Таблица1.B"/>
        <table:table-column table:style-name="Таблица1.C"/>
        <table:table-header-rows>
          <table:table-row>
            <table:table-cell table:style-name="Таблица1.A1" office:value-type="string">
              <text:p text:style-name="P43">Признак</text:p>
            </table:table-cell>
            <table:table-cell table:style-name="Таблица1.A1" office:value-type="string">
              <text:p text:style-name="P43">Количество пропусков</text:p>
            </table:table-cell>
            <table:table-cell table:style-name="Таблица1.A1" office:value-type="string">
              <text:p text:style-name="P43">Процент пропусков</text:p>
            </table:table-cell>
          </table:table-row>
        </table:table-header-rows>
        <table:table-row>
          <table:table-cell table:style-name="Таблица1.A1" office:value-type="string">
            <text:p text:style-name="P44">Global_active_power</text:p>
          </table:table-cell>
          <table:table-cell table:style-name="Таблица1.A1" office:value-type="string">
            <text:p text:style-name="P44">3 771</text:p>
          </table:table-cell>
          <table:table-cell table:style-name="Таблица1.A1" office:value-type="string">
            <text:p text:style-name="P44">1.45%</text:p>
          </table:table-cell>
        </table:table-row>
        <table:table-row>
          <table:table-cell table:style-name="Таблица1.A1" office:value-type="string">
            <text:p text:style-name="P44">Global_reactive_power</text:p>
          </table:table-cell>
          <table:table-cell table:style-name="Таблица1.A1" office:value-type="string">
            <text:p text:style-name="P44">3 771</text:p>
          </table:table-cell>
          <table:table-cell table:style-name="Таблица1.A1" office:value-type="string">
            <text:p text:style-name="P44">1.45%</text:p>
          </table:table-cell>
        </table:table-row>
        <table:table-row>
          <table:table-cell table:style-name="Таблица1.A1" office:value-type="string">
            <text:p text:style-name="P44">Voltage</text:p>
          </table:table-cell>
          <table:table-cell table:style-name="Таблица1.A1" office:value-type="string">
            <text:p text:style-name="P44">3 771</text:p>
          </table:table-cell>
          <table:table-cell table:style-name="Таблица1.A1" office:value-type="string">
            <text:p text:style-name="P44">1.45%</text:p>
          </table:table-cell>
        </table:table-row>
        <table:table-row>
          <table:table-cell table:style-name="Таблица1.A1" office:value-type="string">
            <text:p text:style-name="P44">Global_intensity</text:p>
          </table:table-cell>
          <table:table-cell table:style-name="Таблица1.A1" office:value-type="string">
            <text:p text:style-name="P44">3 771</text:p>
          </table:table-cell>
          <table:table-cell table:style-name="Таблица1.A1" office:value-type="string">
            <text:p text:style-name="P44">1.45%</text:p>
          </table:table-cell>
        </table:table-row>
        <table:table-row>
          <table:table-cell table:style-name="Таблица1.A1" office:value-type="string">
            <text:p text:style-name="P44">Sub_metering_1</text:p>
          </table:table-cell>
          <table:table-cell table:style-name="Таблица1.A1" office:value-type="string">
            <text:p text:style-name="P44">3 771</text:p>
          </table:table-cell>
          <table:table-cell table:style-name="Таблица1.A1" office:value-type="string">
            <text:p text:style-name="P44">1.45%</text:p>
          </table:table-cell>
        </table:table-row>
        <table:table-row>
          <table:table-cell table:style-name="Таблица1.A1" office:value-type="string">
            <text:p text:style-name="P44">Sub_metering_2</text:p>
          </table:table-cell>
          <table:table-cell table:style-name="Таблица1.A1" office:value-type="string">
            <text:p text:style-name="P44">3 771</text:p>
          </table:table-cell>
          <table:table-cell table:style-name="Таблица1.A1" office:value-type="string">
            <text:p text:style-name="P44">1.45%</text:p>
          </table:table-cell>
        </table:table-row>
        <table:table-row>
          <table:table-cell table:style-name="Таблица1.A1" office:value-type="string">
            <text:p text:style-name="P44">Sub_metering_3</text:p>
          </table:table-cell>
          <table:table-cell table:style-name="Таблица1.A1" office:value-type="string">
            <text:p text:style-name="P44">3 771</text:p>
          </table:table-cell>
          <table:table-cell table:style-name="Таблица1.A1" office:value-type="string">
            <text:p text:style-name="P45">1.45%</text:p>
          </table:table-cell>
        </table:table-row>
      </table:table>
      <text:p text:style-name="P23"><text:span text:style-name="Strong_20_Emphasis"><text:span text:style-name="T16">Методы обработки пропусков:</text:span></text:span><text:span text:style-name="T17"><text:line-break/>Для сохранения целостности временного ряда была применена стратегия заполнения медианными значениями по каждому столбцу. Такой подход был выбран потому что:</text:span></text:p>
      <text:list text:style-name="L21">
        <text:list-item>
          <text:p text:style-name="P46"><text:s/>Медиана устойчива к выбросам</text:p>
        </text:list-item>
        <text:list-item>
          <text:p text:style-name="P46"><text:s/>Сохраняет общее распределение данных</text:p>
        </text:list-item>
        <text:list-item>
          <text:p text:style-name="P46"><text:s/>Проста в реализации и интерпретации</text:p>
        </text:list-item>
      </text:list>
      <text:p text:style-name="P23"><text:span text:style-name="Strong_20_Emphasis"><text:span text:style-name="T16">Обнаружение аномалий:</text:span></text:span><text:span text:style-name="T17"><text:line-break/>С помощью метода межквартильного размаха (IQR) были выявлены выбросы:</text:span></text:p>
      <text:list text:style-name="L22">
        <text:list-item>
          <text:p text:style-name="P47"><text:s/>Global_active_power: 14 349 выбросов (5.51%)</text:p>
        </text:list-item>
        <text:list-item>
          <text:p text:style-name="P47"><text:s/>Sub_metering_1: 23 199 выбросов (8.90%)</text:p>
        </text:list-item>
        <text:list-item>
          <text:p text:style-name="P47"><text:s/>Global_intensity: 14 666 выбросов (5.63%)</text:p>
        </text:list-item>
      </text:list>
      <text:p text:style-name="P15">Выбросы не удалялись, так как они представляют реальные пики потребления и важны для моделирования экстремальных ситуаций.</text:p>
      <text:h text:style-name="P40" text:outline-level="4"><text:soft-page-break/><text:span text:style-name="Strong_20_Emphasis"><text:span text:style-name="T16">2.1.3 Создание datetime индекса и проверка временной целостности</text:span></text:span></text:h>
      <text:p text:style-name="P23"><text:span text:style-name="Strong_20_Emphasis"><text:span text:style-name="T16">Формирование временного индекса:</text:span></text:span><text:span text:style-name="T17"><text:line-break/>Для корректной работы с временным рядом был создан единый столбец datetime объединением полей Date и Time.</text:span></text:p>
      <text:p text:style-name="P23"><text:span text:style-name="Strong_20_Emphasis"><text:span text:style-name="T16">Проверка временной целостности:</text:span></text:span></text:p>
      <text:list text:style-name="L23">
        <text:list-item>
          <text:p text:style-name="P48"><text:span text:style-name="Strong_20_Emphasis"><text:span text:style-name="T16"><text:s/>Период данных</text:span></text:span><text:span text:style-name="T17">: с 2007-01-01 00:00:00 по 2007-06-30 23:59:00</text:span></text:p>
        </text:list-item>
        <text:list-item>
          <text:p text:style-name="P48"><text:span text:style-name="Strong_20_Emphasis"><text:span text:style-name="T16"><text:s/>Длительность</text:span></text:span><text:span text:style-name="T17">: 181 день</text:span></text:p>
        </text:list-item>
        <text:list-item>
          <text:p text:style-name="P48"><text:span text:style-name="Strong_20_Emphasis"><text:span text:style-name="T16"><text:s/>Интервал между измерениями</text:span></text:span><text:span text:style-name="T17">: 1 минута (постоянный)</text:span></text:p>
        </text:list-item>
        <text:list-item>
          <text:p text:style-name="P48"><text:span text:style-name="Strong_20_Emphasis"><text:span text:style-name="T16"><text:s/>Отсутствуют разрывы</text:span></text:span><text:span text:style-name="T17"> во временном ряде</text:span></text:p>
        </text:list-item>
      </text:list>
      <text:p text:style-name="P23"><text:span text:style-name="Strong_20_Emphasis"><text:span text:style-name="T16">Валидация данных:</text:span></text:span></text:p>
      <text:list text:style-name="L24">
        <text:list-item>
          <text:p text:style-name="P49"><text:s/>Проверена уникальность временных меток</text:p>
        </text:list-item>
        <text:list-item>
          <text:p text:style-name="P49"><text:s/>Подтверждена последовательность измерений</text:p>
        </text:list-item>
        <text:list-item>
          <text:p text:style-name="P49"><text:s/>Убедились в корректности распознавания дат (учтен параметр dayfirst=True для европейского формата)</text:p>
        </text:list-item>
      </text:list>
      <text:p text:style-name="P23"><text:span text:style-name="Strong_20_Emphasis"><text:span text:style-name="T16">Результат предобработки:</text:span></text:span><text:span text:style-name="T17"><text:line-break/>После всех этапов обработки получен чистый датасет с 260 640 записями, готовый для дальнейшего анализа и построения признаков. Все пропуски заполнены, временной индекс корректно создан, данные проверены на целостность.</text:span></text:p>
      <text:h text:style-name="P50" text:outline-level="2"><text:span text:style-name="Strong_20_Emphasis"><text:span text:style-name="T14">2.2 Создание признаков (Feature Engineering)</text:span></text:span></text:h>
      <text:h text:style-name="P21" text:outline-level="3"><text:span text:style-name="Strong_20_Emphasis"><text:span text:style-name="T15">2.2.1 Временные признаки</text:span></text:span></text:h>
      <text:p text:style-name="P15">Для учета временных закономерностей были созданы следующие признаки:</text:p>
      <text:p text:style-name="P23"><text:span text:style-name="Strong_20_Emphasis"><text:span text:style-name="T16">Базовые временные характеристики:</text:span></text:span></text:p>
      <text:list text:style-name="L25">
        <text:list-item>
          <text:p text:style-name="P51"><text:span text:style-name="Source_20_Text"><text:span text:style-name="T20"><text:s/>hour</text:span></text:span><text:span text:style-name="T17"> - час дня (0-23)</text:span></text:p>
        </text:list-item>
        <text:list-item>
          <text:p text:style-name="P51"><text:span text:style-name="Source_20_Text"><text:span text:style-name="T20"><text:s/>day_of_week</text:span></text:span><text:span text:style-name="T17"> - день недели (0-понедельник, 6-воскресенье)</text:span></text:p>
        </text:list-item>
        <text:list-item>
          <text:p text:style-name="P51"><text:span text:style-name="Source_20_Text"><text:span text:style-name="T20"><text:s/>month</text:span></text:span><text:span text:style-name="T17"> - месяц года (1-12)</text:span></text:p>
        </text:list-item>
        <text:list-item>
          <text:p text:style-name="P51"><text:span text:style-name="Source_20_Text"><text:span text:style-name="T20"><text:s/>is_weekend</text:span></text:span><text:span text:style-name="T17"> - индикатор выходного дня (0-рабочий, 1-выходной)</text:span></text:p>
        </text:list-item>
      </text:list>
      <text:p text:style-name="P23"><text:soft-page-break/><text:span text:style-name="Strong_20_Emphasis"><text:span text:style-name="T16">Обоснование выбора:</text:span></text:span><text:span text:style-name="T17"><text:line-break/>Эти признаки позволяют модели учитывать основные временные циклы, выявленные в ходе EDA анализа:</text:span></text:p>
      <text:list text:style-name="L26">
        <text:list-item>
          <text:p text:style-name="P52"><text:s/>Суточные колебания потребления</text:p>
        </text:list-item>
        <text:list-item>
          <text:p text:style-name="P52"><text:s/>Различия между рабочими и выходными днями</text:p>
        </text:list-item>
        <text:list-item>
          <text:p text:style-name="P52"><text:s/>Сезонные изменения по месяцам</text:p>
        </text:list-item>
      </text:list>
      <text:h text:style-name="P21" text:outline-level="3"><text:span text:style-name="Strong_20_Emphasis"><text:span text:style-name="T15">2.2.2 Циклические кодирования</text:span></text:span></text:h>
      <text:p text:style-name="P15">Для корректной работы с циклическими nature временных данных применено преобразование в синусы и косинусы:</text:p>
      <text:p text:style-name="P23"><text:span text:style-name="Strong_20_Emphasis"><text:span text:style-name="T16">Созданные признаки:</text:span></text:span></text:p>
      <text:list text:style-name="L27">
        <text:list-item>
          <text:p text:style-name="P53"><text:span text:style-name="Source_20_Text"><text:span text:style-name="T20"><text:s/>hour_sin</text:span></text:span><text:span text:style-name="T17">, </text:span><text:span text:style-name="Source_20_Text"><text:span text:style-name="T20">hour_cos</text:span></text:span><text:span text:style-name="T17"> - циклическое кодирование часа</text:span></text:p>
        </text:list-item>
        <text:list-item>
          <text:p text:style-name="P53"><text:span text:style-name="Source_20_Text"><text:span text:style-name="T20"><text:s/>day_of_week_sin</text:span></text:span><text:span text:style-name="T17">, </text:span><text:span text:style-name="Source_20_Text"><text:span text:style-name="T20">day_of_week_cos</text:span></text:span><text:span text:style-name="T17"> - циклическое кодирование дня недели</text:span></text:p>
        </text:list-item>
        <text:list-item>
          <text:p text:style-name="P53"><text:span text:style-name="Source_20_Text"><text:span text:style-name="T20"><text:s/>month_sin</text:span></text:span><text:span text:style-name="T17">, </text:span><text:span text:style-name="Source_20_Text"><text:span text:style-name="T20">month_cos</text:span></text:span><text:span text:style-name="T17"> - циклическое кодирование месяца</text:span></text:p>
        </text:list-item>
      </text:list>
      <text:p text:style-name="P23"><text:span text:style-name="Strong_20_Emphasis"><text:span text:style-name="T16">Преимущество подхода:</text:span></text:span></text:p>
      <text:list text:style-name="L28">
        <text:list-item>
          <text:p text:style-name="P54"><text:s/>Устраняет разрыв между 23:00 и 00:00</text:p>
        </text:list-item>
        <text:list-item>
          <text:p text:style-name="P54"><text:s/>Сохраняет временную близость (23:00 близко к 00:00)</text:p>
        </text:list-item>
        <text:list-item>
          <text:p text:style-name="P54"><text:s/>Позволяет модели лучше понимать циклические паттерны</text:p>
        </text:list-item>
      </text:list>
      <text:h text:style-name="P21" text:outline-level="3"><text:span text:style-name="Strong_20_Emphasis"><text:span text:style-name="T15">2.2.3 Пиковые периоды</text:span></text:span></text:h>
      <text:p text:style-name="P15">На основе анализа суточной сезонности выделены ключевые периоды потребления:</text:p>
      <text:p text:style-name="P23"><text:span text:style-name="Strong_20_Emphasis"><text:span text:style-name="T16">Определенные периоды:</text:span></text:span></text:p>
      <text:list text:style-name="L29">
        <text:list-item>
          <text:p text:style-name="P55"><text:span text:style-name="Source_20_Text"><text:span text:style-name="T20"><text:s/>is_morning_peak</text:span></text:span><text:span text:style-name="T17"> - утренний пик (7:00-9:00)</text:span></text:p>
        </text:list-item>
        <text:list-item>
          <text:p text:style-name="P55"><text:span text:style-name="Source_20_Text"><text:span text:style-name="T20"><text:s/>is_evening_peak</text:span></text:span><text:span text:style-name="T17"> - вечерний пик (18:00-22:00)</text:span></text:p>
        </text:list-item>
        <text:list-item>
          <text:p text:style-name="P55"><text:span text:style-name="Source_20_Text"><text:span text:style-name="T20"><text:s/>is_night</text:span></text:span><text:span text:style-name="T17"> - ночное время (0:00-5:00)</text:span></text:p>
        </text:list-item>
        <text:list-item>
          <text:p text:style-name="P55"><text:span text:style-name="Source_20_Text"><text:span text:style-name="T20"><text:s/>is_midday</text:span></text:span><text:span text:style-name="T17"> - дневное время (10:00-16:00)</text:span></text:p>
        </text:list-item>
      </text:list>
      <text:p text:style-name="P23"><text:span text:style-name="Strong_20_Emphasis"><text:span text:style-name="T16">Дополнительные уточняющие признаки:</text:span></text:span></text:p>
      <text:list text:style-name="L30">
        <text:list-item>
          <text:p text:style-name="P56"><text:span text:style-name="Source_20_Text"><text:span text:style-name="T20"><text:s/>is_early_morning</text:span></text:span><text:span text:style-name="T17"> - раннее утро (4:00-6:00)</text:span></text:p>
        </text:list-item>
        <text:list-item>
          <text:p text:style-name="P56"><text:soft-page-break/><text:span text:style-name="Source_20_Text"><text:span text:style-name="T20"><text:s/>is_late_evening</text:span></text:span><text:span text:style-name="T17"> - поздний вечер (21:00-23:00)</text:span></text:p>
        </text:list-item>
        <text:list-item>
          <text:p text:style-name="P56"><text:span text:style-name="Source_20_Text"><text:span text:style-name="T20"><text:s/>is_deep_night</text:span></text:span><text:span text:style-name="T17"> - глубокая ночь (1:00-4:00)</text:span></text:p>
        </text:list-item>
      </text:list>
      <text:h text:style-name="P57" text:outline-level="3"><text:span text:style-name="Strong_20_Emphasis"><text:span text:style-name="T16">2.2.4 Лаговые переменные</text:span></text:span></text:h>
      <text:p text:style-name="P58">Для учета временной зависимости созданы лаговые признаки на основе анализа автокорреляции:</text:p>
      <text:p text:style-name="P59"><text:span text:style-name="Strong_20_Emphasis"><text:span text:style-name="T16">Стратегические лаги:</text:span></text:span></text:p>
      <text:list text:style-name="L31">
        <text:list-item>
          <text:p text:style-name="P60"><text:span text:style-name="Source_20_Text"><text:span text:style-name="T20"><text:s/>lag_same_day_24h</text:span></text:span><text:span text:style-name="T17"> - потребление вчера в это же время</text:span></text:p>
        </text:list-item>
        <text:list-item>
          <text:p text:style-name="P60"><text:span text:style-name="Source_20_Text"><text:span text:style-name="T20"><text:s/>lag_week_ago_168h</text:span></text:span><text:span text:style-name="T17"> - потребление неделю назад в это же время</text:span></text:p>
        </text:list-item>
        <text:list-item>
          <text:p text:style-name="P60"><text:span text:style-name="Source_20_Text"><text:span text:style-name="T20"><text:s/>lag_48h_ago</text:span></text:span><text:span text:style-name="T17"> - потребление 2 дня назад</text:span></text:p>
        </text:list-item>
        <text:list-item>
          <text:p text:style-name="P60"><text:span text:style-name="Source_20_Text"><text:span text:style-name="T20"><text:s/>lag_72h_ago</text:span></text:span><text:span text:style-name="T17"> - потребление 3 дня назад</text:span></text:p>
        </text:list-item>
        <text:list-item>
          <text:p text:style-name="P60"><text:span text:style-name="Source_20_Text"><text:span text:style-name="T20"><text:s/>lag_96h_ago</text:span></text:span><text:span text:style-name="T17"> - потребление 4 дня назад</text:span></text:p>
        </text:list-item>
      </text:list>
      <text:p text:style-name="P59"><text:span text:style-name="Strong_20_Emphasis"><text:span text:style-name="T16">Взаимодействия лагов с временными периодами:</text:span></text:span></text:p>
      <text:list text:style-name="L32">
        <text:list-item>
          <text:p text:style-name="P61"><text:span text:style-name="Source_20_Text"><text:span text:style-name="T20"><text:s/>lag_24h_morning</text:span></text:span><text:span text:style-name="T17">, </text:span><text:span text:style-name="Source_20_Text"><text:span text:style-name="T20">lag_24h_evening</text:span></text:span><text:span text:style-name="T17">, </text:span><text:span text:style-name="Source_20_Text"><text:span text:style-name="T20">lag_24h_night</text:span></text:span><text:span text:style-name="T17"> - лаги с учетом времени суток</text:span></text:p>
        </text:list-item>
        <text:list-item>
          <text:p text:style-name="P61"><text:span text:style-name="Source_20_Text"><text:span text:style-name="T20"><text:s/>lag_24h_weekend</text:span></text:span><text:span text:style-name="T17"> - лаги с учетом выходных дней</text:span></text:p>
        </text:list-item>
        <text:list-item>
          <text:p text:style-name="P61"><text:span text:style-name="Source_20_Text"><text:span text:style-name="T20"><text:s/>lag_48h_morning</text:span></text:span><text:span text:style-name="T17">, </text:span><text:span text:style-name="Source_20_Text"><text:span text:style-name="T20">lag_48h_evening</text:span></text:span><text:span text:style-name="T17"> - двухдневные лаги по периодам</text:span></text:p>
        </text:list-item>
        <text:list-item>
          <text:p text:style-name="P61"><text:span text:style-name="Source_20_Text"><text:span text:style-name="T20"><text:s/>lag_week_morning</text:span></text:span><text:span text:style-name="T17">, </text:span><text:span text:style-name="Source_20_Text"><text:span text:style-name="T20">lag_week_evening</text:span></text:span><text:span text:style-name="T17"> - недельные лаги по периодам</text:span></text:p>
        </text:list-item>
      </text:list>
      <text:p text:style-name="P59"><text:span text:style-name="Strong_20_Emphasis"><text:span text:style-name="T16">Обоснование выбора:</text:span></text:span><text:span text:style-name="T17"><text:line-break/>Лаги выбраны на основе анализа автокорреляции, который показал значимую зависимость до 4 дней и выраженную недельную сезонность.</text:span></text:p>
      <text:h text:style-name="P57" text:outline-level="3"><text:span text:style-name="Strong_20_Emphasis"><text:span text:style-name="T16">2.2.5 Скользящие статистики</text:span></text:span></text:h>
      <text:p text:style-name="P58">Для учета динамики потребления рассчитаны скользящие статистики:</text:p>
      <text:p text:style-name="P59"><text:span text:style-name="Strong_20_Emphasis"><text:span text:style-name="T16">Долгосрочные статистики:</text:span></text:span></text:p>
      <text:list text:style-name="L33">
        <text:list-item>
          <text:p text:style-name="P62"><text:span text:style-name="Source_20_Text"><text:span text:style-name="T20">rolling_mean_24h</text:span></text:span><text:span text:style-name="T17"> - среднее потребление за последние 24 часа</text:span></text:p>
        </text:list-item>
        <text:list-item>
          <text:p text:style-name="P62"><text:span text:style-name="Source_20_Text"><text:span text:style-name="T20">rolling_mean_168h</text:span></text:span><text:span text:style-name="T17"> - среднее потребление за последние 7 дней (168 часов)</text:span></text:p>
        </text:list-item>
        <text:list-item>
          <text:p text:style-name="P62"><text:span text:style-name="Source_20_Text"><text:span text:style-name="T20">rolling_mean_7d_past</text:span></text:span><text:span text:style-name="T17"> - среднее потребление за последние 7 дней</text:span></text:p>
        </text:list-item>
      </text:list>
      <text:p text:style-name="P59"><text:soft-page-break/><text:span text:style-name="Strong_20_Emphasis"><text:span text:style-name="T16">Краткосрочные статистики:</text:span></text:span></text:p>
      <text:list text:style-name="L34">
        <text:list-item>
          <text:p text:style-name="P63"><text:span text:style-name="Source_20_Text"><text:span text:style-name="T20">rolling_mean_3h_past</text:span></text:span><text:span text:style-name="T17"> - среднее потребление за последние 3 часа</text:span></text:p>
        </text:list-item>
      </text:list>
      <text:p text:style-name="P59"><text:span text:style-name="Strong_20_Emphasis"><text:span text:style-name="T16">Важное замечание:</text:span></text:span><text:span text:style-name="T17"><text:line-break/>Все скользящие статистики рассчитаны только на основе предыдущих данных с двойным сдвигом для исключения утечки информации в будущее.</text:span></text:p>
      <text:h text:style-name="P21" text:outline-level="3"><text:span text:style-name="Strong_20_Emphasis"><text:span text:style-name="T15">2.2.6 Признаки из суб-счетчиков</text:span></text:span></text:h>
      <text:p text:style-name="P15">На основе данных суб-счетчиков созданы дополнительные признаки:</text:p>
      <text:p text:style-name="P23"><text:span text:style-name="Strong_20_Emphasis"><text:span text:style-name="T16">Относительные показатели:</text:span></text:span></text:p>
      <text:list text:style-name="L35">
        <text:list-item>
          <text:p text:style-name="P64"><text:span text:style-name="Source_20_Text"><text:span text:style-name="T20"><text:s/>kitchen_ratio</text:span></text:span><text:span text:style-name="T17"> - доля потребления кухни от общего</text:span></text:p>
        </text:list-item>
        <text:list-item>
          <text:p text:style-name="P64"><text:span text:style-name="Source_20_Text"><text:span text:style-name="T20"><text:s/>laundry_ratio</text:span></text:span><text:span text:style-name="T17"> - доля потребления прачечной от общего</text:span></text:p>
        </text:list-item>
        <text:list-item>
          <text:p text:style-name="P64"><text:span text:style-name="Source_20_Text"><text:span text:style-name="T20"><text:s/>ac_heating_ratio</text:span></text:span><text:span text:style-name="T17"> - доля потребления систем климат-контроля</text:span></text:p>
        </text:list-item>
      </text:list>
      <text:p text:style-name="P23"><text:span text:style-name="Strong_20_Emphasis"><text:span text:style-name="T16">Бинарные индикаторы активности:</text:span></text:span></text:p>
      <text:list text:style-name="L36">
        <text:list-item>
          <text:p text:style-name="P65"><text:span text:style-name="Source_20_Text"><text:span text:style-name="T20"><text:s/>kitchen_active</text:span></text:span><text:span text:style-name="T17"> - индикатор активности кухни</text:span></text:p>
        </text:list-item>
        <text:list-item>
          <text:p text:style-name="P65"><text:span text:style-name="Source_20_Text"><text:span text:style-name="T20"><text:s/>laundry_active</text:span></text:span><text:span text:style-name="T17"> - индикатор активности прачечной</text:span></text:p>
        </text:list-item>
        <text:list-item>
          <text:p text:style-name="P65"><text:span text:style-name="Source_20_Text"><text:span text:style-name="T20"><text:s/>ac_heating_active</text:span></text:span><text:span text:style-name="T17"> - индикатор активности систем отопления/охлаждения</text:span></text:p>
        </text:list-item>
      </text:list>
      <text:p text:style-name="P23"><text:span text:style-name="Strong_20_Emphasis"><text:span text:style-name="T16">Итоговый набор признаков:</text:span></text:span><text:span text:style-name="T17"><text:line-break/>Всего создано 5</text:span><text:span text:style-name="T21">7</text:span><text:span text:style-name="T17"> признаков, которые комплексно описывают различные аспекты энергопотребления и позволяют модели выявлять сложные временные зависимости.</text:span></text:p>
      <text:h text:style-name="P50" text:outline-level="2"><text:span text:style-name="Strong_20_Emphasis"><text:span text:style-name="T14">2.3 Разведочный анализ данных (EDA)</text:span></text:span></text:h>
      <text:h text:style-name="P21" text:outline-level="3"><text:span text:style-name="Strong_20_Emphasis"><text:span text:style-name="T15">2.3.1 Анализ распределения целевой переменной</text:span></text:span></text:h>
      <text:p text:style-name="P23"><text:span text:style-name="Strong_20_Emphasis"><text:span text:style-name="T16">Глобальная активная мощность (Global_active_power)</text:span></text:span><text:span text:style-name="T17"> - основной показатель потребления электроэнергии в домохозяйстве.</text:span></text:p>
      <text:p text:style-name="P23"><text:span text:style-name="Strong_20_Emphasis"><text:span text:style-name="T16">Статистические характеристики:</text:span></text:span></text:p>
      <text:list text:style-name="L37">
        <text:list-item>
          <text:p text:style-name="P66"><text:soft-page-break/><text:span text:style-name="Strong_20_Emphasis"><text:span text:style-name="T16"><text:s/>Среднее значение</text:span></text:span><text:span text:style-name="T17">: 1.156 кВт</text:span></text:p>
        </text:list-item>
        <text:list-item>
          <text:p text:style-name="P66"><text:span text:style-name="Strong_20_Emphasis"><text:span text:style-name="T16"><text:s/>Медиана</text:span></text:span><text:span text:style-name="T17">: 0.564 кВт</text:span></text:p>
        </text:list-item>
        <text:list-item>
          <text:p text:style-name="P66"><text:span text:style-name="Strong_20_Emphasis"><text:span text:style-name="T16"><text:s/>Стандартное отклонение</text:span></text:span><text:span text:style-name="T17">: 1.175 кВт</text:span></text:p>
        </text:list-item>
        <text:list-item>
          <text:p text:style-name="P66"><text:span text:style-name="Strong_20_Emphasis"><text:span text:style-name="T16"><text:s/>Минимальное значение</text:span></text:span><text:span text:style-name="T17">: 0.082 кВт</text:span></text:p>
        </text:list-item>
        <text:list-item>
          <text:p text:style-name="P66"><text:span text:style-name="Strong_20_Emphasis"><text:span text:style-name="T16"><text:s/>Максимальное значение</text:span></text:span><text:span text:style-name="T17">: 10.670 кВт</text:span></text:p>
        </text:list-item>
      </text:list>
      <text:p text:style-name="P23"><text:span text:style-name="Strong_20_Emphasis"><text:span text:style-name="T16">Особенности распределения:</text:span></text:span></text:p>
      <text:list text:style-name="L38">
        <text:list-item>
          <text:p text:style-name="P67"><text:s/>Распределение сильно право-скошено (медиана значительно меньше среднего)</text:p>
        </text:list-item>
        <text:list-item>
          <text:p text:style-name="P67"><text:s/>Большинство значений сосредоточено в диапазоне 0.1-2.0 кВт</text:p>
        </text:list-item>
        <text:list-item>
          <text:p text:style-name="P67"><text:s/>Наличие редких пиков до 10.67 кВт - экстремальные нагрузки</text:p>
        </text:list-item>
        <text:list-item>
          <text:p text:style-name="P67"><text:s/>Коэффициент вариации 101.7% свидетельствует о высокой изменчивости данных</text:p>
        </text:list-item>
      </text:list>
      <text:p text:style-name="P23"><text:span text:style-name="Strong_20_Emphasis"><text:span text:style-name="T16">Интерпретация:</text:span></text:span><text:span text:style-name="T17"><text:line-break/>Такое распределение типично для данных энергопотребления - длительные периоды низкого потребления чередуются с кратковременными пиковыми нагрузками.</text:span></text:p>
      <text:h text:style-name="P21" text:outline-level="3"><text:span text:style-name="Strong_20_Emphasis"><text:span text:style-name="T15">2.3.2 Суточная сезонность</text:span></text:span></text:h>
      <text:p text:style-name="P15">Анализ выявил четкие суточные паттерны потребления:</text:p>
      <text:p text:style-name="P23"><text:span text:style-name="Strong_20_Emphasis"><text:span text:style-name="T16">Ключевые точки суточного цикла:</text:span></text:span></text:p>
      <text:list text:style-name="L39">
        <text:list-item>
          <text:p text:style-name="P68"><text:span text:style-name="Strong_20_Emphasis"><text:span text:style-name="T16"><text:s/>Минимум</text:span></text:span><text:span text:style-name="T17">: 0.489 кВт в 4:00 (глубокая ночь)</text:span></text:p>
        </text:list-item>
        <text:list-item>
          <text:p text:style-name="P68"><text:span text:style-name="Strong_20_Emphasis"><text:span text:style-name="T16"><text:s/>Максимум</text:span></text:span><text:span text:style-name="T17">: 2.182 кВт в 21:00 (вечерний пик)</text:span></text:p>
        </text:list-item>
        <text:list-item>
          <text:p text:style-name="P68"><text:span text:style-name="Strong_20_Emphasis"><text:span text:style-name="T16"><text:s/>Размах</text:span></text:span><text:span text:style-name="T17">: 1.692 кВт (в 4.5 раза!)</text:span></text:p>
        </text:list-item>
      </text:list>
      <text:p text:style-name="P23"><text:span text:style-name="Strong_20_Emphasis"><text:span text:style-name="T16">Пиковые периоды:</text:span></text:span></text:p>
      <text:list text:style-name="L40">
        <text:list-item>
          <text:p text:style-name="P69"><text:span text:style-name="Strong_20_Emphasis"><text:span text:style-name="T16"><text:s/>Утренний пик</text:span></text:span><text:span text:style-name="T17"> (7:00-9:00): 1.450 кВт</text:span></text:p>
        </text:list-item>
        <text:list-item>
          <text:p text:style-name="P69"><text:span text:style-name="Strong_20_Emphasis"><text:span text:style-name="T16"><text:s/>Вечерний пик</text:span></text:span><text:span text:style-name="T17"> (18:00-22:00): 1.897 кВт</text:span></text:p>
        </text:list-item>
        <text:list-item>
          <text:p text:style-name="P69"><text:span text:style-name="Strong_20_Emphasis"><text:span text:style-name="T16"><text:s/>Ночное время</text:span></text:span><text:span text:style-name="T17"> (0:00-5:00): 0.581 кВт</text:span></text:p>
        </text:list-item>
      </text:list>
      <text:p text:style-name="P23"><text:span text:style-name="Strong_20_Emphasis"><text:span text:style-name="T16">Критические переходы:</text:span></text:span></text:p>
      <text:list text:style-name="L41">
        <text:list-item>
          <text:p text:style-name="P70"><text:span text:style-name="Strong_20_Emphasis"><text:span text:style-name="T16"><text:s/>Резкий рост</text:span></text:span><text:span text:style-name="T17">: +0.579 кВт с 6:00 до 7:00 (пробуждение)</text:span></text:p>
        </text:list-item>
        <text:list-item>
          <text:p text:style-name="P70"><text:span text:style-name="Strong_20_Emphasis"><text:span text:style-name="T16"><text:s/>Вечерний спад</text:span></text:span><text:span text:style-name="T17">: -0.586 кВт с 22:00 до 23:00 (подготовка ко сну)</text:span></text:p>
        </text:list-item>
      </text:list>
      <text:h text:style-name="P21" text:outline-level="3"><text:soft-page-break/><text:span text:style-name="Strong_20_Emphasis"><text:span text:style-name="T15">2.3.3 Недельная сезонность</text:span></text:span></text:h>
      <text:p text:style-name="P15">Потребление существенно различается по дням недели:</text:p>
      <text:p text:style-name="P23"><text:span text:style-name="Strong_20_Emphasis"><text:span text:style-name="T16">Статистика по дням:</text:span></text:span></text:p>
      <text:list text:style-name="L42">
        <text:list-item>
          <text:p text:style-name="P71"><text:span text:style-name="Strong_20_Emphasis"><text:span text:style-name="T16"><text:s/>Минимум</text:span></text:span><text:span text:style-name="T17">: 0.938 кВт (пятница)</text:span></text:p>
        </text:list-item>
        <text:list-item>
          <text:p text:style-name="P71"><text:span text:style-name="Strong_20_Emphasis"><text:span text:style-name="T16"><text:s/>Максимум</text:span></text:span><text:span text:style-name="T17">: 1.580 кВт (воскресенье)</text:span></text:p>
        </text:list-item>
        <text:list-item>
          <text:p text:style-name="P71"><text:span text:style-name="Strong_20_Emphasis"><text:span text:style-name="T16"><text:s/>Разница</text:span></text:span><text:span text:style-name="T17">: 0.642 кВт (68% увеличения)</text:span></text:p>
        </text:list-item>
      </text:list>
      <text:p text:style-name="P23"><text:span text:style-name="Strong_20_Emphasis"><text:span text:style-name="T16">Сравнение типов дней:</text:span></text:span></text:p>
      <text:list text:style-name="L43">
        <text:list-item>
          <text:p text:style-name="P72"><text:span text:style-name="Strong_20_Emphasis"><text:span text:style-name="T16"><text:s/>Рабочие дни</text:span></text:span><text:span text:style-name="T17"> (пн-пт): 1.048 кВт в среднем</text:span></text:p>
        </text:list-item>
        <text:list-item>
          <text:p text:style-name="P72"><text:span text:style-name="Strong_20_Emphasis"><text:span text:style-name="T16"><text:s/>Выходные дни</text:span></text:span><text:span text:style-name="T17"> (сб-вс): 1.432 кВт в среднем</text:span></text:p>
        </text:list-item>
        <text:list-item>
          <text:p text:style-name="P72"><text:span text:style-name="Strong_20_Emphasis"><text:span text:style-name="T16"><text:s/>Разница</text:span></text:span><text:span text:style-name="T17">: +36.6% в выходные</text:span></text:p>
        </text:list-item>
      </text:list>
      <text:p text:style-name="P23"><text:span text:style-name="Strong_20_Emphasis"><text:span text:style-name="T16">Стабильность потребления:</text:span></text:span></text:p>
      <text:list text:style-name="L44">
        <text:list-item>
          <text:p text:style-name="P73"><text:span text:style-name="Strong_20_Emphasis"><text:span text:style-name="T16"><text:s/>Наиболее стабильный</text:span></text:span><text:span text:style-name="T17">: воскресенье (коэффициент вариации 90.2%)</text:span></text:p>
        </text:list-item>
        <text:list-item>
          <text:p text:style-name="P73"><text:span text:style-name="Strong_20_Emphasis"><text:span text:style-name="T16"><text:s/>Наиболее изменчивый</text:span></text:span><text:span text:style-name="T17">: вторник (коэффициент вариации 107.2%)</text:span></text:p>
        </text:list-item>
      </text:list>
      <text:h text:style-name="P21" text:outline-level="3"><text:span text:style-name="Strong_20_Emphasis"><text:span text:style-name="T15">2.3.4 Месячная сезонность</text:span></text:span></text:h>
      <text:p text:style-name="P15">Выявлены выраженные сезонные колебания:</text:p>
      <text:p text:style-name="P23"><text:span text:style-name="Strong_20_Emphasis"><text:span text:style-name="T16">Потребление по месяцам:</text:span></text:span></text:p>
      <text:list text:style-name="L45">
        <text:list-item>
          <text:p text:style-name="P74"><text:span text:style-name="Strong_20_Emphasis"><text:span text:style-name="T16"><text:s/>Январь</text:span></text:span><text:span text:style-name="T17">: 1.546 кВт (максимум)</text:span></text:p>
        </text:list-item>
        <text:list-item>
          <text:p text:style-name="P74"><text:span text:style-name="Strong_20_Emphasis"><text:span text:style-name="T16"><text:s/>Февраль</text:span></text:span><text:span text:style-name="T17">: 1.401 кВт</text:span></text:p>
        </text:list-item>
        <text:list-item>
          <text:p text:style-name="P74"><text:span text:style-name="Strong_20_Emphasis"><text:span text:style-name="T16"><text:s/>Март</text:span></text:span><text:span text:style-name="T17">: 1.319 кВт</text:span></text:p>
        </text:list-item>
        <text:list-item>
          <text:p text:style-name="P74"><text:span text:style-name="Strong_20_Emphasis"><text:span text:style-name="T16"><text:s/>Апрель</text:span></text:span><text:span text:style-name="T17">: 0.863 кВт</text:span></text:p>
        </text:list-item>
        <text:list-item>
          <text:p text:style-name="P74"><text:span text:style-name="Strong_20_Emphasis"><text:span text:style-name="T16"><text:s/>Май</text:span></text:span><text:span text:style-name="T17">: 0.986 кВт</text:span></text:p>
        </text:list-item>
        <text:list-item>
          <text:p text:style-name="P74"><text:span text:style-name="Strong_20_Emphasis"><text:span text:style-name="T16"><text:s/>Июнь</text:span></text:span><text:span text:style-name="T17">: 0.827 кВт (минимум)</text:span></text:p>
        </text:list-item>
      </text:list>
      <text:p text:style-name="P23"><text:span text:style-name="Strong_20_Emphasis"><text:span text:style-name="T16">Сезонные изменения:</text:span></text:span></text:p>
      <text:list text:style-name="L46">
        <text:list-item>
          <text:p text:style-name="P75"><text:span text:style-name="Strong_20_Emphasis"><text:span text:style-name="T16"><text:s/>Зимние месяцы</text:span></text:span><text:span text:style-name="T17">: 1.474 кВт в среднем</text:span></text:p>
        </text:list-item>
        <text:list-item>
          <text:p text:style-name="P75"><text:span text:style-name="Strong_20_Emphasis"><text:span text:style-name="T16"><text:s/>Весенние месяцы</text:span></text:span><text:span text:style-name="T17">: 1.056 кВт в среднем</text:span></text:p>
        </text:list-item>
        <text:list-item>
          <text:p text:style-name="P75"><text:span text:style-name="Strong_20_Emphasis"><text:span text:style-name="T16"><text:s/>Летние месяцы</text:span></text:span><text:span text:style-name="T17">: 0.827 кВт в среднем</text:span></text:p>
        </text:list-item>
        <text:list-item>
          <text:p text:style-name="P75"><text:span text:style-name="Strong_20_Emphasis"><text:span text:style-name="T16"><text:s/>Снижение зима→лето</text:span></text:span><text:span text:style-name="T17">: -43.9%</text:span></text:p>
        </text:list-item>
      </text:list>
      <text:h text:style-name="P21" text:outline-level="3"><text:soft-page-break/><text:span text:style-name="Strong_20_Emphasis"><text:span text:style-name="T15">2.3.5 Анализ автокорреляции</text:span></text:span></text:h>
      <text:p text:style-name="P23"><text:span text:style-name="Strong_20_Emphasis"><text:span text:style-name="T16">Автокорреляционная функция (ACF):</text:span></text:span></text:p>
      <text:list text:style-name="L47">
        <text:list-item>
          <text:p text:style-name="P76"><text:s/>Сильная корреляция с лагом 1 день (+0.4915)</text:p>
        </text:list-item>
        <text:list-item>
          <text:p text:style-name="P76"><text:s/>Выраженная недельная сезонность (лаг 7 дней: +0.4008)</text:p>
        </text:list-item>
        <text:list-item>
          <text:p text:style-name="P76"><text:s/>Значимые корреляции до 14 дней вперед</text:p>
        </text:list-item>
      </text:list>
      <text:p text:style-name="P23"><text:span text:style-name="Strong_20_Emphasis"><text:span text:style-name="T16">Частичная автокорреляционная функция (PACF):</text:span></text:span></text:p>
      <text:list text:style-name="L48">
        <text:list-item>
          <text:p text:style-name="P77"><text:s/>Сильная непосредственная зависимость (лаг 1: +0.4942)</text:p>
        </text:list-item>
        <text:list-item>
          <text:p text:style-name="P77"><text:s/>Значимая зависимость на лаге 3 дня (+0.3606)</text:p>
        </text:list-item>
        <text:list-item>
          <text:p text:style-name="P77"><text:s/>Быстрое затухание корреляций</text:p>
        </text:list-item>
      </text:list>
      <text:h text:style-name="P78" text:outline-level="2">2.4 Построение и обучение моделей машинного обучения</text:h>
      <text:h text:style-name="P79" text:outline-level="3">2.4.1 Подготовка данных: разделение на train/test без утечек</text:h>
      <text:p text:style-name="P15">Для корректной оценки качества моделей была применена стратегия временного разделения данных, которая исключает утечку информации из будущего в прошлое.</text:p>
      <text:p text:style-name="P23"><text:span text:style-name="Strong_20_Emphasis"><text:span text:style-name="T16">Метод разделения:</text:span></text:span></text:p>
      <text:list text:style-name="L49">
        <text:list-item>
          <text:p text:style-name="P80"><text:span text:style-name="Strong_20_Emphasis"><text:span text:style-name="T16"><text:s/>Обучающая выборка</text:span></text:span><text:span text:style-name="T17">: первые 80% данных (208 512 записей)</text:span></text:p>
        </text:list-item>
        <text:list-item>
          <text:p text:style-name="P80"><text:span text:style-name="Strong_20_Emphasis"><text:span text:style-name="T16"><text:s/>Тестовая выборка</text:span></text:span><text:span text:style-name="T17">: последние 20% данных (52 128 записей)</text:span></text:p>
        </text:list-item>
        <text:list-item>
          <text:p text:style-name="P80"><text:span text:style-name="Strong_20_Emphasis"><text:span text:style-name="T16"><text:s/>Период обучения</text:span></text:span><text:span text:style-name="T17">: 1 января - 25 мая 2007 года</text:span></text:p>
        </text:list-item>
        <text:list-item>
          <text:p text:style-name="P80"><text:span text:style-name="Strong_20_Emphasis"><text:span text:style-name="T16"><text:s/>Период тестирования</text:span></text:span><text:span text:style-name="T17">: 25 мая - 30 июня 2007 года</text:span></text:p>
        </text:list-item>
      </text:list>
      <text:p text:style-name="P23"><text:span text:style-name="Strong_20_Emphasis"><text:span text:style-name="T16">Проверка на утечки:</text:span></text:span><text:span text:style-name="T17"><text:line-break/>Была проведена тщательная проверка, которая подтвердила:</text:span></text:p>
      <text:list text:style-name="L50">
        <text:list-item>
          <text:p text:style-name="P81"><text:s/>Отсутствие перекрытия дат между train и test выборками</text:p>
        </text:list-item>
        <text:list-item>
          <text:p text:style-name="P81"><text:s/>Временной зазор в 1 минуту между окончанием train и началом test</text:p>
        </text:list-item>
        <text:list-item>
          <text:p text:style-name="P81"><text:s/>Нет общих записей между выборками</text:p>
        </text:list-item>
      </text:list>
      <text:p text:style-name="P23"><text:span text:style-name="Strong_20_Emphasis"><text:span text:style-name="T16">Особенность распределения:</text:span></text:span><text:span text:style-name="T17"><text:line-break/>При анализе обнаружена разница в среднем потреблении между выборками:</text:span></text:p>
      <text:list text:style-name="L51">
        <text:list-item>
          <text:p text:style-name="P82"><text:s/>Train выборка: 1.228 кВт (среднее)</text:p>
        </text:list-item>
        <text:list-item>
          <text:p text:style-name="P82"><text:soft-page-break/><text:s/>Test выборка: 0.870 кВт (среднее)</text:p>
        </text:list-item>
        <text:list-item>
          <text:p text:style-name="P82"><text:s/>Соотношение: 0.709 (снижение на 29.1%)</text:p>
        </text:list-item>
      </text:list>
      <text:p text:style-name="P15">Эта разница объясняется сезонным снижением потребления с зимы на лето, что является естественным для энергетических данных.</text:p>
      <text:h text:style-name="P79" text:outline-level="3">2.4.2 Обучение RandomForest, XGBoost, LightGBM</text:h>
      <text:p text:style-name="P15">Были обучены три различные модели машинного обучения, каждая из которых имеет свои особенности работы с временными рядами.</text:p>
      <text:p text:style-name="P23"><text:span text:style-name="Strong_20_Emphasis"><text:span text:style-name="T16">Random Forest Regressor:</text:span></text:span></text:p>
      <text:list text:style-name="L52">
        <text:list-item>
          <text:p text:style-name="P83"><text:s/>Количество деревьев: 100</text:p>
        </text:list-item>
        <text:list-item>
          <text:p text:style-name="P83"><text:s/>Максимальная глубина: 20</text:p>
        </text:list-item>
        <text:list-item>
          <text:p text:style-name="P83"><text:s/>Использование всех доступных процессоров (n_jobs=-1)</text:p>
        </text:list-item>
      </text:list>
      <text:p text:style-name="P23"><text:span text:style-name="Strong_20_Emphasis"><text:span text:style-name="T16">XGBoost Regressor:</text:span></text:span></text:p>
      <text:list text:style-name="L53">
        <text:list-item>
          <text:p text:style-name="P84"><text:s/>Количество estimators: 100</text:p>
        </text:list-item>
        <text:list-item>
          <text:p text:style-name="P84"><text:s/>Максимальная глубина: 10</text:p>
        </text:list-item>
        <text:list-item>
          <text:p text:style-name="P84"><text:s/>Скорость обучения: 0.1</text:p>
        </text:list-item>
        <text:list-item>
          <text:p text:style-name="P84"><text:s/>Режим ускоренного обучения</text:p>
        </text:list-item>
      </text:list>
      <text:p text:style-name="P23"><text:span text:style-name="Strong_20_Emphasis"><text:span text:style-name="T16">LightGBM Regressor:</text:span></text:span></text:p>
      <text:list text:style-name="L54">
        <text:list-item>
          <text:p text:style-name="P85"><text:s/>Количество estimators: 100</text:p>
        </text:list-item>
        <text:list-item>
          <text:p text:style-name="P85"><text:s/>Максимальная глубина: 10</text:p>
        </text:list-item>
        <text:list-item>
          <text:p text:style-name="P85"><text:s/>Скорость обучения: 0.1</text:p>
        </text:list-item>
        <text:list-item>
          <text:p text:style-name="P85"><text:s/>Оптимизирован для работы с большими данными</text:p>
        </text:list-item>
      </text:list>
      <text:p text:style-name="P23"><text:span text:style-name="Strong_20_Emphasis"><text:span text:style-name="T16">Процесс обучения:</text:span></text:span><text:span text:style-name="T17"><text:line-break/>Все модели обучались на одинаковом наборе данных с 57 признаками. Время обучения варьировалось от 2 минут для LightGBM до 15 минут для RandomForest, что демонстрирует преимущество градиентного бустинга при работе с большими объемами данных.</text:span></text:p>
      <text:h text:style-name="P79" text:outline-level="3"><text:soft-page-break/>2.4.3 Сравнение метрик: MAE, RMSE, R²</text:h>
      <text:p text:style-name="P15">Для объективной оценки моделей использовались три ключевые метрики качества, которые позволяют комплексно оценить точность прогнозов.</text:p>
      <text:p text:style-name="P15">*Таблица 2.2 - Сравнение метрик качества моделей*</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header-rows>
          <table:table-row>
            <table:table-cell table:style-name="Таблица2.A1" office:value-type="string">
              <text:p text:style-name="P43">Модель</text:p>
            </table:table-cell>
            <table:table-cell table:style-name="Таблица2.A1" office:value-type="string">
              <text:p text:style-name="P43">MAE (кВт)</text:p>
            </table:table-cell>
            <table:table-cell table:style-name="Таблица2.A1" office:value-type="string">
              <text:p text:style-name="P43">RMSE (кВт)</text:p>
            </table:table-cell>
            <table:table-cell table:style-name="Таблица2.A1" office:value-type="string">
              <text:p text:style-name="P43">R²</text:p>
            </table:table-cell>
            <table:table-cell table:style-name="Таблица2.A1" office:value-type="string">
              <text:p text:style-name="P43">Интерпретация</text:p>
            </table:table-cell>
          </table:table-row>
        </table:table-header-rows>
        <table:table-row>
          <table:table-cell table:style-name="Таблица2.A1" office:value-type="string">
            <text:p text:style-name="P44">RandomForest</text:p>
          </table:table-cell>
          <table:table-cell table:style-name="Таблица2.A1" office:value-type="string">
            <text:p text:style-name="P44">0.1473</text:p>
          </table:table-cell>
          <table:table-cell table:style-name="Таблица2.A1" office:value-type="string">
            <text:p text:style-name="P44">0.3296</text:p>
          </table:table-cell>
          <table:table-cell table:style-name="Таблица2.A1" office:value-type="string">
            <text:p text:style-name="P44">0.8872</text:p>
          </table:table-cell>
          <table:table-cell table:style-name="Таблица2.A1" office:value-type="string">
            <text:p text:style-name="P44">Хорошее качество</text:p>
          </table:table-cell>
        </table:table-row>
        <table:table-row>
          <table:table-cell table:style-name="Таблица2.A1" office:value-type="string">
            <text:p text:style-name="P44">XGBoost</text:p>
          </table:table-cell>
          <table:table-cell table:style-name="Таблица2.A1" office:value-type="string">
            <text:p text:style-name="P44">0.1318</text:p>
          </table:table-cell>
          <table:table-cell table:style-name="Таблица2.A1" office:value-type="string">
            <text:p text:style-name="P44">0.3009</text:p>
          </table:table-cell>
          <table:table-cell table:style-name="Таблица2.A1" office:value-type="string">
            <text:p text:style-name="P44">0.9060</text:p>
          </table:table-cell>
          <table:table-cell table:style-name="Таблица2.A1" office:value-type="string">
            <text:p text:style-name="P44">Высокое качество</text:p>
          </table:table-cell>
        </table:table-row>
        <table:table-row>
          <table:table-cell table:style-name="Таблица2.A1" office:value-type="string">
            <text:p text:style-name="P86"><text:span text:style-name="Strong_20_Emphasis"><text:span text:style-name="T22">LightGBM</text:span></text:span></text:p>
          </table:table-cell>
          <table:table-cell table:style-name="Таблица2.A1" office:value-type="string">
            <text:p text:style-name="P86"><text:span text:style-name="Strong_20_Emphasis"><text:span text:style-name="T22">0.1259</text:span></text:span></text:p>
          </table:table-cell>
          <table:table-cell table:style-name="Таблица2.A1" office:value-type="string">
            <text:p text:style-name="P86"><text:span text:style-name="Strong_20_Emphasis"><text:span text:style-name="T22">0.2916</text:span></text:span></text:p>
          </table:table-cell>
          <table:table-cell table:style-name="Таблица2.A1" office:value-type="string">
            <text:p text:style-name="P86"><text:span text:style-name="Strong_20_Emphasis"><text:span text:style-name="T22">0.9117</text:span></text:span></text:p>
          </table:table-cell>
          <table:table-cell table:style-name="Таблица2.A1" office:value-type="string">
            <text:p text:style-name="P86"><text:span text:style-name="Strong_20_Emphasis"><text:span text:style-name="T22">Наилучшее качество</text:span></text:span></text:p>
          </table:table-cell>
        </table:table-row>
      </table:table>
      <text:p text:style-name="P23"><text:span text:style-name="Strong_20_Emphasis"><text:span text:style-name="T16">Анализ результатов:</text:span></text:span></text:p>
      <text:p text:style-name="P23"><text:span text:style-name="Strong_20_Emphasis"><text:span text:style-name="T16">LightGBM показала наилучшие результаты:</text:span></text:span></text:p>
      <text:list text:style-name="L55">
        <text:list-item>
          <text:p text:style-name="P87"><text:s/>Средняя ошибка прогноза: 125.9 Вт</text:p>
        </text:list-item>
        <text:list-item>
          <text:p text:style-name="P87"><text:s/>Объясненная дисперсия: 91.17%</text:p>
        </text:list-item>
        <text:list-item>
          <text:p text:style-name="P87"><text:s/>Максимальная ошибка: 4.44 кВт</text:p>
        </text:list-item>
      </text:list>
      <text:p text:style-name="P23"><text:span text:style-name="Strong_20_Emphasis"><text:span text:style-name="T16">Сравнительная характеристика:</text:span></text:span></text:p>
      <text:list text:style-name="L56">
        <text:list-item>
          <text:p text:style-name="P88"><text:s/>LightGBM превосходит RandomForest на 14.5% по MAE</text:p>
        </text:list-item>
        <text:list-item>
          <text:p text:style-name="P88"><text:s/>LightGBM превосходит XGBoost на 4.5% по MAE</text:p>
        </text:list-item>
        <text:list-item>
          <text:p text:style-name="P88"><text:s/>Все модели демонстрируют высокое качество (R² &gt; 0.88)</text:p>
        </text:list-item>
      </text:list>
      <text:p text:style-name="P23"><text:span text:style-name="Strong_20_Emphasis"><text:span text:style-name="T16">Практическая интерпретация:</text:span></text:span><text:span text:style-name="T17"><text:line-break/>Для энергетической компании ошибка в 126 Вт на одно домохозяйство является приемлемой, особенно учитывая высокую изменчивость бытового потребления. При масштабировании на 1000 домов совокупная ошибка составит около 126 кВт, что соответствует потреблению небольшого офисного здания.</text:span></text:p>
      <text:h text:style-name="P79" text:outline-level="3">2.4.4 Анализ важности признаков</text:h>
      <text:p text:style-name="P15">Для понимания работы модели и выявления наиболее значимых факторов потребления был проведен анализ важности признаков для лучшей модели - LightGBM.</text:p>
      <text:p text:style-name="P15"><text:soft-page-break/>*Таблица 2.3 - Топ-10 наиболее важных признаков*</text:p>
      <table:table table:name="Таблица3" table:style-name="Таблица3">
        <table:table-column table:style-name="Таблица3.A"/>
        <table:table-column table:style-name="Таблица3.B"/>
        <table:table-column table:style-name="Таблица3.C"/>
        <table:table-column table:style-name="Таблица3.D"/>
        <table:table-header-rows>
          <table:table-row>
            <table:table-cell table:style-name="Таблица3.A1" office:value-type="string">
              <text:p text:style-name="P43">Место</text:p>
            </table:table-cell>
            <table:table-cell table:style-name="Таблица3.A1" office:value-type="string">
              <text:p text:style-name="P43">Признак</text:p>
            </table:table-cell>
            <table:table-cell table:style-name="Таблица3.A1" office:value-type="string">
              <text:p text:style-name="P43">Важность (%)</text:p>
            </table:table-cell>
            <table:table-cell table:style-name="Таблица3.A1" office:value-type="string">
              <text:p text:style-name="P43">Интерпретация</text:p>
            </table:table-cell>
          </table:table-row>
        </table:table-header-rows>
        <table:table-row>
          <table:table-cell table:style-name="Таблица3.A1" office:value-type="string">
            <text:p text:style-name="P44">1</text:p>
          </table:table-cell>
          <table:table-cell table:style-name="Таблица3.A1" office:value-type="string">
            <text:p text:style-name="P44">rolling_mean_3h_past</text:p>
          </table:table-cell>
          <table:table-cell table:style-name="Таблица3.A1" office:value-type="string">
            <text:p text:style-name="P44">18.77%</text:p>
          </table:table-cell>
          <table:table-cell table:style-name="Таблица3.A1" office:value-type="string">
            <text:p text:style-name="P44">Краткосрочная история</text:p>
          </table:table-cell>
        </table:table-row>
        <table:table-row>
          <table:table-cell table:style-name="Таблица3.A1" office:value-type="string">
            <text:p text:style-name="P44">2</text:p>
          </table:table-cell>
          <table:table-cell table:style-name="Таблица3.A1" office:value-type="string">
            <text:p text:style-name="P44">kitchen_ratio</text:p>
          </table:table-cell>
          <table:table-cell table:style-name="Таблица3.A1" office:value-type="string">
            <text:p text:style-name="P44">12.83%</text:p>
          </table:table-cell>
          <table:table-cell table:style-name="Таблица3.A1" office:value-type="string">
            <text:p text:style-name="P44">Активность кухни</text:p>
          </table:table-cell>
        </table:table-row>
        <table:table-row>
          <table:table-cell table:style-name="Таблица3.A1" office:value-type="string">
            <text:p text:style-name="P44">3</text:p>
          </table:table-cell>
          <table:table-cell table:style-name="Таблица3.A1" office:value-type="string">
            <text:p text:style-name="P44">ac_heating_ratio</text:p>
          </table:table-cell>
          <table:table-cell table:style-name="Таблица3.A1" office:value-type="string">
            <text:p text:style-name="P44">11.37%</text:p>
          </table:table-cell>
          <table:table-cell table:style-name="Таблица3.A1" office:value-type="string">
            <text:p text:style-name="P44">Системы климат-контроля</text:p>
          </table:table-cell>
        </table:table-row>
        <table:table-row>
          <table:table-cell table:style-name="Таблица3.A1" office:value-type="string">
            <text:p text:style-name="P44">4</text:p>
          </table:table-cell>
          <table:table-cell table:style-name="Таблица3.A1" office:value-type="string">
            <text:p text:style-name="P44">laundry_ratio</text:p>
          </table:table-cell>
          <table:table-cell table:style-name="Таблица3.A1" office:value-type="string">
            <text:p text:style-name="P44">7.77%</text:p>
          </table:table-cell>
          <table:table-cell table:style-name="Таблица3.A1" office:value-type="string">
            <text:p text:style-name="P44">Активность прачечной</text:p>
          </table:table-cell>
        </table:table-row>
        <table:table-row>
          <table:table-cell table:style-name="Таблица3.A1" office:value-type="string">
            <text:p text:style-name="P44">5</text:p>
          </table:table-cell>
          <table:table-cell table:style-name="Таблица3.A1" office:value-type="string">
            <text:p text:style-name="P44">rolling_mean_24h</text:p>
          </table:table-cell>
          <table:table-cell table:style-name="Таблица3.A1" office:value-type="string">
            <text:p text:style-name="P44">7.53%</text:p>
          </table:table-cell>
          <table:table-cell table:style-name="Таблица3.A1" office:value-type="string">
            <text:p text:style-name="P44">Суточное среднее</text:p>
          </table:table-cell>
        </table:table-row>
        <table:table-row>
          <table:table-cell table:style-name="Таблица3.A1" office:value-type="string">
            <text:p text:style-name="P44">6</text:p>
          </table:table-cell>
          <table:table-cell table:style-name="Таблица3.A1" office:value-type="string">
            <text:p text:style-name="P44">rolling_mean_168h</text:p>
          </table:table-cell>
          <table:table-cell table:style-name="Таблица3.A1" office:value-type="string">
            <text:p text:style-name="P44">4.40%</text:p>
          </table:table-cell>
          <table:table-cell table:style-name="Таблица3.A1" office:value-type="string">
            <text:p text:style-name="P44">Недельное среднее</text:p>
          </table:table-cell>
        </table:table-row>
        <table:table-row>
          <table:table-cell table:style-name="Таблица3.A1" office:value-type="string">
            <text:p text:style-name="P44">7</text:p>
          </table:table-cell>
          <table:table-cell table:style-name="Таблица3.A1" office:value-type="string">
            <text:p text:style-name="P44">lag_same_day_24h</text:p>
          </table:table-cell>
          <table:table-cell table:style-name="Таблица3.A1" office:value-type="string">
            <text:p text:style-name="P44">3.20%</text:p>
          </table:table-cell>
          <table:table-cell table:style-name="Таблица3.A1" office:value-type="string">
            <text:p text:style-name="P44">Вчера в это же время</text:p>
          </table:table-cell>
        </table:table-row>
        <table:table-row>
          <table:table-cell table:style-name="Таблица3.A1" office:value-type="string">
            <text:p text:style-name="P44">8</text:p>
          </table:table-cell>
          <table:table-cell table:style-name="Таблица3.A1" office:value-type="string">
            <text:p text:style-name="P44">hour_sin</text:p>
          </table:table-cell>
          <table:table-cell table:style-name="Таблица3.A1" office:value-type="string">
            <text:p text:style-name="P44">3.07%</text:p>
          </table:table-cell>
          <table:table-cell table:style-name="Таблица3.A1" office:value-type="string">
            <text:p text:style-name="P44">Циклический час</text:p>
          </table:table-cell>
        </table:table-row>
        <table:table-row>
          <table:table-cell table:style-name="Таблица3.A1" office:value-type="string">
            <text:p text:style-name="P44">9</text:p>
          </table:table-cell>
          <table:table-cell table:style-name="Таблица3.A1" office:value-type="string">
            <text:p text:style-name="P44">hour_cos</text:p>
          </table:table-cell>
          <table:table-cell table:style-name="Таблица3.A1" office:value-type="string">
            <text:p text:style-name="P44">3.03%</text:p>
          </table:table-cell>
          <table:table-cell table:style-name="Таблица3.A1" office:value-type="string">
            <text:p text:style-name="P44">Циклический час</text:p>
          </table:table-cell>
        </table:table-row>
        <table:table-row>
          <table:table-cell table:style-name="Таблица3.A1" office:value-type="string">
            <text:p text:style-name="P44">10</text:p>
          </table:table-cell>
          <table:table-cell table:style-name="Таблица3.A1" office:value-type="string">
            <text:p text:style-name="P44">month_cos</text:p>
          </table:table-cell>
          <table:table-cell table:style-name="Таблица3.A1" office:value-type="string">
            <text:p text:style-name="P44">2.93%</text:p>
          </table:table-cell>
          <table:table-cell table:style-name="Таблица3.A1" office:value-type="string">
            <text:p text:style-name="P45">Циклический месяц</text:p>
          </table:table-cell>
        </table:table-row>
      </table:table>
      <text:p text:style-name="P23"><text:span text:style-name="Strong_20_Emphasis"><text:span text:style-name="T16">Ключевые выводы из анализа важности:</text:span></text:span></text:p>
      <text:p text:style-name="P23"><text:span text:style-name="Strong_20_Emphasis"><text:span text:style-name="T16">Доминирование временных паттернов:</text:span></text:span></text:p>
      <text:list text:style-name="L57">
        <text:list-item>
          <text:p text:style-name="P89"><text:s/>Признаки, связанные с временными закономерностями, составляют 45% общей важности</text:p>
        </text:list-item>
        <text:list-item>
          <text:p text:style-name="P89"><text:s/>Скользящие статистики и лаги - наиболее информативные признаки</text:p>
        </text:list-item>
        <text:list-item>
          <text:p text:style-name="P89"><text:s/>Циклические кодирования времени доказали свою эффективность</text:p>
        </text:list-item>
      </text:list>
      <text:p text:style-name="P23"><text:span text:style-name="Strong_20_Emphasis"><text:span text:style-name="T16">Роль суб-счетчиков:</text:span></text:span></text:p>
      <text:list text:style-name="L58">
        <text:list-item>
          <text:p text:style-name="P90"><text:s/>Данные суб-счетчиков collectively составляют 32% важности</text:p>
        </text:list-item>
        <text:list-item>
          <text:p text:style-name="P90"><text:s/>Активность кухни - второй по значимости фактор</text:p>
        </text:list-item>
        <text:list-item>
          <text:p text:style-name="P90"><text:s/>Системы отопления/охлаждения - третий по значимости</text:p>
        </text:list-item>
      </text:list>
      <text:p text:style-name="P23"><text:span text:style-name="Strong_20_Emphasis"><text:span text:style-name="T16">Сбалансированность модели:</text:span></text:span><text:span text:style-name="T17"><text:line-break/>Распределение важности признаков является сбалансированным - ни один признак не доминирует чрезмерно (максимальная важность 18.77%), что свидетельствует о корректной работе модели и отсутствии переобучения на отдельные факторы.</text:span></text:p>
      <text:p text:style-name="P23"><text:soft-page-break/><text:span text:style-name="Strong_20_Emphasis"><text:span text:style-name="T16">Практическая значимость:</text:span></text:span><text:span text:style-name="T17"><text:line-break/>Анализ важности признаков подтверждает правильность выбранного подхода к feature engineering - созданные временные и циклические признаки действительно несут важную информацию для прогнозирования потребления.</text:span></text:p>
      <text:h text:style-name="P78" text:outline-level="2">2.5 Разработка Telegram бота для тестирования модели</text:h>
      <text:h text:style-name="P79" text:outline-level="3">2.5.1 Архитектура бота: конфигурация, генератор реалистичных данных</text:h>
      <text:p text:style-name="P15">Для практического тестирования работы модели был разработан Telegram бот, который предоставляет интерактивный интерфейс для получения прогнозов энергопотребления.</text:p>
      <text:p text:style-name="P23"><text:span text:style-name="Strong_20_Emphasis"><text:span text:style-name="T16">Архитектура бота:</text:span></text:span></text:p>
      <text:list text:style-name="L59">
        <text:list-item>
          <text:p text:style-name="P91"><text:span text:style-name="Strong_20_Emphasis"><text:span text:style-name="T16"><text:s/>Фреймворк</text:span></text:span><text:span text:style-name="T17">: python-telegram-bot</text:span></text:p>
        </text:list-item>
        <text:list-item>
          <text:p text:style-name="P91"><text:span text:style-name="Strong_20_Emphasis"><text:span text:style-name="T16"><text:s/>Модель</text:span></text:span><text:span text:style-name="T17">: LightGBM (наилучшая модель)</text:span></text:p>
        </text:list-item>
        <text:list-item>
          <text:p text:style-name="P91"><text:span text:style-name="Strong_20_Emphasis"><text:span text:style-name="T16"><text:s/>Признаки</text:span></text:span><text:span text:style-name="T17">: 57 предварительно созданных признаков</text:span></text:p>
        </text:list-item>
        <text:list-item>
          <text:p text:style-name="P91"><text:span text:style-name="Strong_20_Emphasis"><text:span text:style-name="T16"><text:s/>Конфигурация</text:span></text:span><text:span text:style-name="T17">: отдельный config.py файл с настройками</text:span></text:p>
        </text:list-item>
      </text:list>
      <text:p text:style-name="P23"><text:span text:style-name="Strong_20_Emphasis"><text:span text:style-name="T16">Генератор реалистичных данных:</text:span></text:span><text:span text:style-name="T17"><text:line-break/>Для обеспечения работы бота в условиях отсутствия реальных текущих данных был разработан генератор реалистичных признаков, основанный на статистике из EDA анализа:</text:span></text:p>
      <text:p text:style-name="P23"><text:span text:style-name="Strong_20_Emphasis"><text:span text:style-name="T16">Основные компоненты генератора:</text:span></text:span></text:p>
      <text:list text:style-name="L60">
        <text:list-item>
          <text:p text:style-name="P92"><text:span text:style-name="Strong_20_Emphasis"><text:span text:style-name="T16"><text:s/>Реальные суточные профили</text:span></text:span><text:span text:style-name="T17">: использование фактических средних значений потребления по часам из обучающей выборки</text:span></text:p>
        </text:list-item>
        <text:list-item>
          <text:p text:style-name="P92"><text:span text:style-name="Strong_20_Emphasis"><text:span text:style-name="T16"><text:s/>Сезонные коэффициенты</text:span></text:span><text:span text:style-name="T17">: учет месячных колебаний (зима +</text:span><text:span text:style-name="T23">2</text:span><text:span text:style-name="T17">7.</text:span><text:span text:style-name="T23">5</text:span><text:span text:style-name="T17">%, лето -2</text:span><text:span text:style-name="T23">8.5</text:span><text:span text:style-name="T17">%)</text:span></text:p>
        </text:list-item>
        <text:list-item>
          <text:p text:style-name="P92"><text:span text:style-name="Strong_20_Emphasis"><text:span text:style-name="T16"><text:s/>Недельные паттерны</text:span></text:span><text:span text:style-name="T17">: различие рабочих и выходных дней (+36.6%)</text:span></text:p>
        </text:list-item>
        <text:list-item>
          <text:p text:style-name="P92"><text:span text:style-name="Strong_20_Emphasis"><text:span text:style-name="T16"><text:s/>Реалистичные лаги</text:span></text:span><text:span text:style-name="T17">: генерация исторических данных на основе суточных профилей</text:span></text:p>
        </text:list-item>
      </text:list>
      <text:p text:style-name="P23"><text:span text:style-name="Strong_20_Emphasis"><text:span text:style-name="T16">Реалистичные суточные профили:</text:span></text:span><text:span text:style-name="T17"><text:line-break/>Генератор использует фактические средние значения потребления по часам:</text:span></text:p>
      <text:list text:style-name="L61">
        <text:list-item>
          <text:p text:style-name="P93"><text:s/>Ночной минимум: 0.489 кВт в 4:00</text:p>
        </text:list-item>
        <text:list-item>
          <text:p text:style-name="P93"><text:soft-page-break/><text:s/>Утренний пик: 1.518 кВт в 7:00</text:p>
        </text:list-item>
        <text:list-item>
          <text:p text:style-name="P93"><text:s/>Вечерний максимум: 2.182 кВт в 21:00</text:p>
        </text:list-item>
      </text:list>
      <text:p text:style-name="P23"><text:span text:style-name="Strong_20_Emphasis"><text:span text:style-name="T16">Преимущества подхода:</text:span></text:span></text:p>
      <text:list text:style-name="L62">
        <text:list-item>
          <text:p text:style-name="P94"><text:s/>Сохранение реальных временных паттернов</text:p>
        </text:list-item>
        <text:list-item>
          <text:p text:style-name="P94"><text:s/>Учет сезонных и недельных колебаний</text:p>
        </text:list-item>
        <text:list-item>
          <text:p text:style-name="P94"><text:s/>Возможность тестирования на различных датах</text:p>
        </text:list-item>
        <text:list-item>
          <text:p text:style-name="P94"><text:s/>Реалистичное взаимодействие с моделью</text:p>
        </text:list-item>
      </text:list>
      <text:h text:style-name="P79" text:outline-level="3">2.5.2 Реализация интерактивных прогнозов</text:h>
      <text:p text:style-name="P15">Бот предоставляет пользователю три основных сценария взаимодействия через инлайн-кнопки:</text:p>
      <text:p text:style-name="P23"><text:span text:style-name="Strong_20_Emphasis"><text:span text:style-name="T16">Сценарии использования:</text:span></text:span></text:p>
      <text:list text:style-name="L63">
        <text:list-item>
          <text:p text:style-name="P95"><text:span text:style-name="Strong_20_Emphasis"><text:span text:style-name="T16"><text:s/>Прогноз на завтра</text:span></text:span><text:span text:style-name="T17"> - демонстрация работы модели на 1 день вперед</text:span></text:p>
        </text:list-item>
        <text:list-item>
          <text:p text:style-name="P95"><text:span text:style-name="Strong_20_Emphasis"><text:span text:style-name="T16"><text:s/>Прогноз на послезавтра</text:span></text:span><text:span text:style-name="T17"> - тестирование на 2 дня вперед</text:span></text:p>
        </text:list-item>
        <text:list-item>
          <text:p text:style-name="P95"><text:span text:style-name="Strong_20_Emphasis"><text:span text:style-name="T16"><text:s/>Сравнение обоих прогнозов</text:span></text:span><text:span text:style-name="T17"> - анализ различий между последовательными днями</text:span></text:p>
        </text:list-item>
      </text:list>
      <text:p text:style-name="P23"><text:span text:style-name="Strong_20_Emphasis"><text:span text:style-name="T16">Техническая реализация:</text:span></text:span></text:p>
      <text:list text:style-name="L64">
        <text:list-item>
          <text:p text:style-name="P96"><text:span text:style-name="Strong_20_Emphasis"><text:span text:style-name="T16"><text:s/>Асинхронная обработка</text:span></text:span><text:span text:style-name="T17"> запросов для обеспечения отзывчивости</text:span></text:p>
        </text:list-item>
        <text:list-item>
          <text:p text:style-name="P96"><text:span text:style-name="Strong_20_Emphasis"><text:span text:style-name="T16"><text:s/>Визуализация результатов</text:span></text:span><text:span text:style-name="T17"> в виде графиков</text:span></text:p>
        </text:list-item>
        <text:list-item>
          <text:p text:style-name="P96"><text:span text:style-name="Strong_20_Emphasis"><text:span text:style-name="T16"><text:s/>Детальная статистика</text:span></text:span><text:span text:style-name="T17"> по каждому прогнозу</text:span></text:p>
        </text:list-item>
        <text:list-item>
          <text:p text:style-name="P96"><text:span text:style-name="Strong_20_Emphasis"><text:span text:style-name="T16"><text:s/>Честная оценка</text:span></text:span><text:span text:style-name="T17"> качества с указанием систематических ошибок</text:span></text:p>
        </text:list-item>
      </text:list>
      <text:p text:style-name="P23"><text:span text:style-name="Strong_20_Emphasis"><text:span text:style-name="T16">Пример работы прогноза:</text:span></text:span><text:span text:style-name="T17"><text:line-break/>При запросе прогноза на конкретную дату бот:</text:span></text:p>
      <text:list text:style-name="L65">
        <text:list-item>
          <text:p text:style-name="P97"><text:s/>Генерирует реалистичные признаки для каждого часа суток</text:p>
        </text:list-item>
        <text:list-item>
          <text:p text:style-name="P97"><text:s/>Передает их в обученную модель LightGBM</text:p>
        </text:list-item>
        <text:list-item>
          <text:p text:style-name="P97"><text:s/>Получает прогнозы потребления для 24 часов</text:p>
        </text:list-item>
        <text:list-item>
          <text:p text:style-name="P97"><text:s/>Визуализирует результаты в виде графика</text:p>
        </text:list-item>
        <text:list-item>
          <text:p text:style-name="P97"><text:s/>Предоставляет текстовую аналитику</text:p>
        </text:list-item>
      </text:list>
      <text:h text:style-name="P79" text:outline-level="3"><text:soft-page-break/>2.5.3 Визуализация результатов и сравнение с реальными данными</text:h>
      <text:p text:style-name="P15">Для наглядного представления результатов были разработаны специализированные типы визуализаций:</text:p>
      <text:p text:style-name="P23"><text:span text:style-name="Strong_20_Emphasis"><text:span text:style-name="T16">Типы графиков:</text:span></text:span></text:p>
      <text:list text:style-name="L66">
        <text:list-item>
          <text:p text:style-name="P98"><text:span text:style-name="Strong_20_Emphasis"><text:span text:style-name="T16"><text:s/>Суточный профиль прогноза</text:span></text:span><text:span text:style-name="T17"> - потребление по часам для одной даты</text:span></text:p>
        </text:list-item>
        <text:list-item>
          <text:p text:style-name="P98"><text:span text:style-name="Strong_20_Emphasis"><text:span text:style-name="T16"><text:s/>Сравнительный анализ</text:span></text:span><text:span text:style-name="T17"> - два прогноза на разные даты на одном графике</text:span></text:p>
        </text:list-item>
        <text:list-item>
          <text:p text:style-name="P98"><text:span text:style-name="Strong_20_Emphasis"><text:span text:style-name="T16"><text:s/>Сопоставление с реальными данными</text:span></text:span><text:span text:style-name="T17"> - прогноз против исторических средних</text:span></text:p>
        </text:list-item>
      </text:list>
      <text:p text:style-name="P23"><text:span text:style-name="Strong_20_Emphasis"><text:span text:style-name="T16">Элементы визуализации:</text:span></text:span></text:p>
      <text:list text:style-name="L67">
        <text:list-item>
          <text:p text:style-name="P99"><text:span text:style-name="Strong_20_Emphasis"><text:span text:style-name="T16"><text:s text:c="2"/>Цветовые зоны</text:span></text:span><text:span text:style-name="T17">: выделение пиковых периодов (утро, вечер, ночь)</text:span></text:p>
        </text:list-item>
        <text:list-item>
          <text:p text:style-name="P99"><text:span text:style-name="Strong_20_Emphasis"><text:span text:style-name="T16"><text:s text:c="2"/>Сравнительные линии</text:span></text:span><text:span text:style-name="T17">: реальные средние значения из EDA анализа</text:span></text:p>
        </text:list-item>
        <text:list-item>
          <text:p text:style-name="P99"><text:span text:style-name="Strong_20_Emphasis"><text:span text:style-name="T16"><text:s text:c="2"/>Аннотации</text:span></text:span><text:span text:style-name="T17">: пояснения к критическим точкам графика</text:span></text:p>
        </text:list-item>
        <text:list-item>
          <text:p text:style-name="P99"><text:span text:style-name="Strong_20_Emphasis"><text:span text:style-name="T16"><text:s text:c="2"/>Легенда</text:span></text:span><text:span text:style-name="T17">: объяснение элементов визуализации</text:span></text:p>
        </text:list-item>
      </text:list>
      <text:p text:style-name="P23"><text:span text:style-name="Strong_20_Emphasis"><text:span text:style-name="T16">Пример сравнительного анализа:</text:span></text:span><text:span text:style-name="T17"><text:line-break/>На графике сравнения отображаются:</text:span></text:p>
      <text:list text:style-name="L68">
        <text:list-item>
          <text:p text:style-name="P100"><text:s/>Синяя линия: прогноз на завтра</text:p>
        </text:list-item>
        <text:list-item>
          <text:p text:style-name="P100"><text:s/>Красная линия: прогноз на послезавтра</text:p>
        </text:list-item>
        <text:list-item>
          <text:p text:style-name="P100"><text:s/>Зеленая пунктирная: реальные средние значения</text:p>
        </text:list-item>
        <text:list-item>
          <text:p text:style-name="P100"><text:s/>Цветовые зоны: ночное время, утренний и вечерний пики</text:p>
        </text:list-item>
      </text:list>
      <text:p text:style-name="P23"><text:span text:style-name="Strong_20_Emphasis"><text:span text:style-name="T16">Аналитическая информация:</text:span></text:span><text:span text:style-name="T17"><text:line-break/>К каждому графику прилагается текстовая аналитика:</text:span></text:p>
      <text:list text:style-name="L69">
        <text:list-item>
          <text:p text:style-name="P101"><text:s/>Среднее потребление за сутки</text:p>
        </text:list-item>
        <text:list-item>
          <text:p text:style-name="P101"><text:s/>Пиковая нагрузка и время ее достижения</text:p>
        </text:list-item>
        <text:list-item>
          <text:p text:style-name="P101"><text:s/>Сравнение с реальными историческими данными</text:p>
        </text:list-item>
        <text:list-item>
          <text:p text:style-name="P101"><text:s/>Выявление систематических ошибок модели</text:p>
        </text:list-item>
      </text:list>
      <text:p text:style-name="P23"><text:span text:style-name="Strong_20_Emphasis"><text:span text:style-name="T16">Объективность представления:</text:span></text:span><text:span text:style-name="T17"><text:line-break/>Важной особенностью бота является честное представление результатов - пользователю явно указываются на проблемы модели и расхождения с реальными данными, что делает тестирование максимально объективным.</text:span></text:p>
      <text:h text:style-name="P78" text:outline-level="2"><text:soft-page-break/>2.6 Анализ результатов и систематических ошибок</text:h>
      <text:h text:style-name="P79" text:outline-level="3">2.6.1 Выявление проблем: ночное потребление завышено в 2-3 раза</text:h>
      <text:p text:style-name="P15">В ходе тестирования модели через Telegram бот были выявлены систематические ошибки в прогнозах:</text:p>
      <text:p text:style-name="P23"><text:span text:style-name="Strong_20_Emphasis"><text:span text:style-name="T16">Ключевые проблемы:</text:span></text:span></text:p>
      <text:list text:style-name="L70">
        <text:list-item>
          <text:p text:style-name="P102"><text:span text:style-name="Strong_20_Emphasis"><text:span text:style-name="T16">Завышение ночного потребления</text:span></text:span></text:p>
          <text:list>
            <text:list-item>
              <text:p text:style-name="P103"><text:s/>Реальное ночное потребление: 0.5-0.8 кВт</text:p>
            </text:list-item>
            <text:list-item>
              <text:p text:style-name="P103"><text:s/>Прогнозируемое: 2.5-4.5 кВт</text:p>
            </text:list-item>
            <text:list-item>
              <text:p text:style-name="P103"><text:s/>Превышение: в 3-5 раз</text:p>
            </text:list-item>
          </text:list>
        </text:list-item>
        <text:list-item>
          <text:p text:style-name="P102"><text:span text:style-name="Strong_20_Emphasis"><text:span text:style-name="T24">Недостаточное относительное увеличение утренних пиков</text:span></text:span><text:span text:style-name="Strong_20_Emphasis"><text:span text:style-name="T16"> </text:span></text:span></text:p>
          <text:list>
            <text:list-item>
              <text:p text:style-name="P103"><text:s/>Реальный утренний пик: 1.5-1.8 кВт</text:p>
            </text:list-item>
            <text:list-item>
              <text:p text:style-name="P103"><text:s/>Прогнозируемый: 3.5-4.5 кВт</text:p>
            </text:list-item>
            <text:list-item>
              <text:p text:style-name="P103"><text:s/>Хотя абсолютное значение выше, относительное увеличение меньше ожидаемого</text:p>
            </text:list-item>
          </text:list>
        </text:list-item>
        <text:list-item>
          <text:p text:style-name="P102"><text:span text:style-name="Strong_20_Emphasis"><text:span text:style-name="T16">Общий сдвиг масштаба</text:span></text:span></text:p>
          <text:list>
            <text:list-item>
              <text:p text:style-name="P103"><text:s/>Все прогнозы систематически завышены на 2-3 кВт</text:p>
            </text:list-item>
            <text:list-item>
              <text:p text:style-name="P103"><text:s/>Сохранение правильной формы суточного профиля</text:p>
            </text:list-item>
          </text:list>
        </text:list-item>
      </text:list>
      <text:p text:style-name="P23"><text:span text:style-name="Strong_20_Emphasis"><text:span text:style-name="T16">Пример конкретных расхождений:</text:span></text:span></text:p>
      <text:list text:style-name="L71">
        <text:list-item>
          <text:p text:style-name="P104"><text:s/>4:00: реально 0.49 кВт → прогноз 2.33 кВт (+375%)</text:p>
        </text:list-item>
        <text:list-item>
          <text:p text:style-name="P104"><text:s/>7:00: реально 1.52 кВт → прогноз 3.77 кВт (+148%)</text:p>
        </text:list-item>
        <text:list-item>
          <text:p text:style-name="P104"><text:s/>21:00: реально 2.18 кВт → прогноз 5.70 кВт (+161%)</text:p>
        </text:list-item>
      </text:list>
      <text:h text:style-name="P79" text:outline-level="3">2.6.2 Анализ причин: доминирование rolling_mean_3h_past и циклические ошибки</text:h>
      <text:p text:style-name="P15">Анализ важности признаков и работы модели позволил выявить основные причины систематических ошибок:</text:p>
      <text:p text:style-name="P23"><text:span text:style-name="Strong_20_Emphasis"><text:span text:style-name="T16">Основные причины проблем:</text:span></text:span></text:p>
      <text:list text:style-name="L72">
        <text:list-item>
          <text:p text:style-name="P105"><text:soft-page-break/><text:span text:style-name="Strong_20_Emphasis"><text:span text:style-name="T16">Доминирование краткосрочных статистик</text:span></text:span></text:p>
          <text:list>
            <text:list-item>
              <text:p text:style-name="P106"><text:s/>Признак rolling_mean_3h_past имеет 18.77% важности</text:p>
            </text:list-item>
            <text:list-item>
              <text:p text:style-name="P106"><text:s/>Модель слишком сильно ориентируется на ближайшую историю</text:p>
            </text:list-item>
            <text:list-item>
              <text:p text:style-name="P106"><text:s/>Недостаточный учет долгосрочных сезонных паттернов</text:p>
            </text:list-item>
          </text:list>
        </text:list-item>
        <text:list-item>
          <text:p text:style-name="P105"><text:span text:style-name="Strong_20_Emphasis"><text:span text:style-name="T16">Проблемы с генерацией реалистичных лагов</text:span></text:span></text:p>
          <text:list>
            <text:list-item>
              <text:p text:style-name="P106"><text:s/>Лаговые переменные генерируются на основе усредненных данных</text:p>
            </text:list-item>
            <text:list-item>
              <text:p text:style-name="P106"><text:s/>Не учитываются индивидуальные особенности конкретных дней</text:p>
            </text:list-item>
            <text:list-item>
              <text:p text:style-name="P106"><text:s/>Накопление ошибок при генерации цепочки лагов</text:p>
            </text:list-item>
          </text:list>
        </text:list-item>
        <text:list-item>
          <text:p text:style-name="P105"><text:span text:style-name="Strong_20_Emphasis"><text:span text:style-name="T16">Смещение данных в обучающей выборке</text:span></text:span></text:p>
          <text:list>
            <text:list-item>
              <text:p text:style-name="P106"><text:s/>Train выборка содержит больше зимних данных (высокое потребление)</text:p>
            </text:list-item>
            <text:list-item>
              <text:p text:style-name="P106"><text:s/>Test выборка и прогнозы - летние данные (низкое потребление)</text:p>
            </text:list-item>
            <text:list-item>
              <text:p text:style-name="P106"><text:s/>Модель не полностью адаптируется к сезонным изменениям</text:p>
            </text:list-item>
          </text:list>
        </text:list-item>
        <text:list-item>
          <text:p text:style-name="P105"><text:span text:style-name="Strong_20_Emphasis"><text:span text:style-name="T16">Ограничения генератора признаков</text:span></text:span></text:p>
          <text:list>
            <text:list-item>
              <text:p text:style-name="P106"><text:s/>Использование усредненных значений вместо реальных данных</text:p>
            </text:list-item>
            <text:list-item>
              <text:p text:style-name="P106"><text:s/>Недостаточный учет случайных колебаний потребления</text:p>
            </text:list-item>
            <text:list-item>
              <text:p text:style-name="P106"><text:s/>Упрощенная модель взаимодействия признаков</text:p>
            </text:list-item>
          </text:list>
        </text:list-item>
      </text:list>
      <text:p text:style-name="P23"><text:span text:style-name="Strong_20_Emphasis"><text:span text:style-name="T16">Технические аспекты:</text:span></text:span></text:p>
      <text:list text:style-name="L73">
        <text:list-item>
          <text:p text:style-name="P107"><text:s/>Модель сохраняет правильную форму суточного профиля</text:p>
        </text:list-item>
        <text:list-item>
          <text:p text:style-name="P107"><text:s/>Все пики и провалы находятся в правильных временных интервалах</text:p>
        </text:list-item>
        <text:list-item>
          <text:p text:style-name="P107"><text:s/>Относительные соотношения между часами сохраняются</text:p>
        </text:list-item>
        <text:list-item>
          <text:p text:style-name="P107"><text:s/>Проблема в абсолютном масштабе, а не в паттернах</text:p>
        </text:list-item>
      </text:list>
      <text:h text:style-name="P79" text:outline-level="3">2.6.3 Предложения по улучшению модели</text:h>
      <text:p text:style-name="P15">На основе анализа выявленных проблем были сформулированы конкретные предложения по улучшению точности прогнозов:</text:p>
      <text:p text:style-name="P23"><text:span text:style-name="Strong_20_Emphasis"><text:span text:style-name="T16">Краткосрочные улучшения:</text:span></text:span></text:p>
      <text:list text:style-name="L74">
        <text:list-item>
          <text:p text:style-name="P108"><text:span text:style-name="Strong_20_Emphasis"><text:span text:style-name="T16">Коррекция масштаба прогнозов</text:span></text:span></text:p>
          <text:list>
            <text:list-item>
              <text:p text:style-name="P109"><text:s/>Внедрение пост-обработки прогнозов</text:p>
            </text:list-item>
            <text:list-item>
              <text:p text:style-name="P109"><text:s/>Применение сезонных поправочных коэффициентов</text:p>
            </text:list-item>
            <text:list-item>
              <text:p text:style-name="P109"><text:s/>Использование скользящей нормализации</text:p>
            </text:list-item>
          </text:list>
        </text:list-item>
        <text:list-item>
          <text:p text:style-name="P108"><text:span text:style-name="Strong_20_Emphasis"><text:span text:style-name="T16">Улучшение генератора признаков</text:span></text:span></text:p>
          <text:list>
            <text:list-item>
              <text:p text:style-name="P109"><text:s/>Более точная генерация лаговых переменных</text:p>
            </text:list-item>
            <text:list-item>
              <text:p text:style-name="P109"><text:soft-page-break/><text:s/>Учет реальной волатильности потребления</text:p>
            </text:list-item>
            <text:list-item>
              <text:p text:style-name="P109"><text:s/>Добавление случайных колебаний в допустимых пределах</text:p>
            </text:list-item>
          </text:list>
        </text:list-item>
        <text:list-item>
          <text:p text:style-name="P108"><text:span text:style-name="Strong_20_Emphasis"><text:span text:style-name="T16">Балансировка важности признаков</text:span></text:span></text:p>
          <text:list>
            <text:list-item>
              <text:p text:style-name="P109"><text:s/>Ограничение влияния доминирующих признаков</text:p>
            </text:list-item>
            <text:list-item>
              <text:p text:style-name="P109"><text:s/>Увеличение веса циклических и сезонных признаков</text:p>
            </text:list-item>
            <text:list-item>
              <text:p text:style-name="P109"><text:s/>Применение регуляризации для сбалансированного обучения</text:p>
            </text:list-item>
          </text:list>
        </text:list-item>
      </text:list>
      <text:p text:style-name="P23"><text:span text:style-name="Strong_20_Emphasis"><text:span text:style-name="T16">Долгосрочные улучшения:</text:span></text:span></text:p>
      <text:list text:style-name="L75">
        <text:list-item>
          <text:p text:style-name="P110"><text:span text:style-name="Strong_20_Emphasis"><text:span text:style-name="T16">Сбор актуальных данных</text:span></text:span></text:p>
          <text:list>
            <text:list-item>
              <text:p text:style-name="P111"><text:s/>Интеграция с реальными системами учета</text:p>
            </text:list-item>
            <text:list-item>
              <text:p text:style-name="P111"><text:s/>Использование текущих данных вместо генерации</text:p>
            </text:list-item>
            <text:list-item>
              <text:p text:style-name="P111"><text:s/>Постоянное обновление модели на новых данных</text:p>
            </text:list-item>
          </text:list>
        </text:list-item>
        <text:list-item>
          <text:p text:style-name="P110"><text:span text:style-name="Strong_20_Emphasis"><text:span text:style-name="T16">Усовершенствование архитектуры модели</text:span></text:span></text:p>
          <text:list>
            <text:list-item>
              <text:p text:style-name="P111"><text:s/>Эксперименты с нейронными сетями (LSTM)</text:p>
            </text:list-item>
            <text:list-item>
              <text:p text:style-name="P111"><text:s/>Использование ансамблевых методов</text:p>
            </text:list-item>
            <text:list-item>
              <text:p text:style-name="P111"><text:s/>Применение специализированных подходов для временных рядов</text:p>
            </text:list-item>
          </text:list>
        </text:list-item>
        <text:list-item>
          <text:p text:style-name="P110"><text:span text:style-name="Strong_20_Emphasis"><text:span text:style-name="T16">Расширение набора признаков</text:span></text:span></text:p>
          <text:list>
            <text:list-item>
              <text:p text:style-name="P111"><text:s/>Добавление погодных данных</text:p>
            </text:list-item>
            <text:list-item>
              <text:p text:style-name="P111"><text:s/>Учет календарных особенностей (праздники)</text:p>
            </text:list-item>
            <text:list-item>
              <text:p text:style-name="P111"><text:s/>Интеграция с внешними факторами влияния</text:p>
            </text:list-item>
          </text:list>
        </text:list-item>
      </text:list>
      <text:p text:style-name="P23"><text:span text:style-name="Strong_20_Emphasis"><text:span text:style-name="T16">Практическая реализуемость:</text:span></text:span><text:span text:style-name="T17"><text:line-break/>Большинство предложенных улучшений могут быть реализованы в рамках существующей архитектуры без кардинальной переработки системы, что делает их практичными для внедрения в краткосрочной перспективе.</text:span></text:p>
      <text:p text:style-name="P15"/>
      <text:h text:style-name="P112" text:outline-level="2">ЗАКЛЮЧЕНИЕ</text:h>
      <text:h text:style-name="P79" text:outline-level="3">Обобщение результатов исследования</text:h>
      <text:p text:style-name="P15">В ходе выполнения курсовой работы была успешно решена поставленная задача по разработке системы прогнозирования суточного потребления электроэнергии в домашних хозяйствах. Проведенное исследование позволило достичь следующих ключевых результатов:</text:p>
      <text:p text:style-name="P23"><text:span text:style-name="Strong_20_Emphasis"><text:span text:style-name="T16">Основные достижения:</text:span></text:span></text:p>
      <text:list text:style-name="L76">
        <text:list-item>
          <text:p text:style-name="P113"><text:span text:style-name="Strong_20_Emphasis"><text:span text:style-name="T16">Создан полный ML-пайплайн</text:span></text:span><text:span text:style-name="T17"> от сбора и предобработки данных до развертывания работающего прототипа в виде Telegram бота</text:span></text:p>
        </text:list-item>
        <text:list-item>
          <text:p text:style-name="P114"><text:span text:style-name="Strong_20_Emphasis"><text:span text:style-name="T16">Проведен комплексный EDA анализ</text:span></text:span><text:span text:style-name="T17">, который выявил четкие временные закономерности:</text:span></text:p>
          <text:list>
            <text:list-item>
              <text:p text:style-name="P115"><text:s/>Суточные колебания потребления с размахом 1.692 кВт</text:p>
            </text:list-item>
            <text:list-item>
              <text:p text:style-name="P115"><text:s/>Недельная сезонность (+36.6% в выходные дни)</text:p>
            </text:list-item>
            <text:list-item>
              <text:p text:style-name="P115"><text:s/>Месячные изменения (-43.9% от зимы к лету)</text:p>
            </text:list-item>
            <text:list-item>
              <text:p text:style-name="P115"><text:s/>Выраженная автокорреляция до 7 дней</text:p>
            </text:list-item>
          </text:list>
        </text:list-item>
        <text:list-item>
          <text:p text:style-name="P114"><text:span text:style-name="Strong_20_Emphasis"><text:span text:style-name="T16">Разработана эффективная система признаков</text:span></text:span><text:span text:style-name="T17"> из 57 параметров, включающая:</text:span></text:p>
          <text:list>
            <text:list-item>
              <text:p text:style-name="P115"><text:s/>Циклическое кодирование времени</text:p>
            </text:list-item>
            <text:list-item>
              <text:p text:style-name="P115"><text:s/>Лаговые переменные на основе ACF анализа</text:p>
            </text:list-item>
            <text:list-item>
              <text:p text:style-name="P115"><text:s/>Скользящие статистики без утечек данных</text:p>
            </text:list-item>
            <text:list-item>
              <text:p text:style-name="P115"><text:s/>Признаки из суб-счетчиков потребления</text:p>
            </text:list-item>
          </text:list>
        </text:list-item>
        <text:list-item>
          <text:p text:style-name="P114"><text:span text:style-name="Strong_20_Emphasis"><text:span text:style-name="T16">Обучены и сравнены три модели</text:span></text:span><text:span text:style-name="T17"> машинного обучения, где LightGBM показала наилучшие результаты:</text:span></text:p>
          <text:list>
            <text:list-item>
              <text:p text:style-name="P115"><text:s/>MAE: 0.126 кВт (126 Вт средней ошибки)</text:p>
            </text:list-item>
            <text:list-item>
              <text:p text:style-name="P115"><text:s/>R²: 0.91<text:span text:style-name="T25">17</text:span> (91.<text:span text:style-name="T25">17</text:span>% объясненной дисперсии)</text:p>
            </text:list-item>
            <text:list-item>
              <text:p text:style-name="P115"><text:s/>Устойчивое превосходство над другими алгоритмами</text:p>
            </text:list-item>
          </text:list>
        </text:list-item>
        <text:list-item>
          <text:p text:style-name="P114"><text:span text:style-name="Strong_20_Emphasis"><text:span text:style-name="T16">Разработан интерактивный Telegram бот</text:span></text:span><text:span text:style-name="T17"> для тестирования модели, который:</text:span></text:p>
          <text:list>
            <text:list-item>
              <text:p text:style-name="P115"><text:s/>Предоставляет интуитивный интерфейс для прогнозов</text:p>
            </text:list-item>
            <text:list-item>
              <text:p text:style-name="P115"><text:s/>Визуализирует результаты с сравнением реальных данных</text:p>
            </text:list-item>
            <text:list-item>
              <text:p text:style-name="P115"><text:s/>Честно демонстрирует limitations модели</text:p>
            </text:list-item>
          </text:list>
        </text:list-item>
      </text:list>
      <text:h text:style-name="P79" text:outline-level="3"><text:soft-page-break/>Практическая значимость и перспективы развития</text:h>
      <text:p text:style-name="P23"><text:span text:style-name="Strong_20_Emphasis"><text:span text:style-name="T16">Реальный вклад работы:</text:span></text:span></text:p>
      <text:p text:style-name="P15">Несмотря на выявленные систематические ошибки, разработанная система имеет практическую ценность:</text:p>
      <text:list text:style-name="L77">
        <text:list-item>
          <text:p text:style-name="P116"><text:span text:style-name="Strong_20_Emphasis"><text:span text:style-name="T16">Для образовательных целей</text:span></text:span><text:span text:style-name="T17"> - работа представляет полноценный пример применения ML для прогнозирования временных рядов</text:span></text:p>
        </text:list-item>
        <text:list-item>
          <text:p text:style-name="P116"><text:span text:style-name="Strong_20_Emphasis"><text:span text:style-name="T16">Для энергетических компаний</text:span></text:span><text:span text:style-name="T17"> - продемонстрирован подход к созданию систем прогнозирования бытового потребления</text:span></text:p>
        </text:list-item>
        <text:list-item>
          <text:p text:style-name="P116"><text:span text:style-name="Strong_20_Emphasis"><text:span text:style-name="T16">Для дальнейших исследований</text:span></text:span><text:span text:style-name="T17"> - выявленные проблемы и предложенные решения создают основу для совершенствования модели</text:span></text:p>
        </text:list-item>
      </text:list>
      <text:p text:style-name="P23"><text:span text:style-name="Strong_20_Emphasis"><text:span text:style-name="T16">Перспективы улучшения:</text:span></text:span></text:p>
      <text:p text:style-name="P15">На основе анализа ошибок определены четкие направления для развития:</text:p>
      <text:list text:style-name="L78">
        <text:list-item>
          <text:p text:style-name="P117"><text:span text:style-name="Strong_20_Emphasis"><text:span text:style-name="T16">Непосредственные улучшения</text:span></text:span><text:span text:style-name="T17">:</text:span></text:p>
          <text:list>
            <text:list-item>
              <text:p text:style-name="P118"><text:s/>Внедрение постобработки для коррекции масштаба</text:p>
            </text:list-item>
            <text:list-item>
              <text:p text:style-name="P118"><text:s/>Балансировка важности признаков</text:p>
            </text:list-item>
            <text:list-item>
              <text:p text:style-name="P118"><text:s/>Улучшение генератора реалистичных данных</text:p>
            </text:list-item>
          </text:list>
        </text:list-item>
        <text:list-item>
          <text:p text:style-name="P117"><text:span text:style-name="Strong_20_Emphasis"><text:span text:style-name="T16">Стратегические направления</text:span></text:span><text:span text:style-name="T17">:</text:span></text:p>
          <text:list>
            <text:list-item>
              <text:p text:style-name="P118"><text:s/>Интеграция с реальными системами учета</text:p>
            </text:list-item>
            <text:list-item>
              <text:p text:style-name="P118"><text:s/>Добавление внешних факторов (погода, праздники)</text:p>
            </text:list-item>
            <text:list-item>
              <text:p text:style-name="P118"><text:s/>Эксперименты с архитектурами LSTM</text:p>
            </text:list-item>
          </text:list>
        </text:list-item>
        <text:list-item>
          <text:p text:style-name="P117"><text:span text:style-name="Strong_20_Emphasis"><text:span text:style-name="T16">Масштабирование системы</text:span></text:span><text:span text:style-name="T17">:</text:span></text:p>
          <text:list>
            <text:list-item>
              <text:p text:style-name="P118"><text:s/>Адаптация для многоквартирных домов</text:p>
            </text:list-item>
            <text:list-item>
              <text:p text:style-name="P118"><text:s/>Прогнозирование для различных типов потребителей</text:p>
            </text:list-item>
            <text:list-item>
              <text:p text:style-name="P118"><text:s/>Создание системы раннего предупреждения пиковых нагрузок</text:p>
            </text:list-item>
          </text:list>
        </text:list-item>
      </text:list>
      <text:h text:style-name="P79" text:outline-level="3">Критическая оценка limitations</text:h>
      <text:p text:style-name="P15">Важно объективно оценить limitations текущего решения:</text:p>
      <text:p text:style-name="P23"><text:span text:style-name="Strong_20_Emphasis"><text:span text:style-name="T16">Технические ограничения:</text:span></text:span></text:p>
      <text:list text:style-name="L79">
        <text:list-item>
          <text:p text:style-name="P119"><text:soft-page-break/><text:s/>Систематическое завышение прогнозов в 2-3 раза</text:p>
        </text:list-item>
        <text:list-item>
          <text:p text:style-name="P119"><text:s/>Зависимость от качества генерации признаков</text:p>
        </text:list-item>
        <text:list-item>
          <text:p text:style-name="P119"><text:s/>Ограниченность обучающих данных (только 6 месяцев)</text:p>
        </text:list-item>
      </text:list>
      <text:p text:style-name="P23"><text:span text:style-name="Strong_20_Emphasis"><text:span text:style-name="T16">Методологические ограничения:</text:span></text:span></text:p>
      <text:list text:style-name="L80">
        <text:list-item>
          <text:p text:style-name="P120"><text:s/>Использование усредненных данных вместо реальных измерений</text:p>
        </text:list-item>
        <text:list-item>
          <text:p text:style-name="P120"><text:s/>Отсутствие учета внешних факторов влияния</text:p>
        </text:list-item>
        <text:list-item>
          <text:p text:style-name="P120"><text:s/>Упрощенная модель потребительского поведения</text:p>
        </text:list-item>
      </text:list>
      <text:p text:style-name="P23"><text:span text:style-name="Strong_20_Emphasis"><text:span text:style-name="T16">Несмотря на эти ограничения</text:span></text:span><text:span text:style-name="T17">, работа демонстрирует работоспособный подход к решению сложной задачи прогнозирования энергопотребления и создает прочную основу для дальнейших улучшений.</text:span></text:p>
      <text:h text:style-name="P79" text:outline-level="3">Итоговые выводы</text:h>
      <text:list text:style-name="L81">
        <text:list-item>
          <text:p text:style-name="P121"><text:span text:style-name="Strong_20_Emphasis"><text:span text:style-name="T16"><text:s/>Гипотеза исследования подтверждена</text:span></text:span><text:span text:style-name="T17"> - методы машинного обучения эффективны для прогнозирования энергопотребления с учетом временных закономерностей</text:span></text:p>
        </text:list-item>
        <text:list-item>
          <text:p text:style-name="P121"><text:span text:style-name="Strong_20_Emphasis"><text:span text:style-name="T16"><text:s/>Достигнута основная цель</text:span></text:span><text:span text:style-name="T17"> - разработана система прогнозирования с точностью 91.2% по коэффициенту детерминации</text:span></text:p>
        </text:list-item>
        <text:list-item>
          <text:p text:style-name="P121"><text:span text:style-name="Strong_20_Emphasis"><text:span text:style-name="T16"><text:s/>Практическая реализуемость доказана</text:span></text:span><text:span text:style-name="T17"> - создан работающий прототип в виде Telegram бота</text:span></text:p>
        </text:list-item>
        <text:list-item>
          <text:p text:style-name="P121"><text:span text:style-name="Strong_20_Emphasis"><text:span text:style-name="T16"><text:s/>Выявлены направления совершенствования</text:span></text:span><text:span text:style-name="T17"> - систематические ошибки модели имеют четкие причины и пути решения</text:span></text:p>
        </text:list-item>
      </text:list>
      <text:p text:style-name="P15">Работа демонстрирует, что даже в условиях ограниченных данных и ресурсов можно создать эффективную систему прогнозирования, которая служит надежной основой для дальнейшего развития и совершенствования.</text:p>
      <text:h text:style-name="P112" text:outline-level="2">СПИСОК ИСПОЛЬЗОВАННЫХ ИСТОЧНИКОВ</text:h>
      <text:list text:style-name="L82">
        <text:list-item>
          <text:p text:style-name="P122"><text:span text:style-name="Strong_20_Emphasis"><text:span text:style-name="T16"><text:s/>Hastie, T., Tibshirani, R., &amp; Friedman, J.</text:span></text:span><text:span text:style-name="T17"> (2009). The Elements of Statistical Learning: Data Mining, Inference, and Prediction. – 745 с. – </text:span><text:span text:style-name="Emphasis"><text:span text:style-name="T17">Основы машинного обучения и статистического анализа</text:span></text:span></text:p>
        </text:list-item>
        <text:list-item>
          <text:p text:style-name="P122"><text:span text:style-name="Strong_20_Emphasis"><text:span text:style-name="T16"><text:s/>Hyndman, R. J., &amp; Athanasopoulos, G.</text:span></text:span><text:span text:style-name="T17"> (2021). Forecasting: Principles and Practice. – 438 с. – </text:span><text:span text:style-name="Emphasis"><text:span text:style-name="T17">Методы прогнозирования временных рядов</text:span></text:span></text:p>
        </text:list-item>
        <text:list-item>
          <text:p text:style-name="P122"><text:span text:style-name="Strong_20_Emphasis"><text:span text:style-name="T16"><text:s/>Géron, A.</text:span></text:span><text:span text:style-name="T17"> (2019). Hands-On Machine Learning with Scikit-Learn, Keras, and TensorFlow. – 851 с. – </text:span><text:span text:style-name="Emphasis"><text:span text:style-name="T17">Практическое применение машинного обучения</text:span></text:span></text:p>
        </text:list-item>
        <text:list-item>
          <text:p text:style-name="P122"><text:span text:style-name="Strong_20_Emphasis"><text:span text:style-name="T16"><text:s/>Brownlee, J.</text:span></text:span><text:span text:style-name="T17"> (2018). Deep Learning for Time Series Forecasting. – 562 с. – </text:span><text:span text:style-name="Emphasis"><text:span text:style-name="T17">Специализированные методы для временных рядов</text:span></text:span></text:p>
        </text:list-item>
        <text:list-item>
          <text:p text:style-name="P122"><text:span text:style-name="Strong_20_Emphasis"><text:span text:style-name="T16"><text:s/>Документация scikit-learn</text:span></text:span><text:span text:style-name="T17"> (2023). Official documentation for scikit-learn machine learning library. – </text:span><text:span text:style-name="Emphasis"><text:span text:style-name="T17">Реализация алгоритмов ML</text:span></text:span></text:p>
        </text:list-item>
        <text:list-item>
          <text:p text:style-name="P122"><text:span text:style-name="Strong_20_Emphasis"><text:span text:style-name="T16"><text:s/>Документация LightGBM</text:span></text:span><text:span text:style-name="T17"> (2023). Microsoft LightGBM official documentation. – </text:span><text:span text:style-name="Emphasis"><text:span text:style-name="T17">Градиентный бустинг для больших данных</text:span></text:span></text:p>
        </text:list-item>
        <text:list-item>
          <text:p text:style-name="P122"><text:span text:style-name="Strong_20_Emphasis"><text:span text:style-name="T16"><text:s/>UCI Machine Learning Repository</text:span></text:span><text:span text:style-name="T17"> (2023). Individual household electric power consumption dataset. – </text:span><text:span text:style-name="Emphasis"><text:span text:style-name="T17">Исходные данные для исследования</text:span></text:span></text:p>
        </text:list-item>
        <text:list-item>
          <text:p text:style-name="P122"><text:span text:style-name="Strong_20_Emphasis"><text:span text:style-name="T16"><text:s/>Telegram Bot API Documentation</text:span></text:span><text:span text:style-name="T17"> (2023). Official documentation for Telegram Bot API. – </text:span><text:span text:style-name="Emphasis"><text:span text:style-name="T17">Разработка интерфейса бота</text:span></text:span></text:p>
        </text:list-item>
        <text:list-item>
          <text:p text:style-name="P122"><text:span text:style-name="Strong_20_Emphasis"><text:span text:style-name="T16"><text:s/>Matplotlib Documentation</text:span></text:span><text:span text:style-name="T17"> (2023). Python plotting library documentation. – </text:span><text:span text:style-name="Emphasis"><text:span text:style-name="T17">Визуализация результатов</text:span></text:span></text:p>
        </text:list-item>
        <text:list-item>
          <text:p text:style-name="P122"><text:span text:style-name="Strong_20_Emphasis"><text:span text:style-name="T16"><text:s/>Pandas Documentation</text:span></text:span><text:span text:style-name="T17"> (2023). Data analysis and manipulation tool for Python. – </text:span><text:span text:style-name="Emphasis"><text:span text:style-name="T17">Обработка и анализ данных</text:span></text:span></text:p>
        </text:list-item>
      </text:list>
      <text:h text:style-name="P123" text:outline-level="2"><text:span text:style-name="Emphasis"><text:span text:style-name="T16">ПРИЛОЖЕНИЯ</text:span></text:span></text:h>
      <text:p text:style-name="P124"><text:span text:style-name="Emphasis"><text:span text:style-name="T26"/></text:span></text:p>
      <text:p text:style-name="P124"><text:span text:style-name="Emphasis"><text:span text:style-name="T27"/></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ru" fo:country="RU"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rame" style:family="graphic">
      <style:graphic-properties text:anchor-type="as-char" svg:y="0cm"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09T19:05:17.532036800</meta:creation-date>
    <dc:date>2025-10-10T05:44:33.340783300</dc:date>
    <meta:editing-duration>PT2H55M55S</meta:editing-duration>
    <meta:editing-cycles>25</meta:editing-cycles>
    <meta:generator>LibreOffice/25.2.5.2$Windows_X86_64 LibreOffice_project/03d19516eb2e1dd5d4ccd751a0d6f35f35e08022</meta:generator>
    <meta:document-statistic meta:table-count="3" meta:image-count="0" meta:object-count="0" meta:page-count="34" meta:paragraph-count="699" meta:word-count="4886" meta:character-count="36423" meta:non-whitespace-character-count="32180"/>
  </office:meta>
</office:document-meta>
</file>